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ri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1:22 PM</text:p>
          </table:table-cell>
          <table:table-cell office:value-type="string" table:style-name="ce1">
            <text:p>3200 BLOCK OF DUFFY ST SAN BERNARDINO COUNTY</text:p>
          </table:table-cell>
          <table:table-cell office:value-type="float" office:value="34.154266999999997" table:style-name="ce1">
            <text:p>34.154267</text:p>
          </table:table-cell>
          <table:table-cell office:value-type="float" office:value="-117.3441881" table:style-name="ce1">
            <text:p>-117.34418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1:24 PM</text:p>
          </table:table-cell>
          <table:table-cell office:value-type="string" table:style-name="ce1">
            <text:p>7200 BLOCK OF FAIRFAX DR SAN BERNARDINO COUNTY</text:p>
          </table:table-cell>
          <table:table-cell office:value-type="float" office:value="34.123087300000002" table:style-name="ce1">
            <text:p>34.1230873</text:p>
          </table:table-cell>
          <table:table-cell office:value-type="float" office:value="-117.2576084" table:style-name="ce1">
            <text:p>-117.25760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3:02 PM</text:p>
          </table:table-cell>
          <table:table-cell office:value-type="string" table:style-name="ce1">
            <text:p>25200 BLOCK OF ANSON ST SAN BERNARDINO COUNTY</text:p>
          </table:table-cell>
          <table:table-cell office:value-type="float" office:value="34.127769000000001" table:style-name="ce1">
            <text:p>34.127769</text:p>
          </table:table-cell>
          <table:table-cell office:value-type="float" office:value="-117.254525" table:style-name="ce1">
            <text:p>-117.254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4:33 PM</text:p>
          </table:table-cell>
          <table:table-cell office:value-type="string" table:style-name="ce1">
            <text:p>7100 BLOCK OF N BARTON ST SAN BERNARDINO COUNTY</text:p>
          </table:table-cell>
          <table:table-cell office:value-type="float" office:value="34.121164899999997" table:style-name="ce1">
            <text:p>34.1211649</text:p>
          </table:table-cell>
          <table:table-cell office:value-type="float" office:value="-117.2648903" table:style-name="ce1">
            <text:p>-117.26489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5:54 PM</text:p>
          </table:table-cell>
          <table:table-cell office:value-type="string" table:style-name="ce1">
            <text:p>8100 BLOCK OF SUNNYSIDE AVE SAN BERNARDINO COUNTY</text:p>
          </table:table-cell>
          <table:table-cell office:value-type="float" office:value="34.106443400000003" table:style-name="ce1">
            <text:p>34.1064434</text:p>
          </table:table-cell>
          <table:table-cell office:value-type="float" office:value="-117.26255519999999" table:style-name="ce1">
            <text:p>-117.26255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2:26 AM</text:p>
          </table:table-cell>
          <table:table-cell office:value-type="string" table:style-name="ce1">
            <text:p>4200 BLOCK OF N F ST SAN BERNARDINO COUNTY</text:p>
          </table:table-cell>
          <table:table-cell office:value-type="float" office:value="34.172044300000003" table:style-name="ce1">
            <text:p>34.1720443</text:p>
          </table:table-cell>
          <table:table-cell office:value-type="float" office:value="-117.30313870000001" table:style-name="ce1">
            <text:p>-117.3031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08:54 AM</text:p>
          </table:table-cell>
          <table:table-cell office:value-type="string" table:style-name="ce1">
            <text:p>24600 BLOCK OF 6TH ST SAN BERNARDINO COUNTY</text:p>
          </table:table-cell>
          <table:table-cell office:value-type="float" office:value="34.110213600000009" table:style-name="ce1">
            <text:p>34.1102136</text:p>
          </table:table-cell>
          <table:table-cell office:value-type="float" office:value="-117.2675919" table:style-name="ce1">
            <text:p>-117.2675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10:12 AM</text:p>
          </table:table-cell>
          <table:table-cell office:value-type="string" table:style-name="ce1">
            <text:p>1100 BLOCK OF W 48TH ST SAN BERNARDINO COUNTY</text:p>
          </table:table-cell>
          <table:table-cell office:value-type="float" office:value="34.171787600000002" table:style-name="ce1">
            <text:p>34.1717876</text:p>
          </table:table-cell>
          <table:table-cell office:value-type="float" office:value="-117.31239119999999" table:style-name="ce1">
            <text:p>-117.3123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12:07 PM</text:p>
          </table:table-cell>
          <table:table-cell office:value-type="string" table:style-name="ce1">
            <text:p>2000 BLOCK OF W MESA ST SAN BERNARDINO COUNTY</text:p>
          </table:table-cell>
          <table:table-cell office:value-type="float" office:value="34.140104600000001" table:style-name="ce1">
            <text:p>34.1401046</text:p>
          </table:table-cell>
          <table:table-cell office:value-type="float" office:value="-117.33568289999999" table:style-name="ce1">
            <text:p>-117.3356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2/19</text:p>
          </table:table-cell>
          <table:table-cell office:value-type="string" table:style-name="ce1">
            <text:p>12:58 AM</text:p>
          </table:table-cell>
          <table:table-cell office:value-type="string" table:style-name="ce1">
            <text:p>1900 BLOCK OF W HIGHLAND AVE SAN BERNARDINO COUNTY</text:p>
          </table:table-cell>
          <table:table-cell office:value-type="float" office:value="34.136243100000002" table:style-name="ce1">
            <text:p>34.1362431</text:p>
          </table:table-cell>
          <table:table-cell office:value-type="float" office:value="-117.3309187" table:style-name="ce1">
            <text:p>-117.3309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5:35 PM</text:p>
          </table:table-cell>
          <table:table-cell office:value-type="string" table:style-name="ce1">
            <text:p>1900 BLOCK OF W PORTER ST SAN BERNARDINO COUNTY</text:p>
          </table:table-cell>
          <table:table-cell office:value-type="float" office:value="34.141832899999997" table:style-name="ce1">
            <text:p>34.1418329</text:p>
          </table:table-cell>
          <table:table-cell office:value-type="float" office:value="-117.3311762" table:style-name="ce1">
            <text:p>-117.331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7:15 P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7:50 P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11:29 PM</text:p>
          </table:table-cell>
          <table:table-cell office:value-type="string" table:style-name="ce1">
            <text:p>2300 BLOCK OF W 3RD AVE SAN BERNARDINO COUNTY</text:p>
          </table:table-cell>
          <table:table-cell office:value-type="float" office:value="34.165125699999997" table:style-name="ce1">
            <text:p>34.1651257</text:p>
          </table:table-cell>
          <table:table-cell office:value-type="float" office:value="-117.3486147" table:style-name="ce1">
            <text:p>-117.34861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1:07 PM</text:p>
          </table:table-cell>
          <table:table-cell office:value-type="string" table:style-name="ce1">
            <text:p>1100 BLOCK OF W 41ST ST SAN BERNARDINO COUNTY</text:p>
          </table:table-cell>
          <table:table-cell office:value-type="float" office:value="34.168374800000002" table:style-name="ce1">
            <text:p>34.1683748</text:p>
          </table:table-cell>
          <table:table-cell office:value-type="float" office:value="-117.30732159999999" table:style-name="ce1">
            <text:p>-117.30732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2:20 PM</text:p>
          </table:table-cell>
          <table:table-cell office:value-type="string" table:style-name="ce1">
            <text:p>2200 BLOCK OF W KERN ST SAN BERNARDINO COUNTY</text:p>
          </table:table-cell>
          <table:table-cell office:value-type="float" office:value="34.154625199999998" table:style-name="ce1">
            <text:p>34.1546252</text:p>
          </table:table-cell>
          <table:table-cell office:value-type="float" office:value="-117.3444052" table:style-name="ce1">
            <text:p>-117.3444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4:07 PM</text:p>
          </table:table-cell>
          <table:table-cell office:value-type="string" table:style-name="ce1">
            <text:p>E HILLSIDE DR/N FAIRFAX DR SAN BERNARDINO COUNTY</text:p>
          </table:table-cell>
          <table:table-cell office:value-type="float" office:value="34.132739299999997" table:style-name="ce1">
            <text:p>34.1327393</text:p>
          </table:table-cell>
          <table:table-cell office:value-type="float" office:value="-117.25761540000001" table:style-name="ce1">
            <text:p>-117.2576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5:35 PM</text:p>
          </table:table-cell>
          <table:table-cell office:value-type="string" table:style-name="ce1">
            <text:p>1900 BLOCK OF W PORTER ST SAN BERNARDINO COUNTY</text:p>
          </table:table-cell>
          <table:table-cell office:value-type="float" office:value="34.141832899999997" table:style-name="ce1">
            <text:p>34.1418329</text:p>
          </table:table-cell>
          <table:table-cell office:value-type="float" office:value="-117.3311762" table:style-name="ce1">
            <text:p>-117.331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7:04 PM</text:p>
          </table:table-cell>
          <table:table-cell office:value-type="string" table:style-name="ce1">
            <text:p>5400 BLOCK OF N ELMWOOD RD SAN BERNARDINO COUNTY</text:p>
          </table:table-cell>
          <table:table-cell office:value-type="float" office:value="34.155809400000003" table:style-name="ce1">
            <text:p>34.1558094</text:p>
          </table:table-cell>
          <table:table-cell office:value-type="float" office:value="-117.2520727" table:style-name="ce1">
            <text:p>-117.2520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7:13 AM</text:p>
          </table:table-cell>
          <table:table-cell office:value-type="string" table:style-name="ce1">
            <text:p>24600 BLOCK OF 6TH ST SAN BERNARDINO COUNTY</text:p>
          </table:table-cell>
          <table:table-cell office:value-type="float" office:value="34.110213600000009" table:style-name="ce1">
            <text:p>34.1102136</text:p>
          </table:table-cell>
          <table:table-cell office:value-type="float" office:value="-117.2675919" table:style-name="ce1">
            <text:p>-117.2675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09:39 AM</text:p>
          </table:table-cell>
          <table:table-cell office:value-type="string" table:style-name="ce1">
            <text:p>2900 BLOCK OF N STATE ST SAN BERNARDINO COUNTY</text:p>
          </table:table-cell>
          <table:table-cell office:value-type="float" office:value="34.148944" table:style-name="ce1">
            <text:p>34.148944</text:p>
          </table:table-cell>
          <table:table-cell office:value-type="float" office:value="-117.3358721" table:style-name="ce1">
            <text:p>-117.33587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3/01/19</text:p>
          </table:table-cell>
          <table:table-cell office:value-type="string" table:style-name="ce1">
            <text:p>10:09 AM</text:p>
          </table:table-cell>
          <table:table-cell office:value-type="string" table:style-name="ce1">
            <text:p>1300 BLOCK OF E MARSHALL BLVD SAN BERNARDINO COUNTY</text:p>
          </table:table-cell>
          <table:table-cell office:value-type="float" office:value="34.149707499999998" table:style-name="ce1">
            <text:p>34.1497075</text:p>
          </table:table-cell>
          <table:table-cell office:value-type="float" office:value="-117.2582079" table:style-name="ce1">
            <text:p>-117.25820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9:14 PM</text:p>
          </table:table-cell>
          <table:table-cell office:value-type="string" table:style-name="ce1">
            <text:p>WHITLOCK AVE/5TH ST SAN BERNARDINO COUNTY</text:p>
          </table:table-cell>
          <table:table-cell office:value-type="float" office:value="34.108339899999997" table:style-name="ce1">
            <text:p>34.1083399</text:p>
          </table:table-cell>
          <table:table-cell office:value-type="float" office:value="-117.2638893" table:style-name="ce1">
            <text:p>-117.26388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12:40 PM</text:p>
          </table:table-cell>
          <table:table-cell office:value-type="string" table:style-name="ce1">
            <text:p>1100 BLOCK OF N GRAND AVE SAN BERNARDINO COUNTY</text:p>
          </table:table-cell>
          <table:table-cell office:value-type="float" office:value="34.001636099999999" table:style-name="ce1">
            <text:p>34.0016361</text:p>
          </table:table-cell>
          <table:table-cell office:value-type="float" office:value="-117.81257239999999" table:style-name="ce1">
            <text:p>-117.8125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3:54 PM</text:p>
          </table:table-cell>
          <table:table-cell office:value-type="string" table:style-name="ce1">
            <text:p>2100 BLOCK OF W KERN ST SAN BERNARDINO COUNTY</text:p>
          </table:table-cell>
          <table:table-cell office:value-type="float" office:value="34.154218499999999" table:style-name="ce1">
            <text:p>34.1542185</text:p>
          </table:table-cell>
          <table:table-cell office:value-type="float" office:value="-117.3398301" table:style-name="ce1">
            <text:p>-117.3398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4:27 PM</text:p>
          </table:table-cell>
          <table:table-cell office:value-type="string" table:style-name="ce1">
            <text:p>900 BLOCK OF W KENDALL DR SAN BERNARDINO COUNTY</text:p>
          </table:table-cell>
          <table:table-cell office:value-type="float" office:value="34.1618116" table:style-name="ce1">
            <text:p>34.1618116</text:p>
          </table:table-cell>
          <table:table-cell office:value-type="float" office:value="-117.3003233" table:style-name="ce1">
            <text:p>-117.30032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4:28 PM</text:p>
          </table:table-cell>
          <table:table-cell office:value-type="string" table:style-name="ce1">
            <text:p>5400 BLOCK OF N ELMWOOD RD SAN BERNARDINO COUNTY</text:p>
          </table:table-cell>
          <table:table-cell office:value-type="float" office:value="34.155809400000003" table:style-name="ce1">
            <text:p>34.1558094</text:p>
          </table:table-cell>
          <table:table-cell office:value-type="float" office:value="-117.2520727" table:style-name="ce1">
            <text:p>-117.2520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4:29 PM</text:p>
          </table:table-cell>
          <table:table-cell office:value-type="string" table:style-name="ce1">
            <text:p>6600 BLOCK OF MERITO AVE SAN BERNARDINO COUNTY</text:p>
          </table:table-cell>
          <table:table-cell office:value-type="float" office:value="34.134005299999998" table:style-name="ce1">
            <text:p>34.1340053</text:p>
          </table:table-cell>
          <table:table-cell office:value-type="float" office:value="-117.2478421" table:style-name="ce1">
            <text:p>-117.2478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4:43 PM</text:p>
          </table:table-cell>
          <table:table-cell office:value-type="string" table:style-name="ce1">
            <text:p>25200 BLOCK OF BESSANT ST SAN BERNARDINO COUNTY</text:p>
          </table:table-cell>
          <table:table-cell office:value-type="float" office:value="34.124620399999998" table:style-name="ce1">
            <text:p>34.1246204</text:p>
          </table:table-cell>
          <table:table-cell office:value-type="float" office:value="-117.25439950000001" table:style-name="ce1">
            <text:p>-117.25439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6:17 PM</text:p>
          </table:table-cell>
          <table:table-cell office:value-type="string" table:style-name="ce1">
            <text:p>5900 BLOCK OF N IRONWOOD ST SAN BERNARDINO COUNTY</text:p>
          </table:table-cell>
          <table:table-cell office:value-type="float" office:value="34.146720600000002" table:style-name="ce1">
            <text:p>34.1467206</text:p>
          </table:table-cell>
          <table:table-cell office:value-type="float" office:value="-117.2494693" table:style-name="ce1">
            <text:p>-117.24946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07:15 AM</text:p>
          </table:table-cell>
          <table:table-cell office:value-type="string" table:style-name="ce1">
            <text:p>25500 BLOCK OF 17TH ST SAN BERNARDINO COUNTY</text:p>
          </table:table-cell>
          <table:table-cell office:value-type="float" office:value="34.129765300000003" table:style-name="ce1">
            <text:p>34.1297653</text:p>
          </table:table-cell>
          <table:table-cell office:value-type="float" office:value="-117.2501974" table:style-name="ce1">
            <text:p>-117.25019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10:00 AM</text:p>
          </table:table-cell>
          <table:table-cell office:value-type="string" table:style-name="ce1">
            <text:p>3100 BLOCK OF DUFFY ST SAN BERNARDINO COUNTY</text:p>
          </table:table-cell>
          <table:table-cell office:value-type="float" office:value="34.152279800000002" table:style-name="ce1">
            <text:p>34.1522798</text:p>
          </table:table-cell>
          <table:table-cell office:value-type="float" office:value="-117.34427239999999" table:style-name="ce1">
            <text:p>-117.3442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10:11 AM</text:p>
          </table:table-cell>
          <table:table-cell office:value-type="string" table:style-name="ce1">
            <text:p>18800 BLOCK OF W CAJON BLVD SAN BERNARDINO COUNTY</text:p>
          </table:table-cell>
          <table:table-cell office:value-type="float" office:value="34.214776100000009" table:style-name="ce1">
            <text:p>34.2147761</text:p>
          </table:table-cell>
          <table:table-cell office:value-type="float" office:value="-117.3940455" table:style-name="ce1">
            <text:p>-117.3940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8/19</text:p>
          </table:table-cell>
          <table:table-cell office:value-type="string" table:style-name="ce1">
            <text:p>12:00 PM</text:p>
          </table:table-cell>
          <table:table-cell office:value-type="string" table:style-name="ce1">
            <text:p>4200 BLOCK OF CEDAR DR SAN BERNARDINO COUNTY</text:p>
          </table:table-cell>
          <table:table-cell office:value-type="float" office:value="34.172066800000003" table:style-name="ce1">
            <text:p>34.1720668</text:p>
          </table:table-cell>
          <table:table-cell office:value-type="float" office:value="-117.30841340000001" table:style-name="ce1">
            <text:p>-117.3084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04:59 PM</text:p>
          </table:table-cell>
          <table:table-cell office:value-type="string" table:style-name="ce1">
            <text:p>1100 BLOCK OF W 48TH ST SAN BERNARDINO COUNTY</text:p>
          </table:table-cell>
          <table:table-cell office:value-type="float" office:value="34.171787600000002" table:style-name="ce1">
            <text:p>34.1717876</text:p>
          </table:table-cell>
          <table:table-cell office:value-type="float" office:value="-117.31239119999999" table:style-name="ce1">
            <text:p>-117.3123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07:21 PM</text:p>
          </table:table-cell>
          <table:table-cell office:value-type="string" table:style-name="ce1">
            <text:p>23800 BLOCK OF PRADO LN SAN BERNARDINO COUNTY</text:p>
          </table:table-cell>
          <table:table-cell office:value-type="float" office:value="34.041383099999997" table:style-name="ce1">
            <text:p>34.0413831</text:p>
          </table:table-cell>
          <table:table-cell office:value-type="float" office:value="-117.2845324" table:style-name="ce1">
            <text:p>-117.28453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07:53 PM</text:p>
          </table:table-cell>
          <table:table-cell office:value-type="string" table:style-name="ce1">
            <text:p>5400 BLOCK OF N ELMWOOD RD SAN BERNARDINO COUNTY</text:p>
          </table:table-cell>
          <table:table-cell office:value-type="float" office:value="34.155809400000003" table:style-name="ce1">
            <text:p>34.1558094</text:p>
          </table:table-cell>
          <table:table-cell office:value-type="float" office:value="-117.2520727" table:style-name="ce1">
            <text:p>-117.2520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10:14 PM</text:p>
          </table:table-cell>
          <table:table-cell office:value-type="string" table:style-name="ce1">
            <text:p>23900 BLOCK OF PRADO LN SAN BERNARDINO COUNTY</text:p>
          </table:table-cell>
          <table:table-cell office:value-type="float" office:value="34.041491600000001" table:style-name="ce1">
            <text:p>34.0414916</text:p>
          </table:table-cell>
          <table:table-cell office:value-type="float" office:value="-117.28252519999999" table:style-name="ce1">
            <text:p>-117.28252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12:23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02:20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7/19</text:p>
          </table:table-cell>
          <table:table-cell office:value-type="string" table:style-name="ce1">
            <text:p>09:14 AM</text:p>
          </table:table-cell>
          <table:table-cell office:value-type="string" table:style-name="ce1">
            <text:p>3100 BLOCK OF DUFFY ST SAN BERNARDINO COUNTY</text:p>
          </table:table-cell>
          <table:table-cell office:value-type="float" office:value="34.152279800000002" table:style-name="ce1">
            <text:p>34.1522798</text:p>
          </table:table-cell>
          <table:table-cell office:value-type="float" office:value="-117.34427239999999" table:style-name="ce1">
            <text:p>-117.3442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08:08 PM</text:p>
          </table:table-cell>
          <table:table-cell office:value-type="string" table:style-name="ce1">
            <text:p>N STERLING AVE/E HIGHLAND AVE SAN BERNARDINO COUNTY</text:p>
          </table:table-cell>
          <table:table-cell office:value-type="float" office:value="34.135858399999996" table:style-name="ce1">
            <text:p>34.1358584</text:p>
          </table:table-cell>
          <table:table-cell office:value-type="float" office:value="-117.2436702" table:style-name="ce1">
            <text:p>-117.2436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10:39 PM</text:p>
          </table:table-cell>
          <table:table-cell office:value-type="string" table:style-name="ce1">
            <text:p>1600 BLOCK OF DEVORE RD SAN BERNARDINO COUNTY</text:p>
          </table:table-cell>
          <table:table-cell office:value-type="float" office:value="34.2251847" table:style-name="ce1">
            <text:p>34.2251847</text:p>
          </table:table-cell>
          <table:table-cell office:value-type="float" office:value="-117.40402709999999" table:style-name="ce1">
            <text:p>-117.40402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03:03 PM</text:p>
          </table:table-cell>
          <table:table-cell office:value-type="string" table:style-name="ce1">
            <text:p>3100 BLOCK OF JUNE ST SAN BERNARDINO COUNTY</text:p>
          </table:table-cell>
          <table:table-cell office:value-type="float" office:value="34.152479700000001" table:style-name="ce1">
            <text:p>34.1524797</text:p>
          </table:table-cell>
          <table:table-cell office:value-type="float" office:value="-117.3490548" table:style-name="ce1">
            <text:p>-117.34905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05:32 PM</text:p>
          </table:table-cell>
          <table:table-cell office:value-type="string" table:style-name="ce1">
            <text:p>25100 BLOCK OF PACIFIC ST SAN BERNARDINO COUNTY</text:p>
          </table:table-cell>
          <table:table-cell office:value-type="float" office:value="34.128635199999998" table:style-name="ce1">
            <text:p>34.1286352</text:p>
          </table:table-cell>
          <table:table-cell office:value-type="float" office:value="-117.2569901" table:style-name="ce1">
            <text:p>-117.25699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05:29 AM</text:p>
          </table:table-cell>
          <table:table-cell office:value-type="string" table:style-name="ce1">
            <text:p>25800 BLOCK OF 26TH ST SAN BERNARDINO COUNTY</text:p>
          </table:table-cell>
          <table:table-cell office:value-type="float" office:value="34.1397032" table:style-name="ce1">
            <text:p>34.1397032</text:p>
          </table:table-cell>
          <table:table-cell office:value-type="float" office:value="-117.2415372" table:style-name="ce1">
            <text:p>-117.24153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6/19</text:p>
          </table:table-cell>
          <table:table-cell office:value-type="string" table:style-name="ce1">
            <text:p>10:31 AM</text:p>
          </table:table-cell>
          <table:table-cell office:value-type="string" table:style-name="ce1">
            <text:p>24100 BLOCK OF 4TH ST SAN BERNARDINO COUNTY</text:p>
          </table:table-cell>
          <table:table-cell office:value-type="float" office:value="34.0772367" table:style-name="ce1">
            <text:p>34.0772367</text:p>
          </table:table-cell>
          <table:table-cell office:value-type="float" office:value="-117.5240975" table:style-name="ce1">
            <text:p>-117.52409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0:38 PM</text:p>
          </table:table-cell>
          <table:table-cell office:value-type="string" table:style-name="ce1">
            <text:p>2500 BLOCK OF W OGDEN ST SAN BERNARDINO COUNTY</text:p>
          </table:table-cell>
          <table:table-cell office:value-type="float" office:value="34.157908999999997" table:style-name="ce1">
            <text:p>34.157909</text:p>
          </table:table-cell>
          <table:table-cell office:value-type="float" office:value="-117.357342" table:style-name="ce1">
            <text:p>-117.3573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1:02 PM</text:p>
          </table:table-cell>
          <table:table-cell office:value-type="string" table:style-name="ce1">
            <text:p>5600 BLOCK OF BLYTHE AVE SAN BERNARDINO COUNTY</text:p>
          </table:table-cell>
          <table:table-cell office:value-type="float" office:value="34.1500664" table:style-name="ce1">
            <text:p>34.1500664</text:p>
          </table:table-cell>
          <table:table-cell office:value-type="float" office:value="-117.2313681" table:style-name="ce1">
            <text:p>-117.23136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1:53 PM</text:p>
          </table:table-cell>
          <table:table-cell office:value-type="string" table:style-name="ce1">
            <text:p>W DARBY ST/DUFFY ST SAN BERNARDINO COUNTY</text:p>
          </table:table-cell>
          <table:table-cell office:value-type="float" office:value="34.146975700000013" table:style-name="ce1">
            <text:p>34.1469757</text:p>
          </table:table-cell>
          <table:table-cell office:value-type="float" office:value="-117.3441918" table:style-name="ce1">
            <text:p>-117.34419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1:40 PM</text:p>
          </table:table-cell>
          <table:table-cell office:value-type="string" table:style-name="ce1">
            <text:p>3700 BLOCK OF MODESTO DR SAN BERNARDINO COUNTY</text:p>
          </table:table-cell>
          <table:table-cell office:value-type="float" office:value="34.158152100000002" table:style-name="ce1">
            <text:p>34.1581521</text:p>
          </table:table-cell>
          <table:table-cell office:value-type="float" office:value="-117.26072910000001" table:style-name="ce1">
            <text:p>-117.26072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2:36 PM</text:p>
          </table:table-cell>
          <table:table-cell office:value-type="string" table:style-name="ce1">
            <text:p>600 BLOCK OF E 3RD ST SAN BERNARDINO COUNTY</text:p>
          </table:table-cell>
          <table:table-cell office:value-type="float" office:value="34.104308799999998" table:style-name="ce1">
            <text:p>34.1043088</text:p>
          </table:table-cell>
          <table:table-cell office:value-type="float" office:value="-117.2731687" table:style-name="ce1">
            <text:p>-117.2731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3:30 PM</text:p>
          </table:table-cell>
          <table:table-cell office:value-type="string" table:style-name="ce1">
            <text:p>5900 BLOCK OF ORANGE KNOLL AVE SAN BERNARDINO COUNTY</text:p>
          </table:table-cell>
          <table:table-cell office:value-type="float" office:value="34.146359099999998" table:style-name="ce1">
            <text:p>34.1463591</text:p>
          </table:table-cell>
          <table:table-cell office:value-type="float" office:value="-117.2359393" table:style-name="ce1">
            <text:p>-117.23593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4:34 PM</text:p>
          </table:table-cell>
          <table:table-cell office:value-type="string" table:style-name="ce1">
            <text:p>1900 BLOCK OF W ADAMS ST SAN BERNARDINO COUNTY</text:p>
          </table:table-cell>
          <table:table-cell office:value-type="float" office:value="34.137846799999998" table:style-name="ce1">
            <text:p>34.1378468</text:p>
          </table:table-cell>
          <table:table-cell office:value-type="float" office:value="-117.33114879999999" table:style-name="ce1">
            <text:p>-117.33114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5:11 PM</text:p>
          </table:table-cell>
          <table:table-cell office:value-type="string" table:style-name="ce1">
            <text:p>1200 BLOCK OF E MARSHALL BLVD SAN BERNARDINO COUNTY</text:p>
          </table:table-cell>
          <table:table-cell office:value-type="float" office:value="34.1494778" table:style-name="ce1">
            <text:p>34.1494778</text:p>
          </table:table-cell>
          <table:table-cell office:value-type="float" office:value="-117.2611295" table:style-name="ce1">
            <text:p>-117.26112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5:13 PM</text:p>
          </table:table-cell>
          <table:table-cell office:value-type="string" table:style-name="ce1">
            <text:p>JUNE ST/W DARBY ST SAN BERNARDINO COUNTY</text:p>
          </table:table-cell>
          <table:table-cell office:value-type="float" office:value="34.146994999999997" table:style-name="ce1">
            <text:p>34.146995</text:p>
          </table:table-cell>
          <table:table-cell office:value-type="float" office:value="-117.34857289999999" table:style-name="ce1">
            <text:p>-117.3485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6:50 PM</text:p>
          </table:table-cell>
          <table:table-cell office:value-type="string" table:style-name="ce1">
            <text:p>3100 BLOCK OF N DEL REY DR SAN BERNARDINO COUNTY</text:p>
          </table:table-cell>
          <table:table-cell office:value-type="float" office:value="34.146765500000001" table:style-name="ce1">
            <text:p>34.1467655</text:p>
          </table:table-cell>
          <table:table-cell office:value-type="float" office:value="-117.2629486" table:style-name="ce1">
            <text:p>-117.26294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2:24 AM</text:p>
          </table:table-cell>
          <table:table-cell office:value-type="string" table:style-name="ce1">
            <text:p>GRAY ST/W 3RD AVE SAN BERNARDINO COUNTY</text:p>
          </table:table-cell>
          <table:table-cell office:value-type="float" office:value="34.165170600000003" table:style-name="ce1">
            <text:p>34.1651706</text:p>
          </table:table-cell>
          <table:table-cell office:value-type="float" office:value="-117.3605537" table:style-name="ce1">
            <text:p>-117.3605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3:39 AM</text:p>
          </table:table-cell>
          <table:table-cell office:value-type="string" table:style-name="ce1">
            <text:p>COURT ST/PINE ST SAN BERNARDINO COUNTY</text:p>
          </table:table-cell>
          <table:table-cell office:value-type="float" office:value="34.105641599999998" table:style-name="ce1">
            <text:p>34.1056416</text:p>
          </table:table-cell>
          <table:table-cell office:value-type="float" office:value="-117.2939928" table:style-name="ce1">
            <text:p>-117.29399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8:45 AM</text:p>
          </table:table-cell>
          <table:table-cell office:value-type="string" table:style-name="ce1">
            <text:p>3200 BLOCK OF DUFFY ST SAN BERNARDINO COUNTY</text:p>
          </table:table-cell>
          <table:table-cell office:value-type="float" office:value="34.154266999999997" table:style-name="ce1">
            <text:p>34.154267</text:p>
          </table:table-cell>
          <table:table-cell office:value-type="float" office:value="-117.3441881" table:style-name="ce1">
            <text:p>-117.34418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9:14 AM</text:p>
          </table:table-cell>
          <table:table-cell office:value-type="string" table:style-name="ce1">
            <text:p>25100 BLOCK OF E BASELINE ST SAN BERNARDINO COUNTY</text:p>
          </table:table-cell>
          <table:table-cell office:value-type="float" office:value="34.121325599999999" table:style-name="ce1">
            <text:p>34.1213256</text:p>
          </table:table-cell>
          <table:table-cell office:value-type="float" office:value="-117.2535142" table:style-name="ce1">
            <text:p>-117.2535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9:28 AM</text:p>
          </table:table-cell>
          <table:table-cell office:value-type="string" table:style-name="ce1">
            <text:p>2100 BLOCK OF W OGDEN ST SAN BERNARDINO COUNTY</text:p>
          </table:table-cell>
          <table:table-cell office:value-type="float" office:value="34.158803800000001" table:style-name="ce1">
            <text:p>34.1588038</text:p>
          </table:table-cell>
          <table:table-cell office:value-type="float" office:value="-117.340048" table:style-name="ce1">
            <text:p>-117.3400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0:02 AM</text:p>
          </table:table-cell>
          <table:table-cell office:value-type="string" table:style-name="ce1">
            <text:p>2200 BLOCK OF W 1ST AVE SAN BERNARDINO COUNTY</text:p>
          </table:table-cell>
          <table:table-cell office:value-type="float" office:value="34.160076400000001" table:style-name="ce1">
            <text:p>34.1600764</text:p>
          </table:table-cell>
          <table:table-cell office:value-type="float" office:value="-117.3444554" table:style-name="ce1">
            <text:p>-117.34445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1:50 AM</text:p>
          </table:table-cell>
          <table:table-cell office:value-type="string" table:style-name="ce1">
            <text:p>3800 BLOCK OF N BRONSON ST SAN BERNARDINO COUNTY</text:p>
          </table:table-cell>
          <table:table-cell office:value-type="float" office:value="34.165361699999998" table:style-name="ce1">
            <text:p>34.1653617</text:p>
          </table:table-cell>
          <table:table-cell office:value-type="float" office:value="-117.35758490000001" table:style-name="ce1">
            <text:p>-117.35758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12:39 AM</text:p>
          </table:table-cell>
          <table:table-cell office:value-type="string" table:style-name="ce1">
            <text:p>2200 BLOCK OF MALLORY ST SAN BERNARDINO COUNTY</text:p>
          </table:table-cell>
          <table:table-cell office:value-type="float" office:value="34.1433502" table:style-name="ce1">
            <text:p>34.1433502</text:p>
          </table:table-cell>
          <table:table-cell office:value-type="float" office:value="-117.34419200000001" table:style-name="ce1">
            <text:p>-117.344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5/19</text:p>
          </table:table-cell>
          <table:table-cell office:value-type="string" table:style-name="ce1">
            <text:p>02:24 AM</text:p>
          </table:table-cell>
          <table:table-cell office:value-type="string" table:style-name="ce1">
            <text:p>RESERVOIR ST/GRAY ST SAN BERNARDINO COUNTY</text:p>
          </table:table-cell>
          <table:table-cell office:value-type="float" office:value="34.165156099999997" table:style-name="ce1">
            <text:p>34.1651561</text:p>
          </table:table-cell>
          <table:table-cell office:value-type="float" office:value="-117.36272630000001" table:style-name="ce1">
            <text:p>-117.36272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7:17 PM</text:p>
          </table:table-cell>
          <table:table-cell office:value-type="string" table:style-name="ce1">
            <text:p>4000 BLOCK OF N F ST SAN BERNARDINO COUNTY</text:p>
          </table:table-cell>
          <table:table-cell office:value-type="float" office:value="34.164785100000003" table:style-name="ce1">
            <text:p>34.1647851</text:p>
          </table:table-cell>
          <table:table-cell office:value-type="float" office:value="-117.3031541" table:style-name="ce1">
            <text:p>-117.303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8:29 PM</text:p>
          </table:table-cell>
          <table:table-cell office:value-type="string" table:style-name="ce1">
            <text:p>E 19TH ST/YATES AVE SAN BERNARDINO COUNTY</text:p>
          </table:table-cell>
          <table:table-cell office:value-type="float" office:value="34.131808599999999" table:style-name="ce1">
            <text:p>34.1318086</text:p>
          </table:table-cell>
          <table:table-cell office:value-type="float" office:value="-117.2561171" table:style-name="ce1">
            <text:p>-117.2561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11:40 PM</text:p>
          </table:table-cell>
          <table:table-cell office:value-type="string" table:style-name="ce1">
            <text:p>24900 BLOCK OF E 3RD ST SAN BERNARDINO COUNTY</text:p>
          </table:table-cell>
          <table:table-cell office:value-type="float" office:value="34.105063999999999" table:style-name="ce1">
            <text:p>34.105064</text:p>
          </table:table-cell>
          <table:table-cell office:value-type="float" office:value="-117.2490232" table:style-name="ce1">
            <text:p>-117.24902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12:18 PM</text:p>
          </table:table-cell>
          <table:table-cell office:value-type="string" table:style-name="ce1">
            <text:p>900 BLOCK OF W 40TH ST SAN BERNARDINO COUNTY</text:p>
          </table:table-cell>
          <table:table-cell office:value-type="float" office:value="34.164607199999999" table:style-name="ce1">
            <text:p>34.1646072</text:p>
          </table:table-cell>
          <table:table-cell office:value-type="float" office:value="-117.3026445" table:style-name="ce1">
            <text:p>-117.30264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2:34 PM</text:p>
          </table:table-cell>
          <table:table-cell office:value-type="string" table:style-name="ce1">
            <text:p>6500 BLOCK OF ELM AVE SAN BERNARDINO COUNTY</text:p>
          </table:table-cell>
          <table:table-cell office:value-type="float" office:value="34.134928299999999" table:style-name="ce1">
            <text:p>34.1349283</text:p>
          </table:table-cell>
          <table:table-cell office:value-type="float" office:value="-117.2470667" table:style-name="ce1">
            <text:p>-117.24706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5:13 PM</text:p>
          </table:table-cell>
          <table:table-cell office:value-type="string" table:style-name="ce1">
            <text:p>4200 BLOCK OF CEDAR DR SAN BERNARDINO COUNTY</text:p>
          </table:table-cell>
          <table:table-cell office:value-type="float" office:value="34.172066800000003" table:style-name="ce1">
            <text:p>34.1720668</text:p>
          </table:table-cell>
          <table:table-cell office:value-type="float" office:value="-117.30841340000001" table:style-name="ce1">
            <text:p>-117.3084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5:58 PM</text:p>
          </table:table-cell>
          <table:table-cell office:value-type="string" table:style-name="ce1">
            <text:p>11400 BLOCK OF SAN TIMOTEO CANYON RD SAN BERNARDINO COUNTY</text:p>
          </table:table-cell>
          <table:table-cell office:value-type="float" office:value="34.047319799999997" table:style-name="ce1">
            <text:p>34.0473198</text:p>
          </table:table-cell>
          <table:table-cell office:value-type="float" office:value="-117.2193359" table:style-name="ce1">
            <text:p>-117.2193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6:01 PM</text:p>
          </table:table-cell>
          <table:table-cell office:value-type="string" table:style-name="ce1">
            <text:p>4000 BLOCK OF 1/2 N 3RD AVE SAN BERNARDINO COUNTY</text:p>
          </table:table-cell>
          <table:table-cell office:value-type="float" office:value="34.169464499999997" table:style-name="ce1">
            <text:p>34.1694645</text:p>
          </table:table-cell>
          <table:table-cell office:value-type="float" office:value="-117.3048615" table:style-name="ce1">
            <text:p>-117.3048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8:20 AM</text:p>
          </table:table-cell>
          <table:table-cell office:value-type="string" table:style-name="ce1">
            <text:p>25500 BLOCK OF PASITO ST SAN BERNARDINO COUNTY</text:p>
          </table:table-cell>
          <table:table-cell office:value-type="float" office:value="34.129358400000001" table:style-name="ce1">
            <text:p>34.1293584</text:p>
          </table:table-cell>
          <table:table-cell office:value-type="float" office:value="-117.24696179999999" table:style-name="ce1">
            <text:p>-117.2469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09:39 AM</text:p>
          </table:table-cell>
          <table:table-cell office:value-type="string" table:style-name="ce1">
            <text:p>25200 BLOCK OF FISHER ST SAN BERNARDINO COUNTY</text:p>
          </table:table-cell>
          <table:table-cell office:value-type="float" office:value="34.1261644" table:style-name="ce1">
            <text:p>34.1261644</text:p>
          </table:table-cell>
          <table:table-cell office:value-type="float" office:value="-117.2545269" table:style-name="ce1">
            <text:p>-117.25452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4/19</text:p>
          </table:table-cell>
          <table:table-cell office:value-type="string" table:style-name="ce1">
            <text:p>12:41 AM</text:p>
          </table:table-cell>
          <table:table-cell office:value-type="string" table:style-name="ce1">
            <text:p>3300 BLOCK OF JUNE ST SAN BERNARDINO COUNTY</text:p>
          </table:table-cell>
          <table:table-cell office:value-type="float" office:value="34.155579400000001" table:style-name="ce1">
            <text:p>34.1555794</text:p>
          </table:table-cell>
          <table:table-cell office:value-type="float" office:value="-117.3491147" table:style-name="ce1">
            <text:p>-117.34911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11:02 PM</text:p>
          </table:table-cell>
          <table:table-cell office:value-type="string" table:style-name="ce1">
            <text:p>7900 BLOCK OF SUNNYSIDE AVE SAN BERNARDINO COUNTY</text:p>
          </table:table-cell>
          <table:table-cell office:value-type="float" office:value="34.109903500000001" table:style-name="ce1">
            <text:p>34.1099035</text:p>
          </table:table-cell>
          <table:table-cell office:value-type="float" office:value="-117.26284099999999" table:style-name="ce1">
            <text:p>-117.2628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11:37 PM</text:p>
          </table:table-cell>
          <table:table-cell office:value-type="string" table:style-name="ce1">
            <text:p>7900 BLOCK OF SUNNYSIDE AVE SAN BERNARDINO COUNTY</text:p>
          </table:table-cell>
          <table:table-cell office:value-type="float" office:value="34.109903500000001" table:style-name="ce1">
            <text:p>34.1099035</text:p>
          </table:table-cell>
          <table:table-cell office:value-type="float" office:value="-117.26284099999999" table:style-name="ce1">
            <text:p>-117.2628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son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11:18 AM</text:p>
          </table:table-cell>
          <table:table-cell office:value-type="string" table:style-name="ce1">
            <text:p>900 BLOCK OF DEERCREST DR SAN BERNARDINO COUNTY</text:p>
          </table:table-cell>
          <table:table-cell office:value-type="float" office:value="34.234678799999998" table:style-name="ce1">
            <text:p>34.2346788</text:p>
          </table:table-cell>
          <table:table-cell office:value-type="float" office:value="-117.3971454" table:style-name="ce1">
            <text:p>-117.39714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12:30 PM</text:p>
          </table:table-cell>
          <table:table-cell office:value-type="string" table:style-name="ce1">
            <text:p>800 BLOCK OF W OLIVE ST SAN BERNARDINO COUNTY</text:p>
          </table:table-cell>
          <table:table-cell office:value-type="float" office:value="34.118642600000001" table:style-name="ce1">
            <text:p>34.1186426</text:p>
          </table:table-cell>
          <table:table-cell office:value-type="float" office:value="-117.3009115" table:style-name="ce1">
            <text:p>-117.30091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12:34 PM</text:p>
          </table:table-cell>
          <table:table-cell office:value-type="string" table:style-name="ce1">
            <text:p>5500 BLOCK OF ELM AVE SAN BERNARDINO COUNTY</text:p>
          </table:table-cell>
          <table:table-cell office:value-type="float" office:value="34.153975299999999" table:style-name="ce1">
            <text:p>34.1539753</text:p>
          </table:table-cell>
          <table:table-cell office:value-type="float" office:value="-117.2455736" table:style-name="ce1">
            <text:p>-117.24557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2:13 P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3:28 AM</text:p>
          </table:table-cell>
          <table:table-cell office:value-type="string" table:style-name="ce1">
            <text:p>W BASELINE ST/N D ST SAN BERNARDINO COUNTY</text:p>
          </table:table-cell>
          <table:table-cell office:value-type="float" office:value="34.121352000000002" table:style-name="ce1">
            <text:p>34.121352</text:p>
          </table:table-cell>
          <table:table-cell office:value-type="float" office:value="-117.29191849999999" table:style-name="ce1">
            <text:p>-117.29191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5:58 AM</text:p>
          </table:table-cell>
          <table:table-cell office:value-type="string" table:style-name="ce1">
            <text:p>3700 BLOCK OF N MOUNTAIN AVE SAN BERNARDINO COUNTY</text:p>
          </table:table-cell>
          <table:table-cell office:value-type="float" office:value="34.157590800000001" table:style-name="ce1">
            <text:p>34.1575908</text:p>
          </table:table-cell>
          <table:table-cell office:value-type="float" office:value="-117.2570312" table:style-name="ce1">
            <text:p>-117.25703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7:18 AM</text:p>
          </table:table-cell>
          <table:table-cell office:value-type="string" table:style-name="ce1">
            <text:p>5400 BLOCK OF ELM AVE SAN BERNARDINO COUNTY</text:p>
          </table:table-cell>
          <table:table-cell office:value-type="float" office:value="34.155736500000003" table:style-name="ce1">
            <text:p>34.1557365</text:p>
          </table:table-cell>
          <table:table-cell office:value-type="float" office:value="-117.2455822" table:style-name="ce1">
            <text:p>-117.24558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9:38 AM</text:p>
          </table:table-cell>
          <table:table-cell office:value-type="string" table:style-name="ce1">
            <text:p>24700 BLOCK OF MONTEREY AVE SAN BERNARDINO COUNTY</text:p>
          </table:table-cell>
          <table:table-cell office:value-type="float" office:value="34.107395400000001" table:style-name="ce1">
            <text:p>34.1073954</text:p>
          </table:table-cell>
          <table:table-cell office:value-type="float" office:value="-117.2667837" table:style-name="ce1">
            <text:p>-117.26678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9:42 AM</text:p>
          </table:table-cell>
          <table:table-cell office:value-type="string" table:style-name="ce1">
            <text:p>900 BLOCK OF W 40TH ST SAN BERNARDINO COUNTY</text:p>
          </table:table-cell>
          <table:table-cell office:value-type="float" office:value="34.164607199999999" table:style-name="ce1">
            <text:p>34.1646072</text:p>
          </table:table-cell>
          <table:table-cell office:value-type="float" office:value="-117.3026445" table:style-name="ce1">
            <text:p>-117.30264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9:45 A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3/19</text:p>
          </table:table-cell>
          <table:table-cell office:value-type="string" table:style-name="ce1">
            <text:p>02:14 A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10:10 PM</text:p>
          </table:table-cell>
          <table:table-cell office:value-type="string" table:style-name="ce1">
            <text:p>1900 BLOCK OF NOLAN ST SAN BERNARDINO COUNTY</text:p>
          </table:table-cell>
          <table:table-cell office:value-type="float" office:value="34.148841500000003" table:style-name="ce1">
            <text:p>34.1488415</text:p>
          </table:table-cell>
          <table:table-cell office:value-type="float" office:value="-117.33152" table:style-name="ce1">
            <text:p>-117.331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11:14 PM</text:p>
          </table:table-cell>
          <table:table-cell office:value-type="string" table:style-name="ce1">
            <text:p>N STATE ST/W PORTER ST SAN BERNARDINO COUNTY</text:p>
          </table:table-cell>
          <table:table-cell office:value-type="float" office:value="34.141497700000002" table:style-name="ce1">
            <text:p>34.1414977</text:p>
          </table:table-cell>
          <table:table-cell office:value-type="float" office:value="-117.3354626" table:style-name="ce1">
            <text:p>-117.33546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bbery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10:56 AM</text:p>
          </table:table-cell>
          <table:table-cell office:value-type="string" table:style-name="ce1">
            <text:p>2500 BLOCK OF N STATE ST SAN BERNARDINO COUNTY</text:p>
          </table:table-cell>
          <table:table-cell office:value-type="float" office:value="34.141515699999999" table:style-name="ce1">
            <text:p>34.1415157</text:p>
          </table:table-cell>
          <table:table-cell office:value-type="float" office:value="-117.33546269999999" table:style-name="ce1">
            <text:p>-117.3354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2:42 PM</text:p>
          </table:table-cell>
          <table:table-cell office:value-type="string" table:style-name="ce1">
            <text:p>N PERRIS HILL RD/E BASELINE ST SAN BERNARDINO COUNTY</text:p>
          </table:table-cell>
          <table:table-cell office:value-type="float" office:value="34.121326099999997" table:style-name="ce1">
            <text:p>34.1213261</text:p>
          </table:table-cell>
          <table:table-cell office:value-type="float" office:value="-117.263293" table:style-name="ce1">
            <text:p>-117.2632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4:18 PM</text:p>
          </table:table-cell>
          <table:table-cell office:value-type="string" table:style-name="ce1">
            <text:p>7000 BLOCK OF DWIGHT WAY SAN BERNARDINO COUNTY</text:p>
          </table:table-cell>
          <table:table-cell office:value-type="float" office:value="34.126800699999997" table:style-name="ce1">
            <text:p>34.1268007</text:p>
          </table:table-cell>
          <table:table-cell office:value-type="float" office:value="-117.2563057" table:style-name="ce1">
            <text:p>-117.2563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5:04 P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5:10 PM</text:p>
          </table:table-cell>
          <table:table-cell office:value-type="string" table:style-name="ce1">
            <text:p>25600 BLOCK OF 19TH ST SAN BERNARDINO COUNTY</text:p>
          </table:table-cell>
          <table:table-cell office:value-type="float" office:value="34.133152099999997" table:style-name="ce1">
            <text:p>34.1331521</text:p>
          </table:table-cell>
          <table:table-cell office:value-type="float" office:value="-117.2480573" table:style-name="ce1">
            <text:p>-117.24805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6:03 PM</text:p>
          </table:table-cell>
          <table:table-cell office:value-type="string" table:style-name="ce1">
            <text:p>4000 BLOCK OF N E ST SAN BERNARDINO COUNTY</text:p>
          </table:table-cell>
          <table:table-cell office:value-type="float" office:value="34.164800900000003" table:style-name="ce1">
            <text:p>34.1648009</text:p>
          </table:table-cell>
          <table:table-cell office:value-type="float" office:value="-117.3004725" table:style-name="ce1">
            <text:p>-117.30047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8:44 AM</text:p>
          </table:table-cell>
          <table:table-cell office:value-type="string" table:style-name="ce1">
            <text:p>5900 BLOCK OF ROGERS LN SAN BERNARDINO COUNTY</text:p>
          </table:table-cell>
          <table:table-cell office:value-type="float" office:value="34.1462158" table:style-name="ce1">
            <text:p>34.1462158</text:p>
          </table:table-cell>
          <table:table-cell office:value-type="float" office:value="-117.2406895" table:style-name="ce1">
            <text:p>-117.24068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09:26 AM</text:p>
          </table:table-cell>
          <table:table-cell office:value-type="string" table:style-name="ce1">
            <text:p>3200 BLOCK OF N GOLDEN AVE SAN BERNARDINO COUNTY</text:p>
          </table:table-cell>
          <table:table-cell office:value-type="float" office:value="34.149485800000001" table:style-name="ce1">
            <text:p>34.1494858</text:p>
          </table:table-cell>
          <table:table-cell office:value-type="float" office:value="-117.2611387" table:style-name="ce1">
            <text:p>-117.2611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2/19</text:p>
          </table:table-cell>
          <table:table-cell office:value-type="string" table:style-name="ce1">
            <text:p>12:58 AM</text:p>
          </table:table-cell>
          <table:table-cell office:value-type="string" table:style-name="ce1">
            <text:p>N GARDEN DR/N CONEJO DR SAN BERNARDINO COUNTY</text:p>
          </table:table-cell>
          <table:table-cell office:value-type="float" office:value="34.139974799999997" table:style-name="ce1">
            <text:p>34.1399748</text:p>
          </table:table-cell>
          <table:table-cell office:value-type="float" office:value="-117.2597596" table:style-name="ce1">
            <text:p>-117.2597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07:15 PM</text:p>
          </table:table-cell>
          <table:table-cell office:value-type="string" table:style-name="ce1">
            <text:p>4200 BLOCK OF CYPRESS DR SAN BERNARDINO COUNTY</text:p>
          </table:table-cell>
          <table:table-cell office:value-type="float" office:value="34.1718039" table:style-name="ce1">
            <text:p>34.1718039</text:p>
          </table:table-cell>
          <table:table-cell office:value-type="float" office:value="-117.3103301" table:style-name="ce1">
            <text:p>-117.3103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11:11 PM</text:p>
          </table:table-cell>
          <table:table-cell office:value-type="string" table:style-name="ce1">
            <text:p>W DARBY ST/N STATE ST SAN BERNARDINO COUNTY</text:p>
          </table:table-cell>
          <table:table-cell office:value-type="float" office:value="34.146937999999999" table:style-name="ce1">
            <text:p>34.146938</text:p>
          </table:table-cell>
          <table:table-cell office:value-type="float" office:value="-117.3354629" table:style-name="ce1">
            <text:p>-117.33546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12:47 PM</text:p>
          </table:table-cell>
          <table:table-cell office:value-type="string" table:style-name="ce1">
            <text:p>2300 BLOCK OF W OGDEN ST SAN BERNARDINO COUNTY</text:p>
          </table:table-cell>
          <table:table-cell office:value-type="float" office:value="34.157869099999999" table:style-name="ce1">
            <text:p>34.1578691</text:p>
          </table:table-cell>
          <table:table-cell office:value-type="float" office:value="-117.3486183" table:style-name="ce1">
            <text:p>-117.34861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01:39 PM</text:p>
          </table:table-cell>
          <table:table-cell office:value-type="string" table:style-name="ce1">
            <text:p>3300 BLOCK OF N DEL REY DR SAN BERNARDINO COUNTY</text:p>
          </table:table-cell>
          <table:table-cell office:value-type="float" office:value="34.151324099999997" table:style-name="ce1">
            <text:p>34.1513241</text:p>
          </table:table-cell>
          <table:table-cell office:value-type="float" office:value="-117.26409820000001" table:style-name="ce1">
            <text:p>-117.26409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04:01 PM</text:p>
          </table:table-cell>
          <table:table-cell office:value-type="string" table:style-name="ce1">
            <text:p>25700 BLOCK OF 26TH ST SAN BERNARDINO COUNTY</text:p>
          </table:table-cell>
          <table:table-cell office:value-type="float" office:value="34.139478799999999" table:style-name="ce1">
            <text:p>34.1394788</text:p>
          </table:table-cell>
          <table:table-cell office:value-type="float" office:value="-117.2430421" table:style-name="ce1">
            <text:p>-117.2430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05:04 PM</text:p>
          </table:table-cell>
          <table:table-cell office:value-type="string" table:style-name="ce1">
            <text:p>2600 BLOCK OF N STATE ST SAN BERNARDINO COUNTY</text:p>
          </table:table-cell>
          <table:table-cell office:value-type="float" office:value="34.143337000000002" table:style-name="ce1">
            <text:p>34.143337</text:p>
          </table:table-cell>
          <table:table-cell office:value-type="float" office:value="-117.33547710000001" table:style-name="ce1">
            <text:p>-117.3354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10:14 AM</text:p>
          </table:table-cell>
          <table:table-cell office:value-type="string" table:style-name="ce1">
            <text:p>24700 BLOCK OF COURT ST SAN BERNARDINO COUNTY</text:p>
          </table:table-cell>
          <table:table-cell office:value-type="float" office:value="34.105534200000001" table:style-name="ce1">
            <text:p>34.1055342</text:p>
          </table:table-cell>
          <table:table-cell office:value-type="float" office:value="-117.2667752" table:style-name="ce1">
            <text:p>-117.26677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21/19</text:p>
          </table:table-cell>
          <table:table-cell office:value-type="string" table:style-name="ce1">
            <text:p>12:17 AM</text:p>
          </table:table-cell>
          <table:table-cell office:value-type="string" table:style-name="ce1">
            <text:p>1100 BLOCK OF W 48TH ST SAN BERNARDINO COUNTY</text:p>
          </table:table-cell>
          <table:table-cell office:value-type="float" office:value="34.171787600000002" table:style-name="ce1">
            <text:p>34.1717876</text:p>
          </table:table-cell>
          <table:table-cell office:value-type="float" office:value="-117.31239119999999" table:style-name="ce1">
            <text:p>-117.3123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10:19 PM</text:p>
          </table:table-cell>
          <table:table-cell office:value-type="string" table:style-name="ce1">
            <text:p>3000 BLOCK OF JUNE ST SAN BERNARDINO COUNTY</text:p>
          </table:table-cell>
          <table:table-cell office:value-type="float" office:value="34.150653800000001" table:style-name="ce1">
            <text:p>34.1506538</text:p>
          </table:table-cell>
          <table:table-cell office:value-type="float" office:value="-117.34857289999999" table:style-name="ce1">
            <text:p>-117.3485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01:04 PM</text:p>
          </table:table-cell>
          <table:table-cell office:value-type="string" table:style-name="ce1">
            <text:p>24200 BLOCK OF 5TH ST SAN BERNARDINO COUNTY</text:p>
          </table:table-cell>
          <table:table-cell office:value-type="float" office:value="34.108584399999998" table:style-name="ce1">
            <text:p>34.1085844</text:p>
          </table:table-cell>
          <table:table-cell office:value-type="float" office:value="-117.2771803" table:style-name="ce1">
            <text:p>-117.27718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01:44 PM</text:p>
          </table:table-cell>
          <table:table-cell office:value-type="string" table:style-name="ce1">
            <text:p>2500 BLOCK OF W 2ND AVE SAN BERNARDINO COUNTY</text:p>
          </table:table-cell>
          <table:table-cell office:value-type="float" office:value="34.163417799999998" table:style-name="ce1">
            <text:p>34.1634178</text:p>
          </table:table-cell>
          <table:table-cell office:value-type="float" office:value="-117.357562" table:style-name="ce1">
            <text:p>-117.3575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06:11 PM</text:p>
          </table:table-cell>
          <table:table-cell office:value-type="string" table:style-name="ce1">
            <text:p>NOLAN ST/W KERN ST SAN BERNARDINO COUNTY</text:p>
          </table:table-cell>
          <table:table-cell office:value-type="float" office:value="34.155619400000013" table:style-name="ce1">
            <text:p>34.1556194</text:p>
          </table:table-cell>
          <table:table-cell office:value-type="float" office:value="-117.3376959" table:style-name="ce1">
            <text:p>-117.33769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10:13 AM</text:p>
          </table:table-cell>
          <table:table-cell office:value-type="string" table:style-name="ce1">
            <text:p>7100 BLOCK OF N BARTON ST SAN BERNARDINO COUNTY</text:p>
          </table:table-cell>
          <table:table-cell office:value-type="float" office:value="34.121164899999997" table:style-name="ce1">
            <text:p>34.1211649</text:p>
          </table:table-cell>
          <table:table-cell office:value-type="float" office:value="-117.2648903" table:style-name="ce1">
            <text:p>-117.26489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10:16 AM</text:p>
          </table:table-cell>
          <table:table-cell office:value-type="string" table:style-name="ce1">
            <text:p>N MACY ST/W DARBY ST SAN BERNARDINO COUNTY</text:p>
          </table:table-cell>
          <table:table-cell office:value-type="float" office:value="34.146958699999999" table:style-name="ce1">
            <text:p>34.1469587</text:p>
          </table:table-cell>
          <table:table-cell office:value-type="float" office:value="-117.3398292" table:style-name="ce1">
            <text:p>-117.3398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11:59 AM</text:p>
          </table:table-cell>
          <table:table-cell office:value-type="string" table:style-name="ce1">
            <text:p>5300 BLOCK OF ELM AVE SAN BERNARDINO COUNTY</text:p>
          </table:table-cell>
          <table:table-cell office:value-type="float" office:value="34.1575542" table:style-name="ce1">
            <text:p>34.1575542</text:p>
          </table:table-cell>
          <table:table-cell office:value-type="float" office:value="-117.24529699999999" table:style-name="ce1">
            <text:p>-117.245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12:02 PM</text:p>
          </table:table-cell>
          <table:table-cell office:value-type="string" table:style-name="ce1">
            <text:p>ALABAMA ST/PIONEER AVE SAN BERNARDINO COUNTY</text:p>
          </table:table-cell>
          <table:table-cell office:value-type="float" office:value="34.081198700000002" table:style-name="ce1">
            <text:p>34.0811987</text:p>
          </table:table-cell>
          <table:table-cell office:value-type="float" office:value="-117.2087568" table:style-name="ce1">
            <text:p>-117.2087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20/19</text:p>
          </table:table-cell>
          <table:table-cell office:value-type="string" table:style-name="ce1">
            <text:p>01:12 AM</text:p>
          </table:table-cell>
          <table:table-cell office:value-type="string" table:style-name="ce1">
            <text:p>25100 BLOCK OF E 18TH ST SAN BERNARDINO COUNTY</text:p>
          </table:table-cell>
          <table:table-cell office:value-type="float" office:value="34.130803299999997" table:style-name="ce1">
            <text:p>34.1308033</text:p>
          </table:table-cell>
          <table:table-cell office:value-type="float" office:value="-117.2560458" table:style-name="ce1">
            <text:p>-117.25604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8:19 P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9:46 PM</text:p>
          </table:table-cell>
          <table:table-cell office:value-type="string" table:style-name="ce1">
            <text:p>24700 BLOCK OF MONTEREY AVE SAN BERNARDINO COUNTY</text:p>
          </table:table-cell>
          <table:table-cell office:value-type="float" office:value="34.107395400000001" table:style-name="ce1">
            <text:p>34.1073954</text:p>
          </table:table-cell>
          <table:table-cell office:value-type="float" office:value="-117.2667837" table:style-name="ce1">
            <text:p>-117.26678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2:02 PM</text:p>
          </table:table-cell>
          <table:table-cell office:value-type="string" table:style-name="ce1">
            <text:p>2500 BLOCK OF W 3RD AVE SAN BERNARDINO COUNTY</text:p>
          </table:table-cell>
          <table:table-cell office:value-type="float" office:value="34.165160499999999" table:style-name="ce1">
            <text:p>34.1651605</text:p>
          </table:table-cell>
          <table:table-cell office:value-type="float" office:value="-117.35733020000001" table:style-name="ce1">
            <text:p>-117.35733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3:33 PM</text:p>
          </table:table-cell>
          <table:table-cell office:value-type="string" table:style-name="ce1">
            <text:p>4100 BLOCK OF N E ST SAN BERNARDINO COUNTY</text:p>
          </table:table-cell>
          <table:table-cell office:value-type="float" office:value="34.168245900000002" table:style-name="ce1">
            <text:p>34.1682459</text:p>
          </table:table-cell>
          <table:table-cell office:value-type="float" office:value="-117.300498" table:style-name="ce1">
            <text:p>-117.3004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4:50 AM</text:p>
          </table:table-cell>
          <table:table-cell office:value-type="string" table:style-name="ce1">
            <text:p>5600 BLOCK OF BONNIE ST SAN BERNARDINO COUNTY</text:p>
          </table:table-cell>
          <table:table-cell office:value-type="float" office:value="34.152173599999998" table:style-name="ce1">
            <text:p>34.1521736</text:p>
          </table:table-cell>
          <table:table-cell office:value-type="float" office:value="-117.2475815" table:style-name="ce1">
            <text:p>-117.24758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5:26 AM</text:p>
          </table:table-cell>
          <table:table-cell office:value-type="string" table:style-name="ce1">
            <text:p>24700 BLOCK OF 4TH ST SAN BERNARDINO COUNTY</text:p>
          </table:table-cell>
          <table:table-cell office:value-type="float" office:value="34.106463900000001" table:style-name="ce1">
            <text:p>34.1064639</text:p>
          </table:table-cell>
          <table:table-cell office:value-type="float" office:value="-117.2667762" table:style-name="ce1">
            <text:p>-117.2667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6:21 AM</text:p>
          </table:table-cell>
          <table:table-cell office:value-type="string" table:style-name="ce1">
            <text:p>4100 BLOCK OF N E ST SAN BERNARDINO COUNTY</text:p>
          </table:table-cell>
          <table:table-cell office:value-type="float" office:value="34.168245900000002" table:style-name="ce1">
            <text:p>34.1682459</text:p>
          </table:table-cell>
          <table:table-cell office:value-type="float" office:value="-117.300498" table:style-name="ce1">
            <text:p>-117.3004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06:34 AM</text:p>
          </table:table-cell>
          <table:table-cell office:value-type="string" table:style-name="ce1">
            <text:p>6700 BLOCK OF DEL ROSA DR SAN BERNARDINO COUNTY</text:p>
          </table:table-cell>
          <table:table-cell office:value-type="float" office:value="34.132252600000001" table:style-name="ce1">
            <text:p>34.1322526</text:p>
          </table:table-cell>
          <table:table-cell office:value-type="float" office:value="-117.25235960000001" table:style-name="ce1">
            <text:p>-117.2523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9/19</text:p>
          </table:table-cell>
          <table:table-cell office:value-type="string" table:style-name="ce1">
            <text:p>10:08 A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10:31 PM</text:p>
          </table:table-cell>
          <table:table-cell office:value-type="string" table:style-name="ce1">
            <text:p>6900 BLOCK OF FAIRFAX DR SAN BERNARDINO COUNTY</text:p>
          </table:table-cell>
          <table:table-cell office:value-type="float" office:value="34.128599899999998" table:style-name="ce1">
            <text:p>34.1285999</text:p>
          </table:table-cell>
          <table:table-cell office:value-type="float" office:value="-117.2573737" table:style-name="ce1">
            <text:p>-117.25737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12:35 PM</text:p>
          </table:table-cell>
          <table:table-cell office:value-type="string" table:style-name="ce1">
            <text:p>5600 BLOCK OF ELM AVE SAN BERNARDINO COUNTY</text:p>
          </table:table-cell>
          <table:table-cell office:value-type="float" office:value="34.1521458" table:style-name="ce1">
            <text:p>34.1521458</text:p>
          </table:table-cell>
          <table:table-cell office:value-type="float" office:value="-117.2452679" table:style-name="ce1">
            <text:p>-117.24526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12:59 PM</text:p>
          </table:table-cell>
          <table:table-cell office:value-type="string" table:style-name="ce1">
            <text:p>600 BLOCK OF E 3RD ST SAN BERNARDINO COUNTY</text:p>
          </table:table-cell>
          <table:table-cell office:value-type="float" office:value="34.104308799999998" table:style-name="ce1">
            <text:p>34.1043088</text:p>
          </table:table-cell>
          <table:table-cell office:value-type="float" office:value="-117.2731687" table:style-name="ce1">
            <text:p>-117.2731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3:16 PM</text:p>
          </table:table-cell>
          <table:table-cell office:value-type="string" table:style-name="ce1">
            <text:p>5600 BLOCK OF GOLONDRINA DR SAN BERNARDINO COUNTY</text:p>
          </table:table-cell>
          <table:table-cell office:value-type="float" office:value="34.152165799999999" table:style-name="ce1">
            <text:p>34.1521658</text:p>
          </table:table-cell>
          <table:table-cell office:value-type="float" office:value="-117.2462081" table:style-name="ce1">
            <text:p>-117.24620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5:35 PM</text:p>
          </table:table-cell>
          <table:table-cell office:value-type="string" table:style-name="ce1">
            <text:p>300 BLOCK OF W BASELINE ST SAN BERNARDINO COUNTY</text:p>
          </table:table-cell>
          <table:table-cell office:value-type="float" office:value="34.121346699999997" table:style-name="ce1">
            <text:p>34.1213467</text:p>
          </table:table-cell>
          <table:table-cell office:value-type="float" office:value="-117.2896846" table:style-name="ce1">
            <text:p>-117.28968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7:12 PM</text:p>
          </table:table-cell>
          <table:table-cell office:value-type="string" table:style-name="ce1">
            <text:p>6700 BLOCK OF DEL ROSA DR SAN BERNARDINO COUNTY</text:p>
          </table:table-cell>
          <table:table-cell office:value-type="float" office:value="34.132252600000001" table:style-name="ce1">
            <text:p>34.1322526</text:p>
          </table:table-cell>
          <table:table-cell office:value-type="float" office:value="-117.25235960000001" table:style-name="ce1">
            <text:p>-117.2523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9:35 AM</text:p>
          </table:table-cell>
          <table:table-cell office:value-type="string" table:style-name="ce1">
            <text:p>11400 BLOCK OF NEW JERSEY ST SAN BERNARDINO COUNTY</text:p>
          </table:table-cell>
          <table:table-cell office:value-type="float" office:value="34.046923300000003" table:style-name="ce1">
            <text:p>34.0469233</text:p>
          </table:table-cell>
          <table:table-cell office:value-type="float" office:value="-117.2219599" table:style-name="ce1">
            <text:p>-117.22195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9:35 AM</text:p>
          </table:table-cell>
          <table:table-cell office:value-type="string" table:style-name="ce1">
            <text:p>6200 BLOCK OF ARGYLE AVE SAN BERNARDINO COUNTY</text:p>
          </table:table-cell>
          <table:table-cell office:value-type="float" office:value="34.141304099999999" table:style-name="ce1">
            <text:p>34.1413041</text:p>
          </table:table-cell>
          <table:table-cell office:value-type="float" office:value="-117.243078" table:style-name="ce1">
            <text:p>-117.2430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09:56 AM</text:p>
          </table:table-cell>
          <table:table-cell office:value-type="string" table:style-name="ce1">
            <text:p>3500 BLOCK OF BRONSON ST SAN BERNARDINO COUNTY</text:p>
          </table:table-cell>
          <table:table-cell office:value-type="float" office:value="34.159891199999997" table:style-name="ce1">
            <text:p>34.1598912</text:p>
          </table:table-cell>
          <table:table-cell office:value-type="float" office:value="-117.35729619999999" table:style-name="ce1">
            <text:p>-117.357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12:10 AM</text:p>
          </table:table-cell>
          <table:table-cell office:value-type="string" table:style-name="ce1">
            <text:p>5300 BLOCK OF NEWBURY AVE SAN BERNARDINO COUNTY</text:p>
          </table:table-cell>
          <table:table-cell office:value-type="float" office:value="34.1575481" table:style-name="ce1">
            <text:p>34.1575481</text:p>
          </table:table-cell>
          <table:table-cell office:value-type="float" office:value="-117.2443828" table:style-name="ce1">
            <text:p>-117.24438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8/19</text:p>
          </table:table-cell>
          <table:table-cell office:value-type="string" table:style-name="ce1">
            <text:p>12:57 AM</text:p>
          </table:table-cell>
          <table:table-cell office:value-type="string" table:style-name="ce1">
            <text:p>24500 BLOCK OF COURT ST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7/19</text:p>
          </table:table-cell>
          <table:table-cell office:value-type="string" table:style-name="ce1">
            <text:p>08:35 PM</text:p>
          </table:table-cell>
          <table:table-cell office:value-type="string" table:style-name="ce1">
            <text:p>6900 BLOCK OF FAIRFAX DR SAN BERNARDINO COUNTY</text:p>
          </table:table-cell>
          <table:table-cell office:value-type="float" office:value="34.128599899999998" table:style-name="ce1">
            <text:p>34.1285999</text:p>
          </table:table-cell>
          <table:table-cell office:value-type="float" office:value="-117.2573737" table:style-name="ce1">
            <text:p>-117.25737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7/19</text:p>
          </table:table-cell>
          <table:table-cell office:value-type="string" table:style-name="ce1">
            <text:p>09:27 PM</text:p>
          </table:table-cell>
          <table:table-cell office:value-type="string" table:style-name="ce1">
            <text:p>26700 BLOCK OF BARTON RD SAN BERNARDINO COUNTY</text:p>
          </table:table-cell>
          <table:table-cell office:value-type="float" office:value="34.048292199999999" table:style-name="ce1">
            <text:p>34.0482922</text:p>
          </table:table-cell>
          <table:table-cell office:value-type="float" office:value="-117.22171659999999" table:style-name="ce1">
            <text:p>-117.2217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7/19</text:p>
          </table:table-cell>
          <table:table-cell office:value-type="string" table:style-name="ce1">
            <text:p>09:57 PM</text:p>
          </table:table-cell>
          <table:table-cell office:value-type="string" table:style-name="ce1">
            <text:p>3300 BLOCK OF N DEL REY DR SAN BERNARDINO COUNTY</text:p>
          </table:table-cell>
          <table:table-cell office:value-type="float" office:value="34.151324099999997" table:style-name="ce1">
            <text:p>34.1513241</text:p>
          </table:table-cell>
          <table:table-cell office:value-type="float" office:value="-117.26409820000001" table:style-name="ce1">
            <text:p>-117.26409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7/19</text:p>
          </table:table-cell>
          <table:table-cell office:value-type="string" table:style-name="ce1">
            <text:p>03:06 P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17/19</text:p>
          </table:table-cell>
          <table:table-cell office:value-type="string" table:style-name="ce1">
            <text:p>11:50 AM</text:p>
          </table:table-cell>
          <table:table-cell office:value-type="string" table:style-name="ce1">
            <text:p>5800 BLOCK OF MERITO AVE SAN BERNARDINO COUNTY</text:p>
          </table:table-cell>
          <table:table-cell office:value-type="float" office:value="34.148642899999999" table:style-name="ce1">
            <text:p>34.1486429</text:p>
          </table:table-cell>
          <table:table-cell office:value-type="float" office:value="-117.24719589999999" table:style-name="ce1">
            <text:p>-117.24719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7:11 PM</text:p>
          </table:table-cell>
          <table:table-cell office:value-type="string" table:style-name="ce1">
            <text:p>24600 BLOCK OF 4TH ST SAN BERNARDINO COUNTY</text:p>
          </table:table-cell>
          <table:table-cell office:value-type="float" office:value="34.106462200000003" table:style-name="ce1">
            <text:p>34.1064622</text:p>
          </table:table-cell>
          <table:table-cell office:value-type="float" office:value="-117.2689171" table:style-name="ce1">
            <text:p>-117.2689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7:58 PM</text:p>
          </table:table-cell>
          <table:table-cell office:value-type="string" table:style-name="ce1">
            <text:p>900 BLOCK OF W F ST SAN BERNARDINO COUNTY</text:p>
          </table:table-cell>
          <table:table-cell office:value-type="float" office:value="34.069701700000003" table:style-name="ce1">
            <text:p>34.0697017</text:p>
          </table:table-cell>
          <table:table-cell office:value-type="float" office:value="-117.6653962" table:style-name="ce1">
            <text:p>-117.6653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8:20 PM</text:p>
          </table:table-cell>
          <table:table-cell office:value-type="string" table:style-name="ce1">
            <text:p>7000 BLOCK OF N BARTON ST SAN BERNARDINO COUNTY</text:p>
          </table:table-cell>
          <table:table-cell office:value-type="float" office:value="34.121124000000002" table:style-name="ce1">
            <text:p>34.121124</text:p>
          </table:table-cell>
          <table:table-cell office:value-type="float" office:value="-117.2648904" table:style-name="ce1">
            <text:p>-117.26489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8:40 PM</text:p>
          </table:table-cell>
          <table:table-cell office:value-type="string" table:style-name="ce1">
            <text:p>24800 BLOCK OF 4TH ST SAN BERNARDINO COUNTY</text:p>
          </table:table-cell>
          <table:table-cell office:value-type="float" office:value="34.106460499999997" table:style-name="ce1">
            <text:p>34.1064605</text:p>
          </table:table-cell>
          <table:table-cell office:value-type="float" office:value="-117.26389500000001" table:style-name="ce1">
            <text:p>-117.2638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2:26 PM</text:p>
          </table:table-cell>
          <table:table-cell office:value-type="string" table:style-name="ce1">
            <text:p>N STATE ST/NOLAN ST SAN BERNARDINO COUNTY</text:p>
          </table:table-cell>
          <table:table-cell office:value-type="float" office:value="34.152538499999999" table:style-name="ce1">
            <text:p>34.1525385</text:p>
          </table:table-cell>
          <table:table-cell office:value-type="float" office:value="-117.3355261" table:style-name="ce1">
            <text:p>-117.3355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2:50 PM</text:p>
          </table:table-cell>
          <table:table-cell office:value-type="string" table:style-name="ce1">
            <text:p>2300 BLOCK OF W 2ND AVE SAN BERNARDINO COUNTY</text:p>
          </table:table-cell>
          <table:table-cell office:value-type="float" office:value="34.163427899999988" table:style-name="ce1">
            <text:p>34.1634279</text:p>
          </table:table-cell>
          <table:table-cell office:value-type="float" office:value="-117.34890849999999" table:style-name="ce1">
            <text:p>-117.3489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2:52 PM</text:p>
          </table:table-cell>
          <table:table-cell office:value-type="string" table:style-name="ce1">
            <text:p>0 FRST/2N30 FRST SAN BERNARDINO COUNTY</text:p>
          </table:table-cell>
          <table:table-cell office:value-type="float" office:value="34.105338199999998" table:style-name="ce1">
            <text:p>34.1053382</text:p>
          </table:table-cell>
          <table:table-cell office:value-type="float" office:value="-117.2261652" table:style-name="ce1">
            <text:p>-117.2261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5:03 PM</text:p>
          </table:table-cell>
          <table:table-cell office:value-type="string" table:style-name="ce1">
            <text:p>3200 BLOCK OF VERMONT ST SAN BERNARDINO COUNTY</text:p>
          </table:table-cell>
          <table:table-cell office:value-type="float" office:value="34.154301599999997" table:style-name="ce1">
            <text:p>34.1543016</text:p>
          </table:table-cell>
          <table:table-cell office:value-type="float" office:value="-117.3529374" table:style-name="ce1">
            <text:p>-117.35293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5:08 PM</text:p>
          </table:table-cell>
          <table:table-cell office:value-type="string" table:style-name="ce1">
            <text:p>2200 BLOCK OF W 3RD AVE SAN BERNARDINO COUNTY</text:p>
          </table:table-cell>
          <table:table-cell office:value-type="float" office:value="34.1651107" table:style-name="ce1">
            <text:p>34.1651107</text:p>
          </table:table-cell>
          <table:table-cell office:value-type="float" office:value="-117.3442386" table:style-name="ce1">
            <text:p>-117.34423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5:53 PM</text:p>
          </table:table-cell>
          <table:table-cell office:value-type="string" table:style-name="ce1">
            <text:p>5300 BLOCK OF ELM AVE SAN BERNARDINO COUNTY</text:p>
          </table:table-cell>
          <table:table-cell office:value-type="float" office:value="34.1575542" table:style-name="ce1">
            <text:p>34.1575542</text:p>
          </table:table-cell>
          <table:table-cell office:value-type="float" office:value="-117.24529699999999" table:style-name="ce1">
            <text:p>-117.245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06:32 AM</text:p>
          </table:table-cell>
          <table:table-cell office:value-type="string" table:style-name="ce1">
            <text:p>6500 BLOCK OF PRADERA AVE SAN BERNARDINO COUNTY</text:p>
          </table:table-cell>
          <table:table-cell office:value-type="float" office:value="34.134451900000002" table:style-name="ce1">
            <text:p>34.1344519</text:p>
          </table:table-cell>
          <table:table-cell office:value-type="float" office:value="-117.24647059999999" table:style-name="ce1">
            <text:p>-117.24647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1:04 AM</text:p>
          </table:table-cell>
          <table:table-cell office:value-type="string" table:style-name="ce1">
            <text:p>4100 BLOCK OF N F ST SAN BERNARDINO COUNTY</text:p>
          </table:table-cell>
          <table:table-cell office:value-type="float" office:value="34.168229799999999" table:style-name="ce1">
            <text:p>34.1682298</text:p>
          </table:table-cell>
          <table:table-cell office:value-type="float" office:value="-117.3026777" table:style-name="ce1">
            <text:p>-117.3026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2:05 AM</text:p>
          </table:table-cell>
          <table:table-cell office:value-type="string" table:style-name="ce1">
            <text:p>5900 BLOCK OF ELMWOOD RD SAN BERNARDINO COUNTY</text:p>
          </table:table-cell>
          <table:table-cell office:value-type="float" office:value="34.146723799999997" table:style-name="ce1">
            <text:p>34.1467238</text:p>
          </table:table-cell>
          <table:table-cell office:value-type="float" office:value="-117.2514631" table:style-name="ce1">
            <text:p>-117.25146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6/19</text:p>
          </table:table-cell>
          <table:table-cell office:value-type="string" table:style-name="ce1">
            <text:p>12:16 AM</text:p>
          </table:table-cell>
          <table:table-cell office:value-type="string" table:style-name="ce1">
            <text:p>1000 BLOCK OF E PACIFIC ST SAN BERNARDINO COUNTY</text:p>
          </table:table-cell>
          <table:table-cell office:value-type="float" office:value="34.128646799999999" table:style-name="ce1">
            <text:p>34.1286468</text:p>
          </table:table-cell>
          <table:table-cell office:value-type="float" office:value="-117.26564569999999" table:style-name="ce1">
            <text:p>-117.26564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6:53 PM</text:p>
          </table:table-cell>
          <table:table-cell office:value-type="string" table:style-name="ce1">
            <text:p>8300 BLOCK OF STATE HWY 138 SAN BERNARDINO COUNTY</text:p>
          </table:table-cell>
          <table:table-cell office:value-type="float" office:value="34.317860199999998" table:style-name="ce1">
            <text:p>34.3178602</text:p>
          </table:table-cell>
          <table:table-cell office:value-type="float" office:value="-117.37051" table:style-name="ce1">
            <text:p>-117.370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7:40 PM</text:p>
          </table:table-cell>
          <table:table-cell office:value-type="string" table:style-name="ce1">
            <text:p>3000 BLOCK OF JUNE ST SAN BERNARDINO COUNTY</text:p>
          </table:table-cell>
          <table:table-cell office:value-type="float" office:value="34.150653800000001" table:style-name="ce1">
            <text:p>34.1506538</text:p>
          </table:table-cell>
          <table:table-cell office:value-type="float" office:value="-117.34857289999999" table:style-name="ce1">
            <text:p>-117.3485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9:40 PM</text:p>
          </table:table-cell>
          <table:table-cell office:value-type="string" table:style-name="ce1">
            <text:p>2100 BLOCK OF W BLAKE ST SAN BERNARDINO COUNTY</text:p>
          </table:table-cell>
          <table:table-cell office:value-type="float" office:value="34.150575199999999" table:style-name="ce1">
            <text:p>34.1505752</text:p>
          </table:table-cell>
          <table:table-cell office:value-type="float" office:value="-117.339882" table:style-name="ce1">
            <text:p>-117.3398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2:53 PM</text:p>
          </table:table-cell>
          <table:table-cell office:value-type="string" table:style-name="ce1">
            <text:p>W PORTER ST/N MACY ST SAN BERNARDINO COUNTY</text:p>
          </table:table-cell>
          <table:table-cell office:value-type="float" office:value="34.141520100000001" table:style-name="ce1">
            <text:p>34.1415201</text:p>
          </table:table-cell>
          <table:table-cell office:value-type="float" office:value="-117.339831" table:style-name="ce1">
            <text:p>-117.339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3:53 PM</text:p>
          </table:table-cell>
          <table:table-cell office:value-type="string" table:style-name="ce1">
            <text:p>6800 BLOCK OF SERENA ST SAN BERNARDINO COUNTY</text:p>
          </table:table-cell>
          <table:table-cell office:value-type="float" office:value="34.130275500000003" table:style-name="ce1">
            <text:p>34.1302755</text:p>
          </table:table-cell>
          <table:table-cell office:value-type="float" office:value="-117.2456363" table:style-name="ce1">
            <text:p>-117.24563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3:55 PM</text:p>
          </table:table-cell>
          <table:table-cell office:value-type="string" table:style-name="ce1">
            <text:p>25600 BLOCK OF PASITO ST SAN BERNARDINO COUNTY</text:p>
          </table:table-cell>
          <table:table-cell office:value-type="float" office:value="34.129326300000002" table:style-name="ce1">
            <text:p>34.1293263</text:p>
          </table:table-cell>
          <table:table-cell office:value-type="float" office:value="-117.2459113" table:style-name="ce1">
            <text:p>-117.24591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5/19</text:p>
          </table:table-cell>
          <table:table-cell office:value-type="string" table:style-name="ce1">
            <text:p>04:10 PM</text:p>
          </table:table-cell>
          <table:table-cell office:value-type="string" table:style-name="ce1">
            <text:p>5600 BLOCK OF GOLONDRINA DR SAN BERNARDINO COUNTY</text:p>
          </table:table-cell>
          <table:table-cell office:value-type="float" office:value="34.152165799999999" table:style-name="ce1">
            <text:p>34.1521658</text:p>
          </table:table-cell>
          <table:table-cell office:value-type="float" office:value="-117.2462081" table:style-name="ce1">
            <text:p>-117.24620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06:06 PM</text:p>
          </table:table-cell>
          <table:table-cell office:value-type="string" table:style-name="ce1">
            <text:p>6700 BLOCK OF MERITO AVE SAN BERNARDINO COUNTY</text:p>
          </table:table-cell>
          <table:table-cell office:value-type="float" office:value="34.132072200000003" table:style-name="ce1">
            <text:p>34.1320722</text:p>
          </table:table-cell>
          <table:table-cell office:value-type="float" office:value="-117.24661159999999" table:style-name="ce1">
            <text:p>-117.24661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07:16 PM</text:p>
          </table:table-cell>
          <table:table-cell office:value-type="string" table:style-name="ce1">
            <text:p>W 48TH ST/N H ST SAN BERNARDINO COUNTY</text:p>
          </table:table-cell>
          <table:table-cell office:value-type="float" office:value="34.171869000000001" table:style-name="ce1">
            <text:p>34.171869</text:p>
          </table:table-cell>
          <table:table-cell office:value-type="float" office:value="-117.3005051" table:style-name="ce1">
            <text:p>-117.30050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09:41 PM</text:p>
          </table:table-cell>
          <table:table-cell office:value-type="string" table:style-name="ce1">
            <text:p>3100 BLOCK OF N MACY ST SAN BERNARDINO COUNTY</text:p>
          </table:table-cell>
          <table:table-cell office:value-type="float" office:value="34.152308099999999" table:style-name="ce1">
            <text:p>34.1523081</text:p>
          </table:table-cell>
          <table:table-cell office:value-type="float" office:value="-117.34022450000001" table:style-name="ce1">
            <text:p>-117.34022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04:13 PM</text:p>
          </table:table-cell>
          <table:table-cell office:value-type="string" table:style-name="ce1">
            <text:p>E 11TH ST/N BOBBETT DR SAN BERNARDINO COUNTY</text:p>
          </table:table-cell>
          <table:table-cell office:value-type="float" office:value="34.119514799999997" table:style-name="ce1">
            <text:p>34.1195148</text:p>
          </table:table-cell>
          <table:table-cell office:value-type="float" office:value="-117.2787857" table:style-name="ce1">
            <text:p>-117.27878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10:03 AM</text:p>
          </table:table-cell>
          <table:table-cell office:value-type="string" table:style-name="ce1">
            <text:p>600 BLOCK OF W 41ST ST SAN BERNARDINO COUNTY</text:p>
          </table:table-cell>
          <table:table-cell office:value-type="float" office:value="34.168445499999997" table:style-name="ce1">
            <text:p>34.1684455</text:p>
          </table:table-cell>
          <table:table-cell office:value-type="float" office:value="-117.29641169999999" table:style-name="ce1">
            <text:p>-117.2964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10:58 AM</text:p>
          </table:table-cell>
          <table:table-cell office:value-type="string" table:style-name="ce1">
            <text:p>N STATE ST/NOLAN ST SAN BERNARDINO COUNTY</text:p>
          </table:table-cell>
          <table:table-cell office:value-type="float" office:value="34.152538499999999" table:style-name="ce1">
            <text:p>34.1525385</text:p>
          </table:table-cell>
          <table:table-cell office:value-type="float" office:value="-117.3355261" table:style-name="ce1">
            <text:p>-117.3355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14/19</text:p>
          </table:table-cell>
          <table:table-cell office:value-type="string" table:style-name="ce1">
            <text:p>01:15 AM</text:p>
          </table:table-cell>
          <table:table-cell office:value-type="string" table:style-name="ce1">
            <text:p>1000 BLOCK OF W H ST SAN BERNARDINO COUNTY</text:p>
          </table:table-cell>
          <table:table-cell office:value-type="float" office:value="34.069550800000002" table:style-name="ce1">
            <text:p>34.0695508</text:p>
          </table:table-cell>
          <table:table-cell office:value-type="float" office:value="-117.3393556" table:style-name="ce1">
            <text:p>-117.3393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9:49 PM</text:p>
          </table:table-cell>
          <table:table-cell office:value-type="string" table:style-name="ce1">
            <text:p>700 BLOCK OF W 40TH ST SAN BERNARDINO COUNTY</text:p>
          </table:table-cell>
          <table:table-cell office:value-type="float" office:value="34.165033399999999" table:style-name="ce1">
            <text:p>34.1650334</text:p>
          </table:table-cell>
          <table:table-cell office:value-type="float" office:value="-117.2989333" table:style-name="ce1">
            <text:p>-117.2989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1:03 PM</text:p>
          </table:table-cell>
          <table:table-cell office:value-type="string" table:style-name="ce1">
            <text:p>1300 BLOCK OF E MARSHALL BLVD SAN BERNARDINO COUNTY</text:p>
          </table:table-cell>
          <table:table-cell office:value-type="float" office:value="34.149707499999998" table:style-name="ce1">
            <text:p>34.1497075</text:p>
          </table:table-cell>
          <table:table-cell office:value-type="float" office:value="-117.2582079" table:style-name="ce1">
            <text:p>-117.25820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1:45 PM</text:p>
          </table:table-cell>
          <table:table-cell office:value-type="string" table:style-name="ce1">
            <text:p>N DEL ROSA AVE/E PUMALO ST SAN BERNARDINO COUNTY</text:p>
          </table:table-cell>
          <table:table-cell office:value-type="float" office:value="34.149468000000013" table:style-name="ce1">
            <text:p>34.149468</text:p>
          </table:table-cell>
          <table:table-cell office:value-type="float" office:value="-117.2524269" table:style-name="ce1">
            <text:p>-117.25242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2:30 PM</text:p>
          </table:table-cell>
          <table:table-cell office:value-type="string" table:style-name="ce1">
            <text:p>2000 BLOCK OF N DEL ROSA AVE SAN BERNARDINO COUNTY</text:p>
          </table:table-cell>
          <table:table-cell office:value-type="float" office:value="34.134006300000003" table:style-name="ce1">
            <text:p>34.1340063</text:p>
          </table:table-cell>
          <table:table-cell office:value-type="float" office:value="-117.2527521" table:style-name="ce1">
            <text:p>-117.2527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3:07 PM</text:p>
          </table:table-cell>
          <table:table-cell office:value-type="string" table:style-name="ce1">
            <text:p>1300 BLOCK OF N WATERMAN AVE SAN BERNARDINO COUNTY</text:p>
          </table:table-cell>
          <table:table-cell office:value-type="float" office:value="34.123381700000003" table:style-name="ce1">
            <text:p>34.1233817</text:p>
          </table:table-cell>
          <table:table-cell office:value-type="float" office:value="-117.2787798" table:style-name="ce1">
            <text:p>-117.2787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3:10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3:54 PM</text:p>
          </table:table-cell>
          <table:table-cell office:value-type="string" table:style-name="ce1">
            <text:p>8100 BLOCK OF TIPPECANOE AVE SAN BERNARDINO COUNTY</text:p>
          </table:table-cell>
          <table:table-cell office:value-type="float" office:value="34.106460200000001" table:style-name="ce1">
            <text:p>34.1064602</text:p>
          </table:table-cell>
          <table:table-cell office:value-type="float" office:value="-117.2610241" table:style-name="ce1">
            <text:p>-117.26102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4:19 AM</text:p>
          </table:table-cell>
          <table:table-cell office:value-type="string" table:style-name="ce1">
            <text:p>6700 BLOCK OF DEL ROSA AVE SAN BERNARDINO COUNTY</text:p>
          </table:table-cell>
          <table:table-cell office:value-type="float" office:value="34.132252100000002" table:style-name="ce1">
            <text:p>34.1322521</text:p>
          </table:table-cell>
          <table:table-cell office:value-type="float" office:value="-117.2519504" table:style-name="ce1">
            <text:p>-117.25195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8:21 AM</text:p>
          </table:table-cell>
          <table:table-cell office:value-type="string" table:style-name="ce1">
            <text:p>19700 BLOCK OF W CAJON BLVD SAN BERNARDINO COUNTY</text:p>
          </table:table-cell>
          <table:table-cell office:value-type="float" office:value="34.197116399999999" table:style-name="ce1">
            <text:p>34.1971164</text:p>
          </table:table-cell>
          <table:table-cell office:value-type="float" office:value="-117.3749523" table:style-name="ce1">
            <text:p>-117.37495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8:22 AM</text:p>
          </table:table-cell>
          <table:table-cell office:value-type="string" table:style-name="ce1">
            <text:p>25700 BLOCK OF AVALON AVE SAN BERNARDINO COUNTY</text:p>
          </table:table-cell>
          <table:table-cell office:value-type="float" office:value="34.1462474" table:style-name="ce1">
            <text:p>34.1462474</text:p>
          </table:table-cell>
          <table:table-cell office:value-type="float" office:value="-117.2426693" table:style-name="ce1">
            <text:p>-117.24266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08:29 AM</text:p>
          </table:table-cell>
          <table:table-cell office:value-type="string" table:style-name="ce1">
            <text:p>4200 BLOCK OF CEDAR DR SAN BERNARDINO COUNTY</text:p>
          </table:table-cell>
          <table:table-cell office:value-type="float" office:value="34.172066800000003" table:style-name="ce1">
            <text:p>34.1720668</text:p>
          </table:table-cell>
          <table:table-cell office:value-type="float" office:value="-117.30841340000001" table:style-name="ce1">
            <text:p>-117.3084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11:11 A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3/19</text:p>
          </table:table-cell>
          <table:table-cell office:value-type="string" table:style-name="ce1">
            <text:p>11:21 AM</text:p>
          </table:table-cell>
          <table:table-cell office:value-type="string" table:style-name="ce1">
            <text:p>2100 BLOCK OF W DARBY ST SAN BERNARDINO COUNTY</text:p>
          </table:table-cell>
          <table:table-cell office:value-type="float" office:value="34.1469588" table:style-name="ce1">
            <text:p>34.1469588</text:p>
          </table:table-cell>
          <table:table-cell office:value-type="float" office:value="-117.33987279999999" table:style-name="ce1">
            <text:p>-117.33987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7:31 PM</text:p>
          </table:table-cell>
          <table:table-cell office:value-type="string" table:style-name="ce1">
            <text:p>24600 BLOCK OF 4TH ST SAN BERNARDINO COUNTY</text:p>
          </table:table-cell>
          <table:table-cell office:value-type="float" office:value="34.106462200000003" table:style-name="ce1">
            <text:p>34.1064622</text:p>
          </table:table-cell>
          <table:table-cell office:value-type="float" office:value="-117.2689171" table:style-name="ce1">
            <text:p>-117.2689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7:57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11:04 PM</text:p>
          </table:table-cell>
          <table:table-cell office:value-type="string" table:style-name="ce1">
            <text:p>4000 BLOCK OF COTTAGE DR SAN BERNARDINO COUNTY</text:p>
          </table:table-cell>
          <table:table-cell office:value-type="float" office:value="34.164655500000002" table:style-name="ce1">
            <text:p>34.1646555</text:p>
          </table:table-cell>
          <table:table-cell office:value-type="float" office:value="-117.297185" table:style-name="ce1">
            <text:p>-117.2971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1:10 PM</text:p>
          </table:table-cell>
          <table:table-cell office:value-type="string" table:style-name="ce1">
            <text:p>1900 BLOCK OF W HIGHLAND AVE SAN BERNARDINO COUNTY</text:p>
          </table:table-cell>
          <table:table-cell office:value-type="float" office:value="34.136243100000002" table:style-name="ce1">
            <text:p>34.1362431</text:p>
          </table:table-cell>
          <table:table-cell office:value-type="float" office:value="-117.3309187" table:style-name="ce1">
            <text:p>-117.3309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5:10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6:00 PM</text:p>
          </table:table-cell>
          <table:table-cell office:value-type="string" table:style-name="ce1">
            <text:p>FERN LN/RECHE CANYON SAN BERNARDINO COUNTY</text:p>
          </table:table-cell>
          <table:table-cell office:value-type="float" office:value="34.028720200000002" table:style-name="ce1">
            <text:p>34.0287202</text:p>
          </table:table-cell>
          <table:table-cell office:value-type="float" office:value="-117.2799297" table:style-name="ce1">
            <text:p>-117.2799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6:28 PM</text:p>
          </table:table-cell>
          <table:table-cell office:value-type="string" table:style-name="ce1">
            <text:p>3100 BLOCK OF N GOLDEN AVE SAN BERNARDINO COUNTY</text:p>
          </table:table-cell>
          <table:table-cell office:value-type="float" office:value="34.147675599999999" table:style-name="ce1">
            <text:p>34.1476756</text:p>
          </table:table-cell>
          <table:table-cell office:value-type="float" office:value="-117.2611347" table:style-name="ce1">
            <text:p>-117.26113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6:41 PM</text:p>
          </table:table-cell>
          <table:table-cell office:value-type="string" table:style-name="ce1">
            <text:p>20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08:45 AM</text:p>
          </table:table-cell>
          <table:table-cell office:value-type="string" table:style-name="ce1">
            <text:p>8000 BLOCK OF SUNNYSIDE AVE SAN BERNARDINO COUNTY</text:p>
          </table:table-cell>
          <table:table-cell office:value-type="float" office:value="34.108315300000001" table:style-name="ce1">
            <text:p>34.1083153</text:p>
          </table:table-cell>
          <table:table-cell office:value-type="float" office:value="-117.262534" table:style-name="ce1">
            <text:p>-117.2625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12/19</text:p>
          </table:table-cell>
          <table:table-cell office:value-type="string" table:style-name="ce1">
            <text:p>10:48 AM</text:p>
          </table:table-cell>
          <table:table-cell office:value-type="string" table:style-name="ce1">
            <text:p>7200 BLOCK OF TIPPECANOE AVE SAN BERNARDINO COUNTY</text:p>
          </table:table-cell>
          <table:table-cell office:value-type="float" office:value="34.066149699999997" table:style-name="ce1">
            <text:p>34.0661497</text:p>
          </table:table-cell>
          <table:table-cell office:value-type="float" office:value="-117.2612829" table:style-name="ce1">
            <text:p>-117.2612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8:47 PM</text:p>
          </table:table-cell>
          <table:table-cell office:value-type="string" table:style-name="ce1">
            <text:p>2100 BLOCK OF MALLORY ST SAN BERNARDINO COUNTY</text:p>
          </table:table-cell>
          <table:table-cell office:value-type="float" office:value="34.1433289" table:style-name="ce1">
            <text:p>34.1433289</text:p>
          </table:table-cell>
          <table:table-cell office:value-type="float" office:value="-117.339893" table:style-name="ce1">
            <text:p>-117.3398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11:14 P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11:23 PM</text:p>
          </table:table-cell>
          <table:table-cell office:value-type="string" table:style-name="ce1">
            <text:p>7900 BLOCK OF TIPPECANOE AVE SAN BERNARDINO COUNTY</text:p>
          </table:table-cell>
          <table:table-cell office:value-type="float" office:value="34.110188000000001" table:style-name="ce1">
            <text:p>34.110188</text:p>
          </table:table-cell>
          <table:table-cell office:value-type="float" office:value="-117.26100599999999" table:style-name="ce1">
            <text:p>-117.2610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3:36 PM</text:p>
          </table:table-cell>
          <table:table-cell office:value-type="string" table:style-name="ce1">
            <text:p>2700 BLOCK OF N MACY ST SAN BERNARDINO COUNTY</text:p>
          </table:table-cell>
          <table:table-cell office:value-type="float" office:value="34.145182300000002" table:style-name="ce1">
            <text:p>34.1451823</text:p>
          </table:table-cell>
          <table:table-cell office:value-type="float" office:value="-117.3403474" table:style-name="ce1">
            <text:p>-117.34034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3:45 PM</text:p>
          </table:table-cell>
          <table:table-cell office:value-type="string" table:style-name="ce1">
            <text:p>7100 BLOCK OF GARDEN DR SAN BERNARDINO COUNTY</text:p>
          </table:table-cell>
          <table:table-cell office:value-type="float" office:value="34.126423199999998" table:style-name="ce1">
            <text:p>34.1264232</text:p>
          </table:table-cell>
          <table:table-cell office:value-type="float" office:value="-117.2604015" table:style-name="ce1">
            <text:p>-117.26040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5:01 PM</text:p>
          </table:table-cell>
          <table:table-cell office:value-type="string" table:style-name="ce1">
            <text:p>25800 BLOCK OF 27TH ST SAN BERNARDINO COUNTY</text:p>
          </table:table-cell>
          <table:table-cell office:value-type="float" office:value="34.140086300000007" table:style-name="ce1">
            <text:p>34.1400863</text:p>
          </table:table-cell>
          <table:table-cell office:value-type="float" office:value="-117.24435080000001" table:style-name="ce1">
            <text:p>-117.24435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5:05 P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5:52 AM</text:p>
          </table:table-cell>
          <table:table-cell office:value-type="string" table:style-name="ce1">
            <text:p>5600 BLOCK OF EDGEMONT DR SAN BERNARDINO COUNTY</text:p>
          </table:table-cell>
          <table:table-cell office:value-type="float" office:value="34.152351099999997" table:style-name="ce1">
            <text:p>34.1523511</text:p>
          </table:table-cell>
          <table:table-cell office:value-type="float" office:value="-117.2413286" table:style-name="ce1">
            <text:p>-117.24132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8:39 AM</text:p>
          </table:table-cell>
          <table:table-cell office:value-type="string" table:style-name="ce1">
            <text:p>18800 BLOCK OF W CAJON BLVD SAN BERNARDINO COUNTY</text:p>
          </table:table-cell>
          <table:table-cell office:value-type="float" office:value="34.214776100000009" table:style-name="ce1">
            <text:p>34.2147761</text:p>
          </table:table-cell>
          <table:table-cell office:value-type="float" office:value="-117.3940455" table:style-name="ce1">
            <text:p>-117.3940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09:25 AM</text:p>
          </table:table-cell>
          <table:table-cell office:value-type="string" table:style-name="ce1">
            <text:p>900 BLOCK OF W OLIVE ST SAN BERNARDINO COUNTY</text:p>
          </table:table-cell>
          <table:table-cell office:value-type="float" office:value="34.118810799999999" table:style-name="ce1">
            <text:p>34.1188108</text:p>
          </table:table-cell>
          <table:table-cell office:value-type="float" office:value="-117.3037758" table:style-name="ce1">
            <text:p>-117.30377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10:29 AM</text:p>
          </table:table-cell>
          <table:table-cell office:value-type="string" table:style-name="ce1">
            <text:p>3700 BLOCK OF N MOUNTAIN AVE SAN BERNARDINO COUNTY</text:p>
          </table:table-cell>
          <table:table-cell office:value-type="float" office:value="34.157590800000001" table:style-name="ce1">
            <text:p>34.1575908</text:p>
          </table:table-cell>
          <table:table-cell office:value-type="float" office:value="-117.2570312" table:style-name="ce1">
            <text:p>-117.25703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12:49 A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1/19</text:p>
          </table:table-cell>
          <table:table-cell office:value-type="string" table:style-name="ce1">
            <text:p>12:55 A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10:48 PM</text:p>
          </table:table-cell>
          <table:table-cell office:value-type="string" table:style-name="ce1">
            <text:p>202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11:01 PM</text:p>
          </table:table-cell>
          <table:table-cell office:value-type="string" table:style-name="ce1">
            <text:p>199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11:39 PM</text:p>
          </table:table-cell>
          <table:table-cell office:value-type="string" table:style-name="ce1">
            <text:p>3300 BLOCK OF VERMONT ST SAN BERNARDINO COUNTY</text:p>
          </table:table-cell>
          <table:table-cell office:value-type="float" office:value="34.1559551" table:style-name="ce1">
            <text:p>34.1559551</text:p>
          </table:table-cell>
          <table:table-cell office:value-type="float" office:value="-117.3533635" table:style-name="ce1">
            <text:p>-117.35336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1:03 PM</text:p>
          </table:table-cell>
          <table:table-cell office:value-type="string" table:style-name="ce1">
            <text:p>6000 BLOCK OF MC KINLEY AVE SAN BERNARDINO COUNTY</text:p>
          </table:table-cell>
          <table:table-cell office:value-type="float" office:value="34.144519199999998" table:style-name="ce1">
            <text:p>34.1445192</text:p>
          </table:table-cell>
          <table:table-cell office:value-type="float" office:value="-117.23783570000001" table:style-name="ce1">
            <text:p>-117.23783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1:46 PM</text:p>
          </table:table-cell>
          <table:table-cell office:value-type="string" table:style-name="ce1">
            <text:p>7100 BLOCK OF GLASGOW AVE SAN BERNARDINO COUNTY</text:p>
          </table:table-cell>
          <table:table-cell office:value-type="float" office:value="34.124974199999997" table:style-name="ce1">
            <text:p>34.1249742</text:p>
          </table:table-cell>
          <table:table-cell office:value-type="float" office:value="-117.25489349999999" table:style-name="ce1">
            <text:p>-117.25489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2:24 P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3:31 AM</text:p>
          </table:table-cell>
          <table:table-cell office:value-type="string" table:style-name="ce1">
            <text:p>6200 BLOCK OF NEWBURY ST SAN BERNARDINO COUNTY</text:p>
          </table:table-cell>
          <table:table-cell office:value-type="float" office:value="34.138786799999998" table:style-name="ce1">
            <text:p>34.1387868</text:p>
          </table:table-cell>
          <table:table-cell office:value-type="float" office:value="-117.24437949999999" table:style-name="ce1">
            <text:p>-117.24437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6:29 AM</text:p>
          </table:table-cell>
          <table:table-cell office:value-type="string" table:style-name="ce1">
            <text:p>2700 BLOCK OF N MACY ST SAN BERNARDINO COUNTY</text:p>
          </table:table-cell>
          <table:table-cell office:value-type="float" office:value="34.145182300000002" table:style-name="ce1">
            <text:p>34.1451823</text:p>
          </table:table-cell>
          <table:table-cell office:value-type="float" office:value="-117.3403474" table:style-name="ce1">
            <text:p>-117.34034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7:44 AM</text:p>
          </table:table-cell>
          <table:table-cell office:value-type="string" table:style-name="ce1">
            <text:p>7900 BLOCK OF TIPPECANOE AVE SAN BERNARDINO COUNTY</text:p>
          </table:table-cell>
          <table:table-cell office:value-type="float" office:value="34.110188000000001" table:style-name="ce1">
            <text:p>34.110188</text:p>
          </table:table-cell>
          <table:table-cell office:value-type="float" office:value="-117.26100599999999" table:style-name="ce1">
            <text:p>-117.2610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9:38 A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9:39 AM</text:p>
          </table:table-cell>
          <table:table-cell office:value-type="string" table:style-name="ce1">
            <text:p>1900 BLOCK OF MALLORY ST SAN BERNARDINO COUNTY</text:p>
          </table:table-cell>
          <table:table-cell office:value-type="float" office:value="34.1432833" table:style-name="ce1">
            <text:p>34.1432833</text:p>
          </table:table-cell>
          <table:table-cell office:value-type="float" office:value="-117.33111630000001" table:style-name="ce1">
            <text:p>-117.3311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9:41 AM</text:p>
          </table:table-cell>
          <table:table-cell office:value-type="string" table:style-name="ce1">
            <text:p>800 BLOCK OF W OLIVE ST SAN BERNARDINO COUNTY</text:p>
          </table:table-cell>
          <table:table-cell office:value-type="float" office:value="34.118642600000001" table:style-name="ce1">
            <text:p>34.1186426</text:p>
          </table:table-cell>
          <table:table-cell office:value-type="float" office:value="-117.3009115" table:style-name="ce1">
            <text:p>-117.30091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10/19</text:p>
          </table:table-cell>
          <table:table-cell office:value-type="string" table:style-name="ce1">
            <text:p>01:08 A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0:42 PM</text:p>
          </table:table-cell>
          <table:table-cell office:value-type="string" table:style-name="ce1">
            <text:p>EUCALYPTUS DR/HOLLY VISTA BLVD SAN BERNARDINO COUNTY</text:p>
          </table:table-cell>
          <table:table-cell office:value-type="float" office:value="34.144514200000003" table:style-name="ce1">
            <text:p>34.1445142</text:p>
          </table:table-cell>
          <table:table-cell office:value-type="float" office:value="-117.2320381" table:style-name="ce1">
            <text:p>-117.23203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2:46 PM</text:p>
          </table:table-cell>
          <table:table-cell office:value-type="string" table:style-name="ce1">
            <text:p>VERMONT ST/W 1ST AVE SAN BERNARDINO COUNTY</text:p>
          </table:table-cell>
          <table:table-cell office:value-type="float" office:value="34.159840299999999" table:style-name="ce1">
            <text:p>34.1598403</text:p>
          </table:table-cell>
          <table:table-cell office:value-type="float" office:value="-117.3529379" table:style-name="ce1">
            <text:p>-117.35293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01:29 PM</text:p>
          </table:table-cell>
          <table:table-cell office:value-type="string" table:style-name="ce1">
            <text:p>2300 BLOCK OF W 3RD AVE SAN BERNARDINO COUNTY</text:p>
          </table:table-cell>
          <table:table-cell office:value-type="float" office:value="34.165125699999997" table:style-name="ce1">
            <text:p>34.1651257</text:p>
          </table:table-cell>
          <table:table-cell office:value-type="float" office:value="-117.3486147" table:style-name="ce1">
            <text:p>-117.34861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02:54 PM</text:p>
          </table:table-cell>
          <table:table-cell office:value-type="string" table:style-name="ce1">
            <text:p>4200 BLOCK OF CEDAR DR SAN BERNARDINO COUNTY</text:p>
          </table:table-cell>
          <table:table-cell office:value-type="float" office:value="34.172066800000003" table:style-name="ce1">
            <text:p>34.1720668</text:p>
          </table:table-cell>
          <table:table-cell office:value-type="float" office:value="-117.30841340000001" table:style-name="ce1">
            <text:p>-117.3084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05:28 PM</text:p>
          </table:table-cell>
          <table:table-cell office:value-type="string" table:style-name="ce1">
            <text:p>DUFFY ST/W OGDEN ST SAN BERNARDINO COUNTY</text:p>
          </table:table-cell>
          <table:table-cell office:value-type="float" office:value="34.154230900000002" table:style-name="ce1">
            <text:p>34.1542309</text:p>
          </table:table-cell>
          <table:table-cell office:value-type="float" office:value="-117.344188" table:style-name="ce1">
            <text:p>-117.344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06:13 PM</text:p>
          </table:table-cell>
          <table:table-cell office:value-type="string" table:style-name="ce1">
            <text:p>N TIPPECANOE AVE/E BASELINE ST SAN BERNARDINO COUNTY</text:p>
          </table:table-cell>
          <table:table-cell office:value-type="float" office:value="34.121326799999999" table:style-name="ce1">
            <text:p>34.1213268</text:p>
          </table:table-cell>
          <table:table-cell office:value-type="float" office:value="-117.2609628" table:style-name="ce1">
            <text:p>-117.26096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07:07 PM</text:p>
          </table:table-cell>
          <table:table-cell office:value-type="string" table:style-name="ce1">
            <text:p>3800 BLOCK OF N FERNDALE AVE SAN BERNARDINO COUNTY</text:p>
          </table:table-cell>
          <table:table-cell office:value-type="float" office:value="34.159287599999999" table:style-name="ce1">
            <text:p>34.1592876</text:p>
          </table:table-cell>
          <table:table-cell office:value-type="float" office:value="-117.2582725" table:style-name="ce1">
            <text:p>-117.25827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1:26 AM</text:p>
          </table:table-cell>
          <table:table-cell office:value-type="string" table:style-name="ce1">
            <text:p>7200 BLOCK OF N CONEJO DR SAN BERNARDINO COUNTY</text:p>
          </table:table-cell>
          <table:table-cell office:value-type="float" office:value="34.123147000000003" table:style-name="ce1">
            <text:p>34.123147</text:p>
          </table:table-cell>
          <table:table-cell office:value-type="float" office:value="-117.25932109999999" table:style-name="ce1">
            <text:p>-117.25932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1:27 AM</text:p>
          </table:table-cell>
          <table:table-cell office:value-type="string" table:style-name="ce1">
            <text:p>2700 BLOCK OF N MACY ST SAN BERNARDINO COUNTY</text:p>
          </table:table-cell>
          <table:table-cell office:value-type="float" office:value="34.145182300000002" table:style-name="ce1">
            <text:p>34.1451823</text:p>
          </table:table-cell>
          <table:table-cell office:value-type="float" office:value="-117.3403474" table:style-name="ce1">
            <text:p>-117.34034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1:36 AM</text:p>
          </table:table-cell>
          <table:table-cell office:value-type="string" table:style-name="ce1">
            <text:p>5900 BLOCK OF N IRONWOOD ST SAN BERNARDINO COUNTY</text:p>
          </table:table-cell>
          <table:table-cell office:value-type="float" office:value="34.146720600000002" table:style-name="ce1">
            <text:p>34.1467206</text:p>
          </table:table-cell>
          <table:table-cell office:value-type="float" office:value="-117.2494693" table:style-name="ce1">
            <text:p>-117.24946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2:16 AM</text:p>
          </table:table-cell>
          <table:table-cell office:value-type="string" table:style-name="ce1">
            <text:p>E HIGHLAND AVE/STATE HWY 210 ONRP W SAN BERNARDINO COUNTY</text:p>
          </table:table-cell>
          <table:table-cell office:value-type="float" office:value="34.135852499999999" table:style-name="ce1">
            <text:p>34.1358525</text:p>
          </table:table-cell>
          <table:table-cell office:value-type="float" office:value="-117.24080910000001" table:style-name="ce1">
            <text:p>-117.24080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9/19</text:p>
          </table:table-cell>
          <table:table-cell office:value-type="string" table:style-name="ce1">
            <text:p>12:21 AM</text:p>
          </table:table-cell>
          <table:table-cell office:value-type="string" table:style-name="ce1">
            <text:p>7000 BLOCK OF N CONEJO DR SAN BERNARDINO COUNTY</text:p>
          </table:table-cell>
          <table:table-cell office:value-type="float" office:value="34.126855599999999" table:style-name="ce1">
            <text:p>34.1268556</text:p>
          </table:table-cell>
          <table:table-cell office:value-type="float" office:value="-117.2592545" table:style-name="ce1">
            <text:p>-117.2592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6:55 PM</text:p>
          </table:table-cell>
          <table:table-cell office:value-type="string" table:style-name="ce1">
            <text:p>N HARRISON ST/E HAMPSHIRE AVE SAN BERNARDINO COUNTY</text:p>
          </table:table-cell>
          <table:table-cell office:value-type="float" office:value="34.153244899999997" table:style-name="ce1">
            <text:p>34.1532449</text:p>
          </table:table-cell>
          <table:table-cell office:value-type="float" office:value="-117.2644359" table:style-name="ce1">
            <text:p>-117.2644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8:16 PM</text:p>
          </table:table-cell>
          <table:table-cell office:value-type="string" table:style-name="ce1">
            <text:p>7000 BLOCK OF GARDEN DR SAN BERNARDINO COUNTY</text:p>
          </table:table-cell>
          <table:table-cell office:value-type="float" office:value="34.126723300000002" table:style-name="ce1">
            <text:p>34.1267233</text:p>
          </table:table-cell>
          <table:table-cell office:value-type="float" office:value="-117.26084590000001" table:style-name="ce1">
            <text:p>-117.2608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8:35 PM</text:p>
          </table:table-cell>
          <table:table-cell office:value-type="string" table:style-name="ce1">
            <text:p>ELMWOOD RD/E DEL ROSA AVE SAN BERNARDINO COUNTY</text:p>
          </table:table-cell>
          <table:table-cell office:value-type="float" office:value="34.146747300000001" table:style-name="ce1">
            <text:p>34.1467473</text:p>
          </table:table-cell>
          <table:table-cell office:value-type="float" office:value="-117.25146340000001" table:style-name="ce1">
            <text:p>-117.25146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8:42 PM</text:p>
          </table:table-cell>
          <table:table-cell office:value-type="string" table:style-name="ce1">
            <text:p>5700 BLOCK OF GOLONDRINA DR SAN BERNARDINO COUNTY</text:p>
          </table:table-cell>
          <table:table-cell office:value-type="float" office:value="34.1503321" table:style-name="ce1">
            <text:p>34.1503321</text:p>
          </table:table-cell>
          <table:table-cell office:value-type="float" office:value="-117.24642230000001" table:style-name="ce1">
            <text:p>-117.24642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9:14 PM</text:p>
          </table:table-cell>
          <table:table-cell office:value-type="string" table:style-name="ce1">
            <text:p>5TH ST/TIPPECANOE AVE SAN BERNARDINO COUNTY</text:p>
          </table:table-cell>
          <table:table-cell office:value-type="float" office:value="34.1083389" table:style-name="ce1">
            <text:p>34.1083389</text:p>
          </table:table-cell>
          <table:table-cell office:value-type="float" office:value="-117.2610339" table:style-name="ce1">
            <text:p>-117.26103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1:23 PM</text:p>
          </table:table-cell>
          <table:table-cell office:value-type="string" table:style-name="ce1">
            <text:p>25400 BLOCK OF 26TH ST SAN BERNARDINO COUNTY</text:p>
          </table:table-cell>
          <table:table-cell office:value-type="float" office:value="34.1392861" table:style-name="ce1">
            <text:p>34.1392861</text:p>
          </table:table-cell>
          <table:table-cell office:value-type="float" office:value="-117.24937869999999" table:style-name="ce1">
            <text:p>-117.24937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1:24 PM</text:p>
          </table:table-cell>
          <table:table-cell office:value-type="string" table:style-name="ce1">
            <text:p>25400 BLOCK OF 20TH ST SAN BERNARDINO COUNTY</text:p>
          </table:table-cell>
          <table:table-cell office:value-type="float" office:value="34.134157100000003" table:style-name="ce1">
            <text:p>34.1341571</text:p>
          </table:table-cell>
          <table:table-cell office:value-type="float" office:value="-117.2502264" table:style-name="ce1">
            <text:p>-117.25022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1:46 PM</text:p>
          </table:table-cell>
          <table:table-cell office:value-type="string" table:style-name="ce1">
            <text:p>W 1ST AVE/GRAY ST SAN BERNARDINO COUNTY</text:p>
          </table:table-cell>
          <table:table-cell office:value-type="float" office:value="34.159862799999999" table:style-name="ce1">
            <text:p>34.1598628</text:p>
          </table:table-cell>
          <table:table-cell office:value-type="float" office:value="-117.36165370000001" table:style-name="ce1">
            <text:p>-117.3616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2:22 PM</text:p>
          </table:table-cell>
          <table:table-cell office:value-type="string" table:style-name="ce1">
            <text:p>6900 BLOCK OF GLASGOW AVE SAN BERNARDINO COUNTY</text:p>
          </table:table-cell>
          <table:table-cell office:value-type="float" office:value="34.128621199999998" table:style-name="ce1">
            <text:p>34.1286212</text:p>
          </table:table-cell>
          <table:table-cell office:value-type="float" office:value="-117.2545464" table:style-name="ce1">
            <text:p>-117.25454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2:43 PM</text:p>
          </table:table-cell>
          <table:table-cell office:value-type="string" table:style-name="ce1">
            <text:p>700 BLOCK OF W 40TH ST SAN BERNARDINO COUNTY</text:p>
          </table:table-cell>
          <table:table-cell office:value-type="float" office:value="34.165033399999999" table:style-name="ce1">
            <text:p>34.1650334</text:p>
          </table:table-cell>
          <table:table-cell office:value-type="float" office:value="-117.2989333" table:style-name="ce1">
            <text:p>-117.2989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3:24 PM</text:p>
          </table:table-cell>
          <table:table-cell office:value-type="string" table:style-name="ce1">
            <text:p>2500 BLOCK OF W 1ST AVE SAN BERNARDINO COUNTY</text:p>
          </table:table-cell>
          <table:table-cell office:value-type="float" office:value="34.160085100000003" table:style-name="ce1">
            <text:p>34.1600851</text:p>
          </table:table-cell>
          <table:table-cell office:value-type="float" office:value="-117.3574864" table:style-name="ce1">
            <text:p>-117.35748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4:05 P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5:51 PM</text:p>
          </table:table-cell>
          <table:table-cell office:value-type="string" table:style-name="ce1">
            <text:p>800 BLOCK OF W 40TH ST SAN BERNARDINO COUNTY</text:p>
          </table:table-cell>
          <table:table-cell office:value-type="float" office:value="34.164619700000003" table:style-name="ce1">
            <text:p>34.1646197</text:p>
          </table:table-cell>
          <table:table-cell office:value-type="float" office:value="-117.30046900000001" table:style-name="ce1">
            <text:p>-117.300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6:41 PM</text:p>
          </table:table-cell>
          <table:table-cell office:value-type="string" table:style-name="ce1">
            <text:p>E 3RD ST/N WATERMAN AVE SAN BERNARDINO COUNTY</text:p>
          </table:table-cell>
          <table:table-cell office:value-type="float" office:value="34.104599200000003" table:style-name="ce1">
            <text:p>34.1045992</text:p>
          </table:table-cell>
          <table:table-cell office:value-type="float" office:value="-117.2787601" table:style-name="ce1">
            <text:p>-117.27876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6:53 P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06:54 P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10:03 AM</text:p>
          </table:table-cell>
          <table:table-cell office:value-type="string" table:style-name="ce1">
            <text:p>W 48TH ST/N F ST SAN BERNARDINO COUNTY</text:p>
          </table:table-cell>
          <table:table-cell office:value-type="float" office:value="34.171861399999997" table:style-name="ce1">
            <text:p>34.1718614</text:p>
          </table:table-cell>
          <table:table-cell office:value-type="float" office:value="-117.3027141" table:style-name="ce1">
            <text:p>-117.30271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10:12 AM</text:p>
          </table:table-cell>
          <table:table-cell office:value-type="string" table:style-name="ce1">
            <text:p>2400 BLOCK OF W 1ST AVE SAN BERNARDINO COUNTY</text:p>
          </table:table-cell>
          <table:table-cell office:value-type="float" office:value="34.1599225" table:style-name="ce1">
            <text:p>34.1599225</text:p>
          </table:table-cell>
          <table:table-cell office:value-type="float" office:value="-117.35316760000001" table:style-name="ce1">
            <text:p>-117.35316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8/19</text:p>
          </table:table-cell>
          <table:table-cell office:value-type="string" table:style-name="ce1">
            <text:p>10:43 AM</text:p>
          </table:table-cell>
          <table:table-cell office:value-type="string" table:style-name="ce1">
            <text:p>3500 BLOCK OF N CAJON BLVD SAN BERNARDINO COUNTY</text:p>
          </table:table-cell>
          <table:table-cell office:value-type="float" office:value="34.157224900000003" table:style-name="ce1">
            <text:p>34.1572249</text:p>
          </table:table-cell>
          <table:table-cell office:value-type="float" office:value="-117.3352682" table:style-name="ce1">
            <text:p>-117.3352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9:02 PM</text:p>
          </table:table-cell>
          <table:table-cell office:value-type="string" table:style-name="ce1">
            <text:p>25200 BLOCK OF PACIFIC ST SAN BERNARDINO COUNTY</text:p>
          </table:table-cell>
          <table:table-cell office:value-type="float" office:value="34.128621199999998" table:style-name="ce1">
            <text:p>34.1286212</text:p>
          </table:table-cell>
          <table:table-cell office:value-type="float" office:value="-117.254525" table:style-name="ce1">
            <text:p>-117.254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10:01 PM</text:p>
          </table:table-cell>
          <table:table-cell office:value-type="string" table:style-name="ce1">
            <text:p>6800 BLOCK OF GLASGOW AVE SAN BERNARDINO COUNTY</text:p>
          </table:table-cell>
          <table:table-cell office:value-type="float" office:value="34.130813099999997" table:style-name="ce1">
            <text:p>34.1308131</text:p>
          </table:table-cell>
          <table:table-cell office:value-type="float" office:value="-117.2546172" table:style-name="ce1">
            <text:p>-117.25461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10:02 PM</text:p>
          </table:table-cell>
          <table:table-cell office:value-type="string" table:style-name="ce1">
            <text:p>N UNIVERSITY PKWY/INTERCHANGE DR SAN BERNARDINO COUNTY</text:p>
          </table:table-cell>
          <table:table-cell office:value-type="float" office:value="34.159139600000003" table:style-name="ce1">
            <text:p>34.1591396</text:p>
          </table:table-cell>
          <table:table-cell office:value-type="float" office:value="-117.3349745" table:style-name="ce1">
            <text:p>-117.33497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12:59 PM</text:p>
          </table:table-cell>
          <table:table-cell office:value-type="string" table:style-name="ce1">
            <text:p>BESSANT ST/DEL ROSA DR SAN BERNARDINO COUNTY</text:p>
          </table:table-cell>
          <table:table-cell office:value-type="float" office:value="34.124357600000003" table:style-name="ce1">
            <text:p>34.1243576</text:p>
          </table:table-cell>
          <table:table-cell office:value-type="float" office:value="-117.25252" table:style-name="ce1">
            <text:p>-117.252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1:09 PM</text:p>
          </table:table-cell>
          <table:table-cell office:value-type="string" table:style-name="ce1">
            <text:p>2300 BLOCK OF W BLAKE ST SAN BERNARDINO COUNTY</text:p>
          </table:table-cell>
          <table:table-cell office:value-type="float" office:value="34.150617599999997" table:style-name="ce1">
            <text:p>34.1506176</text:p>
          </table:table-cell>
          <table:table-cell office:value-type="float" office:value="-117.3485946" table:style-name="ce1">
            <text:p>-117.34859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1:46 PM</text:p>
          </table:table-cell>
          <table:table-cell office:value-type="string" table:style-name="ce1">
            <text:p>5500 BLOCK OF GOLONDRINA DR SAN BERNARDINO COUNTY</text:p>
          </table:table-cell>
          <table:table-cell office:value-type="float" office:value="34.153987499999999" table:style-name="ce1">
            <text:p>34.1539875</text:p>
          </table:table-cell>
          <table:table-cell office:value-type="float" office:value="-117.2464988" table:style-name="ce1">
            <text:p>-117.2464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2:17 PM</text:p>
          </table:table-cell>
          <table:table-cell office:value-type="string" table:style-name="ce1">
            <text:p>11800 BLOCK OF RECHE CANYON RD SAN BERNARDINO COUNTY</text:p>
          </table:table-cell>
          <table:table-cell office:value-type="float" office:value="34.0235652" table:style-name="ce1">
            <text:p>34.0235652</text:p>
          </table:table-cell>
          <table:table-cell office:value-type="float" office:value="-117.27393910000001" table:style-name="ce1">
            <text:p>-117.27393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3:11 PM</text:p>
          </table:table-cell>
          <table:table-cell office:value-type="string" table:style-name="ce1">
            <text:p>7000 BLOCK OF GARDEN DR SAN BERNARDINO COUNTY</text:p>
          </table:table-cell>
          <table:table-cell office:value-type="float" office:value="34.126723300000002" table:style-name="ce1">
            <text:p>34.1267233</text:p>
          </table:table-cell>
          <table:table-cell office:value-type="float" office:value="-117.26084590000001" table:style-name="ce1">
            <text:p>-117.2608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3:58 PM</text:p>
          </table:table-cell>
          <table:table-cell office:value-type="string" table:style-name="ce1">
            <text:p>W BLAKE ST/JUNE ST SAN BERNARDINO COUNTY</text:p>
          </table:table-cell>
          <table:table-cell office:value-type="float" office:value="34.150617500000003" table:style-name="ce1">
            <text:p>34.1506175</text:p>
          </table:table-cell>
          <table:table-cell office:value-type="float" office:value="-117.34857289999999" table:style-name="ce1">
            <text:p>-117.3485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3:58 PM</text:p>
          </table:table-cell>
          <table:table-cell office:value-type="string" table:style-name="ce1">
            <text:p>6200 BLOCK OF W CAJON BLVD SAN BERNARDINO COUNTY</text:p>
          </table:table-cell>
          <table:table-cell office:value-type="float" office:value="34.188583999999999" table:style-name="ce1">
            <text:p>34.188584</text:p>
          </table:table-cell>
          <table:table-cell office:value-type="float" office:value="-117.3660509" table:style-name="ce1">
            <text:p>-117.36605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4:16 PM</text:p>
          </table:table-cell>
          <table:table-cell office:value-type="string" table:style-name="ce1">
            <text:p>7100 BLOCK OF FAIRFAX DR SAN BERNARDINO COUNTY</text:p>
          </table:table-cell>
          <table:table-cell office:value-type="float" office:value="34.124803999999997" table:style-name="ce1">
            <text:p>34.124804</text:p>
          </table:table-cell>
          <table:table-cell office:value-type="float" office:value="-117.25743249999999" table:style-name="ce1">
            <text:p>-117.2574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4:36 P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06:21 PM</text:p>
          </table:table-cell>
          <table:table-cell office:value-type="string" table:style-name="ce1">
            <text:p>8600 BLOCK OF SWARTHOUT CANYON RD SAN BERNARDINO COUNTY</text:p>
          </table:table-cell>
          <table:table-cell office:value-type="float" office:value="34.2805082" table:style-name="ce1">
            <text:p>34.2805082</text:p>
          </table:table-cell>
          <table:table-cell office:value-type="float" office:value="-117.4773282" table:style-name="ce1">
            <text:p>-117.47732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10:05 AM</text:p>
          </table:table-cell>
          <table:table-cell office:value-type="string" table:style-name="ce1">
            <text:p>25700 BLOCK OF ALTO DR SAN BERNARDINO COUNTY</text:p>
          </table:table-cell>
          <table:table-cell office:value-type="float" office:value="34.156097899999999" table:style-name="ce1">
            <text:p>34.1560979</text:p>
          </table:table-cell>
          <table:table-cell office:value-type="float" office:value="-117.2430768" table:style-name="ce1">
            <text:p>-117.24307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7/19</text:p>
          </table:table-cell>
          <table:table-cell office:value-type="string" table:style-name="ce1">
            <text:p>11:11 AM</text:p>
          </table:table-cell>
          <table:table-cell office:value-type="string" table:style-name="ce1">
            <text:p>800 BLOCK OF W G ST SAN BERNARDINO COUNTY</text:p>
          </table:table-cell>
          <table:table-cell office:value-type="float" office:value="34.070755300000002" table:style-name="ce1">
            <text:p>34.0707553</text:p>
          </table:table-cell>
          <table:table-cell office:value-type="float" office:value="-117.33555560000001" table:style-name="ce1">
            <text:p>-117.3355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6/19</text:p>
          </table:table-cell>
          <table:table-cell office:value-type="string" table:style-name="ce1">
            <text:p>10:17 PM</text:p>
          </table:table-cell>
          <table:table-cell office:value-type="string" table:style-name="ce1">
            <text:p>6700 BLOCK OF DWIGHT WAY SAN BERNARDINO COUNTY</text:p>
          </table:table-cell>
          <table:table-cell office:value-type="float" office:value="34.131807999999999" table:style-name="ce1">
            <text:p>34.131808</text:p>
          </table:table-cell>
          <table:table-cell office:value-type="float" office:value="-117.2561317" table:style-name="ce1">
            <text:p>-117.25613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6/19</text:p>
          </table:table-cell>
          <table:table-cell office:value-type="string" table:style-name="ce1">
            <text:p>04:16 AM</text:p>
          </table:table-cell>
          <table:table-cell office:value-type="string" table:style-name="ce1">
            <text:p>700 BLOCK OF W 40TH ST SAN BERNARDINO COUNTY</text:p>
          </table:table-cell>
          <table:table-cell office:value-type="float" office:value="34.165033399999999" table:style-name="ce1">
            <text:p>34.1650334</text:p>
          </table:table-cell>
          <table:table-cell office:value-type="float" office:value="-117.2989333" table:style-name="ce1">
            <text:p>-117.2989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7:17 PM</text:p>
          </table:table-cell>
          <table:table-cell office:value-type="string" table:style-name="ce1">
            <text:p>3200 BLOCK OF N ERWIN AVE SAN BERNARDINO COUNTY</text:p>
          </table:table-cell>
          <table:table-cell office:value-type="float" office:value="34.150235100000003" table:style-name="ce1">
            <text:p>34.1502351</text:p>
          </table:table-cell>
          <table:table-cell office:value-type="float" office:value="-117.2584782" table:style-name="ce1">
            <text:p>-117.25847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9:31 PM</text:p>
          </table:table-cell>
          <table:table-cell office:value-type="string" table:style-name="ce1">
            <text:p>DEL ROSA AVE/E DEL ROSA AVE SAN BERNARDINO COUNTY</text:p>
          </table:table-cell>
          <table:table-cell office:value-type="float" office:value="34.118032200000002" table:style-name="ce1">
            <text:p>34.1180322</text:p>
          </table:table-cell>
          <table:table-cell office:value-type="float" office:value="-117.2502118" table:style-name="ce1">
            <text:p>-117.25021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12:28 PM</text:p>
          </table:table-cell>
          <table:table-cell office:value-type="string" table:style-name="ce1">
            <text:p>2500 BLOCK OF N STATE ST SAN BERNARDINO COUNTY</text:p>
          </table:table-cell>
          <table:table-cell office:value-type="float" office:value="34.141515699999999" table:style-name="ce1">
            <text:p>34.1415157</text:p>
          </table:table-cell>
          <table:table-cell office:value-type="float" office:value="-117.33546269999999" table:style-name="ce1">
            <text:p>-117.3354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1:59 PM</text:p>
          </table:table-cell>
          <table:table-cell office:value-type="string" table:style-name="ce1">
            <text:p>1100 BLOCK OF W 48TH ST SAN BERNARDINO COUNTY</text:p>
          </table:table-cell>
          <table:table-cell office:value-type="float" office:value="34.171787600000002" table:style-name="ce1">
            <text:p>34.1717876</text:p>
          </table:table-cell>
          <table:table-cell office:value-type="float" office:value="-117.31239119999999" table:style-name="ce1">
            <text:p>-117.3123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3:06 PM</text:p>
          </table:table-cell>
          <table:table-cell office:value-type="string" table:style-name="ce1">
            <text:p>24600 BLOCK OF 4TH ST SAN BERNARDINO COUNTY</text:p>
          </table:table-cell>
          <table:table-cell office:value-type="float" office:value="34.106462200000003" table:style-name="ce1">
            <text:p>34.1064622</text:p>
          </table:table-cell>
          <table:table-cell office:value-type="float" office:value="-117.2689171" table:style-name="ce1">
            <text:p>-117.2689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3:57 PM</text:p>
          </table:table-cell>
          <table:table-cell office:value-type="string" table:style-name="ce1">
            <text:p>5800 BLOCK OF STANTON AVE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5:09 PM</text:p>
          </table:table-cell>
          <table:table-cell office:value-type="string" table:style-name="ce1">
            <text:p>4000 BLOCK OF N E ST SAN BERNARDINO COUNTY</text:p>
          </table:table-cell>
          <table:table-cell office:value-type="float" office:value="34.164800900000003" table:style-name="ce1">
            <text:p>34.1648009</text:p>
          </table:table-cell>
          <table:table-cell office:value-type="float" office:value="-117.3004725" table:style-name="ce1">
            <text:p>-117.30047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5:11 PM</text:p>
          </table:table-cell>
          <table:table-cell office:value-type="string" table:style-name="ce1">
            <text:p>I 15 FWY N/KENWOOD AVE SAN BERNARDINO COUNTY</text:p>
          </table:table-cell>
          <table:table-cell office:value-type="float" office:value="34.311700000000002" table:style-name="ce1">
            <text:p>34.3117</text:p>
          </table:table-cell>
          <table:table-cell office:value-type="float" office:value="-117.47499999999999" table:style-name="ce1">
            <text:p>-117.4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05:28 PM</text:p>
          </table:table-cell>
          <table:table-cell office:value-type="string" table:style-name="ce1">
            <text:p>600 BLOCK OF W 48TH ST SAN BERNARDINO COUNTY</text:p>
          </table:table-cell>
          <table:table-cell office:value-type="float" office:value="34.172138500000003" table:style-name="ce1">
            <text:p>34.1721385</text:p>
          </table:table-cell>
          <table:table-cell office:value-type="float" office:value="-117.29655219999999" table:style-name="ce1">
            <text:p>-117.29655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5/19</text:p>
          </table:table-cell>
          <table:table-cell office:value-type="string" table:style-name="ce1">
            <text:p>10:47 AM</text:p>
          </table:table-cell>
          <table:table-cell office:value-type="string" table:style-name="ce1">
            <text:p>6500 BLOCK OF MERITO PL SAN BERNARDINO COUNTY</text:p>
          </table:table-cell>
          <table:table-cell office:value-type="float" office:value="34.135846700000002" table:style-name="ce1">
            <text:p>34.1358467</text:p>
          </table:table-cell>
          <table:table-cell office:value-type="float" office:value="-117.24761599999999" table:style-name="ce1">
            <text:p>-117.2476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08:04 PM</text:p>
          </table:table-cell>
          <table:table-cell office:value-type="string" table:style-name="ce1">
            <text:p>1900 BLOCK OF W DARBY ST SAN BERNARDINO COUNTY</text:p>
          </table:table-cell>
          <table:table-cell office:value-type="float" office:value="34.146917700000003" table:style-name="ce1">
            <text:p>34.1469177</text:p>
          </table:table-cell>
          <table:table-cell office:value-type="float" office:value="-117.3311205" table:style-name="ce1">
            <text:p>-117.33112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2:41 PM</text:p>
          </table:table-cell>
          <table:table-cell office:value-type="string" table:style-name="ce1">
            <text:p>600 BLOCK OF E 3RD ST SAN BERNARDINO COUNTY</text:p>
          </table:table-cell>
          <table:table-cell office:value-type="float" office:value="34.104308799999998" table:style-name="ce1">
            <text:p>34.1043088</text:p>
          </table:table-cell>
          <table:table-cell office:value-type="float" office:value="-117.2731687" table:style-name="ce1">
            <text:p>-117.2731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01:32 PM</text:p>
          </table:table-cell>
          <table:table-cell office:value-type="string" table:style-name="ce1">
            <text:p>2000 BLOCK OF W MESA ST SAN BERNARDINO COUNTY</text:p>
          </table:table-cell>
          <table:table-cell office:value-type="float" office:value="34.140104600000001" table:style-name="ce1">
            <text:p>34.1401046</text:p>
          </table:table-cell>
          <table:table-cell office:value-type="float" office:value="-117.33568289999999" table:style-name="ce1">
            <text:p>-117.3356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05:24 PM</text:p>
          </table:table-cell>
          <table:table-cell office:value-type="string" table:style-name="ce1">
            <text:p>7200 BLOCK OF N YATES ST SAN BERNARDINO COUNTY</text:p>
          </table:table-cell>
          <table:table-cell office:value-type="float" office:value="34.122864499999999" table:style-name="ce1">
            <text:p>34.1228645</text:p>
          </table:table-cell>
          <table:table-cell office:value-type="float" office:value="-117.25352549999999" table:style-name="ce1">
            <text:p>-117.25352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02:36 AM</text:p>
          </table:table-cell>
          <table:table-cell office:value-type="string" table:style-name="ce1">
            <text:p>800 BLOCK OF WOODLAWN AVE SAN BERNARDINO COUNTY</text:p>
          </table:table-cell>
          <table:table-cell office:value-type="float" office:value="34.2392246" table:style-name="ce1">
            <text:p>34.2392246</text:p>
          </table:table-cell>
          <table:table-cell office:value-type="float" office:value="-117.4164378" table:style-name="ce1">
            <text:p>-117.41643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05:28 AM</text:p>
          </table:table-cell>
          <table:table-cell office:value-type="string" table:style-name="ce1">
            <text:p>24700 BLOCK OF COURT ST SAN BERNARDINO COUNTY</text:p>
          </table:table-cell>
          <table:table-cell office:value-type="float" office:value="34.105534200000001" table:style-name="ce1">
            <text:p>34.1055342</text:p>
          </table:table-cell>
          <table:table-cell office:value-type="float" office:value="-117.2667752" table:style-name="ce1">
            <text:p>-117.26677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0:20 AM</text:p>
          </table:table-cell>
          <table:table-cell office:value-type="string" table:style-name="ce1">
            <text:p>2000 BLOCK OF MALLORY ST SAN BERNARDINO COUNTY</text:p>
          </table:table-cell>
          <table:table-cell office:value-type="float" office:value="34.143302800000001" table:style-name="ce1">
            <text:p>34.1433028</text:p>
          </table:table-cell>
          <table:table-cell office:value-type="float" office:value="-117.335521" table:style-name="ce1">
            <text:p>-117.335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0:24 AM</text:p>
          </table:table-cell>
          <table:table-cell office:value-type="string" table:style-name="ce1">
            <text:p>196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0:32 AM</text:p>
          </table:table-cell>
          <table:table-cell office:value-type="string" table:style-name="ce1">
            <text:p>NEDLEE AVE/DEVORE RD SAN BERNARDINO COUNTY</text:p>
          </table:table-cell>
          <table:table-cell office:value-type="float" office:value="34.227632999999997" table:style-name="ce1">
            <text:p>34.227633</text:p>
          </table:table-cell>
          <table:table-cell office:value-type="float" office:value="-117.4041328" table:style-name="ce1">
            <text:p>-117.40413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1:34 A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2:14 AM</text:p>
          </table:table-cell>
          <table:table-cell office:value-type="string" table:style-name="ce1">
            <text:p>4200 BLOCK OF CYPRESS DR SAN BERNARDINO COUNTY</text:p>
          </table:table-cell>
          <table:table-cell office:value-type="float" office:value="34.1718039" table:style-name="ce1">
            <text:p>34.1718039</text:p>
          </table:table-cell>
          <table:table-cell office:value-type="float" office:value="-117.3103301" table:style-name="ce1">
            <text:p>-117.3103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4/19</text:p>
          </table:table-cell>
          <table:table-cell office:value-type="string" table:style-name="ce1">
            <text:p>12:38 AM</text:p>
          </table:table-cell>
          <table:table-cell office:value-type="string" table:style-name="ce1">
            <text:p>2800 BLOCK OF DUFFY ST SAN BERNARDINO COUNTY</text:p>
          </table:table-cell>
          <table:table-cell office:value-type="float" office:value="34.147011900000003" table:style-name="ce1">
            <text:p>34.1470119</text:p>
          </table:table-cell>
          <table:table-cell office:value-type="float" office:value="-117.3441918" table:style-name="ce1">
            <text:p>-117.34419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7:27 PM</text:p>
          </table:table-cell>
          <table:table-cell office:value-type="string" table:style-name="ce1">
            <text:p>2200 BLOCK OF MALLORY ST SAN BERNARDINO COUNTY</text:p>
          </table:table-cell>
          <table:table-cell office:value-type="float" office:value="34.1433502" table:style-name="ce1">
            <text:p>34.1433502</text:p>
          </table:table-cell>
          <table:table-cell office:value-type="float" office:value="-117.34419200000001" table:style-name="ce1">
            <text:p>-117.344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8:46 PM</text:p>
          </table:table-cell>
          <table:table-cell office:value-type="string" table:style-name="ce1">
            <text:p>7000 BLOCK OF DWIGHT WAY SAN BERNARDINO COUNTY</text:p>
          </table:table-cell>
          <table:table-cell office:value-type="float" office:value="34.126800699999997" table:style-name="ce1">
            <text:p>34.1268007</text:p>
          </table:table-cell>
          <table:table-cell office:value-type="float" office:value="-117.2563057" table:style-name="ce1">
            <text:p>-117.2563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8:47 PM</text:p>
          </table:table-cell>
          <table:table-cell office:value-type="string" table:style-name="ce1">
            <text:p>201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9:32 PM</text:p>
          </table:table-cell>
          <table:table-cell office:value-type="string" table:style-name="ce1">
            <text:p>N STATE ST/NOLAN ST SAN BERNARDINO COUNTY</text:p>
          </table:table-cell>
          <table:table-cell office:value-type="float" office:value="34.152538499999999" table:style-name="ce1">
            <text:p>34.1525385</text:p>
          </table:table-cell>
          <table:table-cell office:value-type="float" office:value="-117.3355261" table:style-name="ce1">
            <text:p>-117.3355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1:25 P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2:15 PM</text:p>
          </table:table-cell>
          <table:table-cell office:value-type="string" table:style-name="ce1">
            <text:p>2000 BLOCK OF W 1ST AVE SAN BERNARDINO COUNTY</text:p>
          </table:table-cell>
          <table:table-cell office:value-type="float" office:value="34.160968300000008" table:style-name="ce1">
            <text:p>34.1609683</text:p>
          </table:table-cell>
          <table:table-cell office:value-type="float" office:value="-117.338874" table:style-name="ce1">
            <text:p>-117.338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7:07 PM</text:p>
          </table:table-cell>
          <table:table-cell office:value-type="string" table:style-name="ce1">
            <text:p>3600 BLOCK OF N MOUNTAIN AVE SAN BERNARDINO COUNTY</text:p>
          </table:table-cell>
          <table:table-cell office:value-type="float" office:value="34.156974400000003" table:style-name="ce1">
            <text:p>34.1569744</text:p>
          </table:table-cell>
          <table:table-cell office:value-type="float" office:value="-117.2572198" table:style-name="ce1">
            <text:p>-117.2572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4:38 AM</text:p>
          </table:table-cell>
          <table:table-cell office:value-type="string" table:style-name="ce1">
            <text:p>5TH ST/WHITLOCK AVE SAN BERNARDINO COUNTY</text:p>
          </table:table-cell>
          <table:table-cell office:value-type="float" office:value="34.108339899999997" table:style-name="ce1">
            <text:p>34.1083399</text:p>
          </table:table-cell>
          <table:table-cell office:value-type="float" office:value="-117.2638893" table:style-name="ce1">
            <text:p>-117.26388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6:20 AM</text:p>
          </table:table-cell>
          <table:table-cell office:value-type="string" table:style-name="ce1">
            <text:p>3600 BLOCK OF N MOUNTAIN AVE SAN BERNARDINO COUNTY</text:p>
          </table:table-cell>
          <table:table-cell office:value-type="float" office:value="34.156974400000003" table:style-name="ce1">
            <text:p>34.1569744</text:p>
          </table:table-cell>
          <table:table-cell office:value-type="float" office:value="-117.2572198" table:style-name="ce1">
            <text:p>-117.2572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09:18 AM</text:p>
          </table:table-cell>
          <table:table-cell office:value-type="string" table:style-name="ce1">
            <text:p>25800 BLOCK OF 28TH ST SAN BERNARDINO COUNTY</text:p>
          </table:table-cell>
          <table:table-cell office:value-type="float" office:value="34.1424758" table:style-name="ce1">
            <text:p>34.1424758</text:p>
          </table:table-cell>
          <table:table-cell office:value-type="float" office:value="-117.24170599999999" table:style-name="ce1">
            <text:p>-117.2417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3/19</text:p>
          </table:table-cell>
          <table:table-cell office:value-type="string" table:style-name="ce1">
            <text:p>12:06 A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9:55 PM</text:p>
          </table:table-cell>
          <table:table-cell office:value-type="string" table:style-name="ce1">
            <text:p>7000 BLOCK OF GARDEN DR SAN BERNARDINO COUNTY</text:p>
          </table:table-cell>
          <table:table-cell office:value-type="float" office:value="34.126723300000002" table:style-name="ce1">
            <text:p>34.1267233</text:p>
          </table:table-cell>
          <table:table-cell office:value-type="float" office:value="-117.26084590000001" table:style-name="ce1">
            <text:p>-117.2608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10:21 PM</text:p>
          </table:table-cell>
          <table:table-cell office:value-type="string" table:style-name="ce1">
            <text:p>25700 BLOCK OF MESA CT SAN BERNARDINO COUNTY</text:p>
          </table:table-cell>
          <table:table-cell office:value-type="float" office:value="34.154503900000002" table:style-name="ce1">
            <text:p>34.1545039</text:p>
          </table:table-cell>
          <table:table-cell office:value-type="float" office:value="-117.2432618" table:style-name="ce1">
            <text:p>-117.2432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10:47 PM</text:p>
          </table:table-cell>
          <table:table-cell office:value-type="string" table:style-name="ce1">
            <text:p>1900 BLOCK OF W DARBY ST SAN BERNARDINO COUNTY</text:p>
          </table:table-cell>
          <table:table-cell office:value-type="float" office:value="34.146917700000003" table:style-name="ce1">
            <text:p>34.1469177</text:p>
          </table:table-cell>
          <table:table-cell office:value-type="float" office:value="-117.3311205" table:style-name="ce1">
            <text:p>-117.33112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12:55 PM</text:p>
          </table:table-cell>
          <table:table-cell office:value-type="string" table:style-name="ce1">
            <text:p>1100 BLOCK OF W 48TH ST SAN BERNARDINO COUNTY</text:p>
          </table:table-cell>
          <table:table-cell office:value-type="float" office:value="34.171787600000002" table:style-name="ce1">
            <text:p>34.1717876</text:p>
          </table:table-cell>
          <table:table-cell office:value-type="float" office:value="-117.31239119999999" table:style-name="ce1">
            <text:p>-117.3123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1:26 PM</text:p>
          </table:table-cell>
          <table:table-cell office:value-type="string" table:style-name="ce1">
            <text:p>24600 BLOCK OF LITTLE 3RD ST SAN BERNARDINO COUNTY</text:p>
          </table:table-cell>
          <table:table-cell office:value-type="float" office:value="34.104682799999999" table:style-name="ce1">
            <text:p>34.1046828</text:p>
          </table:table-cell>
          <table:table-cell office:value-type="float" office:value="-117.2688989" table:style-name="ce1">
            <text:p>-117.26889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5:06 PM</text:p>
          </table:table-cell>
          <table:table-cell office:value-type="string" table:style-name="ce1">
            <text:p>1900 BLOCK OF W DARBY ST SAN BERNARDINO COUNTY</text:p>
          </table:table-cell>
          <table:table-cell office:value-type="float" office:value="34.146917700000003" table:style-name="ce1">
            <text:p>34.1469177</text:p>
          </table:table-cell>
          <table:table-cell office:value-type="float" office:value="-117.3311205" table:style-name="ce1">
            <text:p>-117.33112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5:19 PM</text:p>
          </table:table-cell>
          <table:table-cell office:value-type="string" table:style-name="ce1">
            <text:p>4000 BLOCK OF N 3RD AVE SAN BERNARDINO COUNTY</text:p>
          </table:table-cell>
          <table:table-cell office:value-type="float" office:value="34.1645927" table:style-name="ce1">
            <text:p>34.1645927</text:p>
          </table:table-cell>
          <table:table-cell office:value-type="float" office:value="-117.3048244" table:style-name="ce1">
            <text:p>-117.30482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5:34 PM</text:p>
          </table:table-cell>
          <table:table-cell office:value-type="string" table:style-name="ce1">
            <text:p>600 BLOCK OF W 41ST ST SAN BERNARDINO COUNTY</text:p>
          </table:table-cell>
          <table:table-cell office:value-type="float" office:value="34.168445499999997" table:style-name="ce1">
            <text:p>34.1684455</text:p>
          </table:table-cell>
          <table:table-cell office:value-type="float" office:value="-117.29641169999999" table:style-name="ce1">
            <text:p>-117.2964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7:03 PM</text:p>
          </table:table-cell>
          <table:table-cell office:value-type="string" table:style-name="ce1">
            <text:p>3000 BLOCK OF VERMONT ST SAN BERNARDINO COUNTY</text:p>
          </table:table-cell>
          <table:table-cell office:value-type="float" office:value="34.1506756" table:style-name="ce1">
            <text:p>34.1506756</text:p>
          </table:table-cell>
          <table:table-cell office:value-type="float" office:value="-117.35318789999999" table:style-name="ce1">
            <text:p>-117.35318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4:23 AM</text:p>
          </table:table-cell>
          <table:table-cell office:value-type="string" table:style-name="ce1">
            <text:p>7200 BLOCK OF N BARTON ST SAN BERNARDINO COUNTY</text:p>
          </table:table-cell>
          <table:table-cell office:value-type="float" office:value="34.1212053" table:style-name="ce1">
            <text:p>34.1212053</text:p>
          </table:table-cell>
          <table:table-cell office:value-type="float" office:value="-117.26454" table:style-name="ce1">
            <text:p>-117.264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6:52 AM</text:p>
          </table:table-cell>
          <table:table-cell office:value-type="string" table:style-name="ce1">
            <text:p>900 BLOCK OF W OLIVE ST SAN BERNARDINO COUNTY</text:p>
          </table:table-cell>
          <table:table-cell office:value-type="float" office:value="34.118810799999999" table:style-name="ce1">
            <text:p>34.1188108</text:p>
          </table:table-cell>
          <table:table-cell office:value-type="float" office:value="-117.3037758" table:style-name="ce1">
            <text:p>-117.30377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11:01 AM</text:p>
          </table:table-cell>
          <table:table-cell office:value-type="string" table:style-name="ce1">
            <text:p>3100 BLOCK OF VERMONT ST SAN BERNARDINO COUNTY</text:p>
          </table:table-cell>
          <table:table-cell office:value-type="float" office:value="34.152608000000001" table:style-name="ce1">
            <text:p>34.152608</text:p>
          </table:table-cell>
          <table:table-cell office:value-type="float" office:value="-117.35341099999999" table:style-name="ce1">
            <text:p>-117.3534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2/19</text:p>
          </table:table-cell>
          <table:table-cell office:value-type="string" table:style-name="ce1">
            <text:p>01:35 AM</text:p>
          </table:table-cell>
          <table:table-cell office:value-type="string" table:style-name="ce1">
            <text:p>WHITLOCK AVE/5TH ST SAN BERNARDINO COUNTY</text:p>
          </table:table-cell>
          <table:table-cell office:value-type="float" office:value="34.108339899999997" table:style-name="ce1">
            <text:p>34.1083399</text:p>
          </table:table-cell>
          <table:table-cell office:value-type="float" office:value="-117.2638893" table:style-name="ce1">
            <text:p>-117.26388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bbery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8:19 PM</text:p>
          </table:table-cell>
          <table:table-cell office:value-type="string" table:style-name="ce1">
            <text:p>2000 BLOCK OF W MESA ST SAN BERNARDINO COUNTY</text:p>
          </table:table-cell>
          <table:table-cell office:value-type="float" office:value="34.140104600000001" table:style-name="ce1">
            <text:p>34.1401046</text:p>
          </table:table-cell>
          <table:table-cell office:value-type="float" office:value="-117.33568289999999" table:style-name="ce1">
            <text:p>-117.3356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8:49 PM</text:p>
          </table:table-cell>
          <table:table-cell office:value-type="string" table:style-name="ce1">
            <text:p>25700 BLOCK OF ALTO DR SAN BERNARDINO COUNTY</text:p>
          </table:table-cell>
          <table:table-cell office:value-type="float" office:value="34.156097899999999" table:style-name="ce1">
            <text:p>34.1560979</text:p>
          </table:table-cell>
          <table:table-cell office:value-type="float" office:value="-117.2430768" table:style-name="ce1">
            <text:p>-117.24307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12:27 PM</text:p>
          </table:table-cell>
          <table:table-cell office:value-type="string" table:style-name="ce1">
            <text:p>3800 BLOCK OF JUNE ST SAN BERNARDINO COUNTY</text:p>
          </table:table-cell>
          <table:table-cell office:value-type="float" office:value="34.165366499999998" table:style-name="ce1">
            <text:p>34.1653665</text:p>
          </table:table-cell>
          <table:table-cell office:value-type="float" office:value="-117.34882810000001" table:style-name="ce1">
            <text:p>-117.34882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1:15 PM</text:p>
          </table:table-cell>
          <table:table-cell office:value-type="string" table:style-name="ce1">
            <text:p>900 BLOCK OF DEVORE RD SAN BERNARDINO COUNTY</text:p>
          </table:table-cell>
          <table:table-cell office:value-type="float" office:value="34.238045999999997" table:style-name="ce1">
            <text:p>34.238046</text:p>
          </table:table-cell>
          <table:table-cell office:value-type="float" office:value="-117.40622" table:style-name="ce1">
            <text:p>-117.406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1:27 PM</text:p>
          </table:table-cell>
          <table:table-cell office:value-type="string" table:style-name="ce1">
            <text:p>WHITLOCK AVE/5TH ST SAN BERNARDINO COUNTY</text:p>
          </table:table-cell>
          <table:table-cell office:value-type="float" office:value="34.108339899999997" table:style-name="ce1">
            <text:p>34.1083399</text:p>
          </table:table-cell>
          <table:table-cell office:value-type="float" office:value="-117.2638893" table:style-name="ce1">
            <text:p>-117.26388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4:42 PM</text:p>
          </table:table-cell>
          <table:table-cell office:value-type="string" table:style-name="ce1">
            <text:p>1800 BLOCK OF FORREST LN SAN BERNARDINO COUNTY</text:p>
          </table:table-cell>
          <table:table-cell office:value-type="float" office:value="34.219431" table:style-name="ce1">
            <text:p>34.219431</text:p>
          </table:table-cell>
          <table:table-cell office:value-type="float" office:value="-117.2926554" table:style-name="ce1">
            <text:p>-117.29265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5:14 AM</text:p>
          </table:table-cell>
          <table:table-cell office:value-type="string" table:style-name="ce1">
            <text:p>800 BLOCK OF W C ST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10:32 AM</text:p>
          </table:table-cell>
          <table:table-cell office:value-type="string" table:style-name="ce1">
            <text:p>4100 BLOCK OF MOUNTAIN DR SAN BERNARDINO COUNTY</text:p>
          </table:table-cell>
          <table:table-cell office:value-type="float" office:value="34.168391100000001" table:style-name="ce1">
            <text:p>34.1683911</text:p>
          </table:table-cell>
          <table:table-cell office:value-type="float" office:value="-117.3073917" table:style-name="ce1">
            <text:p>-117.30739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11:18 AM</text:p>
          </table:table-cell>
          <table:table-cell office:value-type="string" table:style-name="ce1">
            <text:p>5300 BLOCK OF ELM AVE SAN BERNARDINO COUNTY</text:p>
          </table:table-cell>
          <table:table-cell office:value-type="float" office:value="34.1575542" table:style-name="ce1">
            <text:p>34.1575542</text:p>
          </table:table-cell>
          <table:table-cell office:value-type="float" office:value="-117.24529699999999" table:style-name="ce1">
            <text:p>-117.245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11:48 AM</text:p>
          </table:table-cell>
          <table:table-cell office:value-type="string" table:style-name="ce1">
            <text:p>6900 BLOCK OF GARDEN DR SAN BERNARDINO COUNTY</text:p>
          </table:table-cell>
          <table:table-cell office:value-type="float" office:value="34.128613100000003" table:style-name="ce1">
            <text:p>34.1286131</text:p>
          </table:table-cell>
          <table:table-cell office:value-type="float" office:value="-117.2604079" table:style-name="ce1">
            <text:p>-117.26040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1:48 AM</text:p>
          </table:table-cell>
          <table:table-cell office:value-type="string" table:style-name="ce1">
            <text:p>4000 BLOCK OF N F ST SAN BERNARDINO COUNTY</text:p>
          </table:table-cell>
          <table:table-cell office:value-type="float" office:value="34.164785100000003" table:style-name="ce1">
            <text:p>34.1647851</text:p>
          </table:table-cell>
          <table:table-cell office:value-type="float" office:value="-117.3031541" table:style-name="ce1">
            <text:p>-117.303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2/01/19</text:p>
          </table:table-cell>
          <table:table-cell office:value-type="string" table:style-name="ce1">
            <text:p>03:08 AM</text:p>
          </table:table-cell>
          <table:table-cell office:value-type="string" table:style-name="ce1">
            <text:p>3200 BLOCK OF VERMONT ST SAN BERNARDINO COUNTY</text:p>
          </table:table-cell>
          <table:table-cell office:value-type="float" office:value="34.154301599999997" table:style-name="ce1">
            <text:p>34.1543016</text:p>
          </table:table-cell>
          <table:table-cell office:value-type="float" office:value="-117.3529374" table:style-name="ce1">
            <text:p>-117.35293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1/19</text:p>
          </table:table-cell>
          <table:table-cell office:value-type="string" table:style-name="ce1">
            <text:p>07:17 PM</text:p>
          </table:table-cell>
          <table:table-cell office:value-type="string" table:style-name="ce1">
            <text:p>1000 BLOCK OF W OLIVE ST SAN BERNARDINO COUNTY</text:p>
          </table:table-cell>
          <table:table-cell office:value-type="float" office:value="34.118656100000003" table:style-name="ce1">
            <text:p>34.1186561</text:p>
          </table:table-cell>
          <table:table-cell office:value-type="float" office:value="-117.305694" table:style-name="ce1">
            <text:p>-117.3056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1/19</text:p>
          </table:table-cell>
          <table:table-cell office:value-type="string" table:style-name="ce1">
            <text:p>06:22 P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1/19</text:p>
          </table:table-cell>
          <table:table-cell office:value-type="string" table:style-name="ce1">
            <text:p>10:43 AM</text:p>
          </table:table-cell>
          <table:table-cell office:value-type="string" table:style-name="ce1">
            <text:p>2800 BLOCK OF DUFFY ST SAN BERNARDINO COUNTY</text:p>
          </table:table-cell>
          <table:table-cell office:value-type="float" office:value="34.147011900000003" table:style-name="ce1">
            <text:p>34.1470119</text:p>
          </table:table-cell>
          <table:table-cell office:value-type="float" office:value="-117.3441918" table:style-name="ce1">
            <text:p>-117.34419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1/19</text:p>
          </table:table-cell>
          <table:table-cell office:value-type="string" table:style-name="ce1">
            <text:p>11:06 AM</text:p>
          </table:table-cell>
          <table:table-cell office:value-type="string" table:style-name="ce1">
            <text:p>3500 BLOCK OF BRONSON ST SAN BERNARDINO COUNTY</text:p>
          </table:table-cell>
          <table:table-cell office:value-type="float" office:value="34.159891199999997" table:style-name="ce1">
            <text:p>34.1598912</text:p>
          </table:table-cell>
          <table:table-cell office:value-type="float" office:value="-117.35729619999999" table:style-name="ce1">
            <text:p>-117.357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31/19</text:p>
          </table:table-cell>
          <table:table-cell office:value-type="string" table:style-name="ce1">
            <text:p>02:32 AM</text:p>
          </table:table-cell>
          <table:table-cell office:value-type="string" table:style-name="ce1">
            <text:p>5300 BLOCK OF N CHIQUITA LN SAN BERNARDINO COUNTY</text:p>
          </table:table-cell>
          <table:table-cell office:value-type="float" office:value="34.157579300000002" table:style-name="ce1">
            <text:p>34.1575793</text:p>
          </table:table-cell>
          <table:table-cell office:value-type="float" office:value="-117.2490209" table:style-name="ce1">
            <text:p>-117.24902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8:23 PM</text:p>
          </table:table-cell>
          <table:table-cell office:value-type="string" table:style-name="ce1">
            <text:p>2000 BLOCK OF W BLAKE ST SAN BERNARDINO COUNTY</text:p>
          </table:table-cell>
          <table:table-cell office:value-type="float" office:value="34.1505613" table:style-name="ce1">
            <text:p>34.1505613</text:p>
          </table:table-cell>
          <table:table-cell office:value-type="float" office:value="-117.3354965" table:style-name="ce1">
            <text:p>-117.33549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8:55 PM</text:p>
          </table:table-cell>
          <table:table-cell office:value-type="string" table:style-name="ce1">
            <text:p>BLAKE ST SAN BERNARDINO COUNTY</text:p>
          </table:table-cell>
          <table:table-cell office:value-type="float" office:value="34.1506039" table:style-name="ce1">
            <text:p>34.1506039</text:p>
          </table:table-cell>
          <table:table-cell office:value-type="float" office:value="-117.3463859" table:style-name="ce1">
            <text:p>-117.34638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10:34 PM</text:p>
          </table:table-cell>
          <table:table-cell office:value-type="string" table:style-name="ce1">
            <text:p>N E ST/W 40TH ST SAN BERNARDINO COUNTY</text:p>
          </table:table-cell>
          <table:table-cell office:value-type="float" office:value="34.1646541" table:style-name="ce1">
            <text:p>34.1646541</text:p>
          </table:table-cell>
          <table:table-cell office:value-type="float" office:value="-117.29538359999999" table:style-name="ce1">
            <text:p>-117.29538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1:49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2:18 PM</text:p>
          </table:table-cell>
          <table:table-cell office:value-type="string" table:style-name="ce1">
            <text:p>26700 BLOCK OF BARTON RD SAN BERNARDINO COUNTY</text:p>
          </table:table-cell>
          <table:table-cell office:value-type="float" office:value="34.048292199999999" table:style-name="ce1">
            <text:p>34.0482922</text:p>
          </table:table-cell>
          <table:table-cell office:value-type="float" office:value="-117.22171659999999" table:style-name="ce1">
            <text:p>-117.2217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3:50 PM</text:p>
          </table:table-cell>
          <table:table-cell office:value-type="string" table:style-name="ce1">
            <text:p>CAJON/GLEN HELEN PKWY SAN BERNARDINO COUNTY</text:p>
          </table:table-cell>
          <table:table-cell office:value-type="float" office:value="34.207781599999997" table:style-name="ce1">
            <text:p>34.2077816</text:p>
          </table:table-cell>
          <table:table-cell office:value-type="float" office:value="-117.4058891" table:style-name="ce1">
            <text:p>-117.40588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4:29 PM</text:p>
          </table:table-cell>
          <table:table-cell office:value-type="string" table:style-name="ce1">
            <text:p>2200 BLOCK OF W BLAKE ST SAN BERNARDINO COUNTY</text:p>
          </table:table-cell>
          <table:table-cell office:value-type="float" office:value="34.150596800000002" table:style-name="ce1">
            <text:p>34.1505968</text:p>
          </table:table-cell>
          <table:table-cell office:value-type="float" office:value="-117.3441897" table:style-name="ce1">
            <text:p>-117.34418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4:37 PM</text:p>
          </table:table-cell>
          <table:table-cell office:value-type="string" table:style-name="ce1">
            <text:p>25700 BLOCK OF HOLLY VISTA BLVD SAN BERNARDINO COUNTY</text:p>
          </table:table-cell>
          <table:table-cell office:value-type="float" office:value="34.144533899999999" table:style-name="ce1">
            <text:p>34.1445339</text:p>
          </table:table-cell>
          <table:table-cell office:value-type="float" office:value="-117.2430066" table:style-name="ce1">
            <text:p>-117.24300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5:56 PM</text:p>
          </table:table-cell>
          <table:table-cell office:value-type="string" table:style-name="ce1">
            <text:p>W OGDEN ST/VERMONT ST SAN BERNARDINO COUNTY</text:p>
          </table:table-cell>
          <table:table-cell office:value-type="float" office:value="34.157889500000003" table:style-name="ce1">
            <text:p>34.1578895</text:p>
          </table:table-cell>
          <table:table-cell office:value-type="float" office:value="-117.35293590000001" table:style-name="ce1">
            <text:p>-117.3529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6:05 PM</text:p>
          </table:table-cell>
          <table:table-cell office:value-type="string" table:style-name="ce1">
            <text:p>2100 BLOCK OF N WATERMAN AVE SAN BERNARDINO COUNTY</text:p>
          </table:table-cell>
          <table:table-cell office:value-type="float" office:value="34.134095899999998" table:style-name="ce1">
            <text:p>34.1340959</text:p>
          </table:table-cell>
          <table:table-cell office:value-type="float" office:value="-117.27874060000001" table:style-name="ce1">
            <text:p>-117.27874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7:05 PM</text:p>
          </table:table-cell>
          <table:table-cell office:value-type="string" table:style-name="ce1">
            <text:p>25700 BLOCK OF HOLLY VISTA BLVD SAN BERNARDINO COUNTY</text:p>
          </table:table-cell>
          <table:table-cell office:value-type="float" office:value="34.144533899999999" table:style-name="ce1">
            <text:p>34.1445339</text:p>
          </table:table-cell>
          <table:table-cell office:value-type="float" office:value="-117.2430066" table:style-name="ce1">
            <text:p>-117.24300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3:07 AM</text:p>
          </table:table-cell>
          <table:table-cell office:value-type="string" table:style-name="ce1">
            <text:p>5800 BLOCK OF MERITO AVE SAN BERNARDINO COUNTY</text:p>
          </table:table-cell>
          <table:table-cell office:value-type="float" office:value="34.148642899999999" table:style-name="ce1">
            <text:p>34.1486429</text:p>
          </table:table-cell>
          <table:table-cell office:value-type="float" office:value="-117.24719589999999" table:style-name="ce1">
            <text:p>-117.24719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4:57 AM</text:p>
          </table:table-cell>
          <table:table-cell office:value-type="string" table:style-name="ce1">
            <text:p>25800 BLOCK OF 26TH ST SAN BERNARDINO COUNTY</text:p>
          </table:table-cell>
          <table:table-cell office:value-type="float" office:value="34.1397032" table:style-name="ce1">
            <text:p>34.1397032</text:p>
          </table:table-cell>
          <table:table-cell office:value-type="float" office:value="-117.2415372" table:style-name="ce1">
            <text:p>-117.24153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10:29 AM</text:p>
          </table:table-cell>
          <table:table-cell office:value-type="string" table:style-name="ce1">
            <text:p>1300 BLOCK OF E MARSHALL BLVD SAN BERNARDINO COUNTY</text:p>
          </table:table-cell>
          <table:table-cell office:value-type="float" office:value="34.149707499999998" table:style-name="ce1">
            <text:p>34.1497075</text:p>
          </table:table-cell>
          <table:table-cell office:value-type="float" office:value="-117.2582079" table:style-name="ce1">
            <text:p>-117.25820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12:00 PM</text:p>
          </table:table-cell>
          <table:table-cell office:value-type="string" table:style-name="ce1">
            <text:p>25700 BLOCK OF HOLLY VISTA BLVD SAN BERNARDINO COUNTY</text:p>
          </table:table-cell>
          <table:table-cell office:value-type="float" office:value="34.144533899999999" table:style-name="ce1">
            <text:p>34.1445339</text:p>
          </table:table-cell>
          <table:table-cell office:value-type="float" office:value="-117.2430066" table:style-name="ce1">
            <text:p>-117.24300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12:28 AM</text:p>
          </table:table-cell>
          <table:table-cell office:value-type="string" table:style-name="ce1">
            <text:p>25400 BLOCK OF EUREKA ST SAN BERNARDINO COUNTY</text:p>
          </table:table-cell>
          <table:table-cell office:value-type="float" office:value="34.152413000000003" table:style-name="ce1">
            <text:p>34.152413</text:p>
          </table:table-cell>
          <table:table-cell office:value-type="float" office:value="-117.2502563" table:style-name="ce1">
            <text:p>-117.25025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30/19</text:p>
          </table:table-cell>
          <table:table-cell office:value-type="string" table:style-name="ce1">
            <text:p>01:11 AM</text:p>
          </table:table-cell>
          <table:table-cell office:value-type="string" table:style-name="ce1">
            <text:p>26TH ST/ARGYLE AVE SAN BERNARDINO COUNTY</text:p>
          </table:table-cell>
          <table:table-cell office:value-type="float" office:value="34.1394789" table:style-name="ce1">
            <text:p>34.1394789</text:p>
          </table:table-cell>
          <table:table-cell office:value-type="float" office:value="-117.243075" table:style-name="ce1">
            <text:p>-117.2430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9:52 PM</text:p>
          </table:table-cell>
          <table:table-cell office:value-type="string" table:style-name="ce1">
            <text:p>2000 BLOCK OF W MESA ST SAN BERNARDINO COUNTY</text:p>
          </table:table-cell>
          <table:table-cell office:value-type="float" office:value="34.140104600000001" table:style-name="ce1">
            <text:p>34.1401046</text:p>
          </table:table-cell>
          <table:table-cell office:value-type="float" office:value="-117.33568289999999" table:style-name="ce1">
            <text:p>-117.3356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10:57 PM</text:p>
          </table:table-cell>
          <table:table-cell office:value-type="string" table:style-name="ce1">
            <text:p>25800 BLOCK OF 26TH ST SAN BERNARDINO COUNTY</text:p>
          </table:table-cell>
          <table:table-cell office:value-type="float" office:value="34.1397032" table:style-name="ce1">
            <text:p>34.1397032</text:p>
          </table:table-cell>
          <table:table-cell office:value-type="float" office:value="-117.2415372" table:style-name="ce1">
            <text:p>-117.24153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11:01 P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12:21 PM</text:p>
          </table:table-cell>
          <table:table-cell office:value-type="string" table:style-name="ce1">
            <text:p>W 3RD AVE/JUNE ST SAN BERNARDINO COUNTY</text:p>
          </table:table-cell>
          <table:table-cell office:value-type="float" office:value="34.165125600000003" table:style-name="ce1">
            <text:p>34.1651256</text:p>
          </table:table-cell>
          <table:table-cell office:value-type="float" office:value="-117.3485711" table:style-name="ce1">
            <text:p>-117.34857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3:58 P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4:03 PM</text:p>
          </table:table-cell>
          <table:table-cell office:value-type="string" table:style-name="ce1">
            <text:p>3300 BLOCK OF N ERWIN AVE SAN BERNARDINO COUNTY</text:p>
          </table:table-cell>
          <table:table-cell office:value-type="float" office:value="34.150772799999999" table:style-name="ce1">
            <text:p>34.1507728</text:p>
          </table:table-cell>
          <table:table-cell office:value-type="float" office:value="-117.2585325" table:style-name="ce1">
            <text:p>-117.2585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4:26 PM</text:p>
          </table:table-cell>
          <table:table-cell office:value-type="string" table:style-name="ce1">
            <text:p>25500 BLOCK OF PASITO ST SAN BERNARDINO COUNTY</text:p>
          </table:table-cell>
          <table:table-cell office:value-type="float" office:value="34.129358400000001" table:style-name="ce1">
            <text:p>34.1293584</text:p>
          </table:table-cell>
          <table:table-cell office:value-type="float" office:value="-117.24696179999999" table:style-name="ce1">
            <text:p>-117.2469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4:49 P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8:12 AM</text:p>
          </table:table-cell>
          <table:table-cell office:value-type="string" table:style-name="ce1">
            <text:p>1900 BLOCK OF W MESA ST SAN BERNARDINO COUNTY</text:p>
          </table:table-cell>
          <table:table-cell office:value-type="float" office:value="34.140047299999999" table:style-name="ce1">
            <text:p>34.1400473</text:p>
          </table:table-cell>
          <table:table-cell office:value-type="float" office:value="-117.3314001" table:style-name="ce1">
            <text:p>-117.3314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8:27 AM</text:p>
          </table:table-cell>
          <table:table-cell office:value-type="string" table:style-name="ce1">
            <text:p>25800 BLOCK OF 27TH ST SAN BERNARDINO COUNTY</text:p>
          </table:table-cell>
          <table:table-cell office:value-type="float" office:value="34.140086300000007" table:style-name="ce1">
            <text:p>34.1400863</text:p>
          </table:table-cell>
          <table:table-cell office:value-type="float" office:value="-117.24435080000001" table:style-name="ce1">
            <text:p>-117.24435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08:39 AM</text:p>
          </table:table-cell>
          <table:table-cell office:value-type="string" table:style-name="ce1">
            <text:p>5900 BLOCK OF DOGWOOD ST SAN BERNARDINO COUNTY</text:p>
          </table:table-cell>
          <table:table-cell office:value-type="float" office:value="34.146723999999999" table:style-name="ce1">
            <text:p>34.146724</text:p>
          </table:table-cell>
          <table:table-cell office:value-type="float" office:value="-117.2504603" table:style-name="ce1">
            <text:p>-117.2504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9/19</text:p>
          </table:table-cell>
          <table:table-cell office:value-type="string" table:style-name="ce1">
            <text:p>12:22 PM</text:p>
          </table:table-cell>
          <table:table-cell office:value-type="string" table:style-name="ce1">
            <text:p>2700 BLOCK OF N MACY ST SAN BERNARDINO COUNTY</text:p>
          </table:table-cell>
          <table:table-cell office:value-type="float" office:value="34.145182300000002" table:style-name="ce1">
            <text:p>34.1451823</text:p>
          </table:table-cell>
          <table:table-cell office:value-type="float" office:value="-117.3403474" table:style-name="ce1">
            <text:p>-117.34034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9:00 PM</text:p>
          </table:table-cell>
          <table:table-cell office:value-type="string" table:style-name="ce1">
            <text:p>W 41ST ST/N F ST SAN BERNARDINO COUNTY</text:p>
          </table:table-cell>
          <table:table-cell office:value-type="float" office:value="34.1682816" table:style-name="ce1">
            <text:p>34.1682816</text:p>
          </table:table-cell>
          <table:table-cell office:value-type="float" office:value="-117.29613190000001" table:style-name="ce1">
            <text:p>-117.29613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0:36 PM</text:p>
          </table:table-cell>
          <table:table-cell office:value-type="string" table:style-name="ce1">
            <text:p>700 BLOCK OF W 40TH ST SAN BERNARDINO COUNTY</text:p>
          </table:table-cell>
          <table:table-cell office:value-type="float" office:value="34.165033399999999" table:style-name="ce1">
            <text:p>34.1650334</text:p>
          </table:table-cell>
          <table:table-cell office:value-type="float" office:value="-117.2989333" table:style-name="ce1">
            <text:p>-117.2989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1:03 PM</text:p>
          </table:table-cell>
          <table:table-cell office:value-type="string" table:style-name="ce1">
            <text:p>2200 BLOCK OF W BLAKE ST SAN BERNARDINO COUNTY</text:p>
          </table:table-cell>
          <table:table-cell office:value-type="float" office:value="34.150596800000002" table:style-name="ce1">
            <text:p>34.1505968</text:p>
          </table:table-cell>
          <table:table-cell office:value-type="float" office:value="-117.3441897" table:style-name="ce1">
            <text:p>-117.34418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2:58 PM</text:p>
          </table:table-cell>
          <table:table-cell office:value-type="string" table:style-name="ce1">
            <text:p>5400 BLOCK OF N ELMWOOD RD SAN BERNARDINO COUNTY</text:p>
          </table:table-cell>
          <table:table-cell office:value-type="float" office:value="34.155809400000003" table:style-name="ce1">
            <text:p>34.1558094</text:p>
          </table:table-cell>
          <table:table-cell office:value-type="float" office:value="-117.2520727" table:style-name="ce1">
            <text:p>-117.2520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2:59 PM</text:p>
          </table:table-cell>
          <table:table-cell office:value-type="string" table:style-name="ce1">
            <text:p>1100 BLOCK OF W RESERVOIR DR SAN BERNARDINO COUNTY</text:p>
          </table:table-cell>
          <table:table-cell office:value-type="float" office:value="34.173656800000003" table:style-name="ce1">
            <text:p>34.1736568</text:p>
          </table:table-cell>
          <table:table-cell office:value-type="float" office:value="-117.30817" table:style-name="ce1">
            <text:p>-117.308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4:35 PM</text:p>
          </table:table-cell>
          <table:table-cell office:value-type="string" table:style-name="ce1">
            <text:p>3700 BLOCK OF N CAJON BLVD SAN BERNARDINO COUNTY</text:p>
          </table:table-cell>
          <table:table-cell office:value-type="float" office:value="34.160980100000003" table:style-name="ce1">
            <text:p>34.1609801</text:p>
          </table:table-cell>
          <table:table-cell office:value-type="float" office:value="-117.33885650000001" table:style-name="ce1">
            <text:p>-117.33885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4:54 PM</text:p>
          </table:table-cell>
          <table:table-cell office:value-type="string" table:style-name="ce1">
            <text:p>1900 BLOCK OF NOLAN ST SAN BERNARDINO COUNTY</text:p>
          </table:table-cell>
          <table:table-cell office:value-type="float" office:value="34.148841500000003" table:style-name="ce1">
            <text:p>34.1488415</text:p>
          </table:table-cell>
          <table:table-cell office:value-type="float" office:value="-117.33152" table:style-name="ce1">
            <text:p>-117.331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5:15 PM</text:p>
          </table:table-cell>
          <table:table-cell office:value-type="string" table:style-name="ce1">
            <text:p>GLASGOW AVE/ANSON ST SAN BERNARDINO COUNTY</text:p>
          </table:table-cell>
          <table:table-cell office:value-type="float" office:value="34.127769100000002" table:style-name="ce1">
            <text:p>34.1277691</text:p>
          </table:table-cell>
          <table:table-cell office:value-type="float" office:value="-117.254543" table:style-name="ce1">
            <text:p>-117.2545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08:41 AM</text:p>
          </table:table-cell>
          <table:table-cell office:value-type="string" table:style-name="ce1">
            <text:p>24600 BLOCK OF 6TH ST SAN BERNARDINO COUNTY</text:p>
          </table:table-cell>
          <table:table-cell office:value-type="float" office:value="34.110213600000009" table:style-name="ce1">
            <text:p>34.1102136</text:p>
          </table:table-cell>
          <table:table-cell office:value-type="float" office:value="-117.2675919" table:style-name="ce1">
            <text:p>-117.2675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1:05 AM</text:p>
          </table:table-cell>
          <table:table-cell office:value-type="string" table:style-name="ce1">
            <text:p>5900 BLOCK OF DOGWOOD ST SAN BERNARDINO COUNTY</text:p>
          </table:table-cell>
          <table:table-cell office:value-type="float" office:value="34.146723999999999" table:style-name="ce1">
            <text:p>34.146724</text:p>
          </table:table-cell>
          <table:table-cell office:value-type="float" office:value="-117.2504603" table:style-name="ce1">
            <text:p>-117.2504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1:19 A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1:47 AM</text:p>
          </table:table-cell>
          <table:table-cell office:value-type="string" table:style-name="ce1">
            <text:p>6TH ST/TIPPECANOE AVE SAN BERNARDINO COUNTY</text:p>
          </table:table-cell>
          <table:table-cell office:value-type="float" office:value="34.088137600000003" table:style-name="ce1">
            <text:p>34.0881376</text:p>
          </table:table-cell>
          <table:table-cell office:value-type="float" office:value="-117.26024339999999" table:style-name="ce1">
            <text:p>-117.26024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2:19 AM</text:p>
          </table:table-cell>
          <table:table-cell office:value-type="string" table:style-name="ce1">
            <text:p>2100 BLOCK OF W KERN ST SAN BERNARDINO COUNTY</text:p>
          </table:table-cell>
          <table:table-cell office:value-type="float" office:value="34.154218499999999" table:style-name="ce1">
            <text:p>34.1542185</text:p>
          </table:table-cell>
          <table:table-cell office:value-type="float" office:value="-117.3398301" table:style-name="ce1">
            <text:p>-117.3398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8/19</text:p>
          </table:table-cell>
          <table:table-cell office:value-type="string" table:style-name="ce1">
            <text:p>12:45 A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9:37 PM</text:p>
          </table:table-cell>
          <table:table-cell office:value-type="string" table:style-name="ce1">
            <text:p>19TH ST/ELM AVE SAN BERNARDINO COUNTY</text:p>
          </table:table-cell>
          <table:table-cell office:value-type="float" office:value="34.133401599999999" table:style-name="ce1">
            <text:p>34.1334016</text:p>
          </table:table-cell>
          <table:table-cell office:value-type="float" office:value="-117.2442473" table:style-name="ce1">
            <text:p>-117.24424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0:09 PM</text:p>
          </table:table-cell>
          <table:table-cell office:value-type="string" table:style-name="ce1">
            <text:p>3200 BLOCK OF N GARDEN DR SAN BERNARDINO COUNTY</text:p>
          </table:table-cell>
          <table:table-cell office:value-type="float" office:value="34.149499200000001" table:style-name="ce1">
            <text:p>34.1494992</text:p>
          </table:table-cell>
          <table:table-cell office:value-type="float" office:value="-117.26023069999999" table:style-name="ce1">
            <text:p>-117.26023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2:14 PM</text:p>
          </table:table-cell>
          <table:table-cell office:value-type="string" table:style-name="ce1">
            <text:p>N CAJON BLVD/SHORT ST SAN BERNARDINO COUNTY</text:p>
          </table:table-cell>
          <table:table-cell office:value-type="float" office:value="34.154879000000001" table:style-name="ce1">
            <text:p>34.154879</text:p>
          </table:table-cell>
          <table:table-cell office:value-type="float" office:value="-117.3330318" table:style-name="ce1">
            <text:p>-117.33303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1:27 PM</text:p>
          </table:table-cell>
          <table:table-cell office:value-type="string" table:style-name="ce1">
            <text:p>N MACY ST/W DARBY ST SAN BERNARDINO COUNTY</text:p>
          </table:table-cell>
          <table:table-cell office:value-type="float" office:value="34.146958699999999" table:style-name="ce1">
            <text:p>34.1469587</text:p>
          </table:table-cell>
          <table:table-cell office:value-type="float" office:value="-117.3398292" table:style-name="ce1">
            <text:p>-117.3398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3:16 PM</text:p>
          </table:table-cell>
          <table:table-cell office:value-type="string" table:style-name="ce1">
            <text:p>3100 BLOCK OF DUFFY ST SAN BERNARDINO COUNTY</text:p>
          </table:table-cell>
          <table:table-cell office:value-type="float" office:value="34.152279800000002" table:style-name="ce1">
            <text:p>34.1522798</text:p>
          </table:table-cell>
          <table:table-cell office:value-type="float" office:value="-117.34427239999999" table:style-name="ce1">
            <text:p>-117.3442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3:51 PM</text:p>
          </table:table-cell>
          <table:table-cell office:value-type="string" table:style-name="ce1">
            <text:p>3600 BLOCK OF N CAJON BLVD SAN BERNARDINO COUNTY</text:p>
          </table:table-cell>
          <table:table-cell office:value-type="float" office:value="34.159354299999997" table:style-name="ce1">
            <text:p>34.1593543</text:p>
          </table:table-cell>
          <table:table-cell office:value-type="float" office:value="-117.33773050000001" table:style-name="ce1">
            <text:p>-117.33773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4:48 PM</text:p>
          </table:table-cell>
          <table:table-cell office:value-type="string" table:style-name="ce1">
            <text:p>25800 BLOCK OF 27TH ST SAN BERNARDINO COUNTY</text:p>
          </table:table-cell>
          <table:table-cell office:value-type="float" office:value="34.140086300000007" table:style-name="ce1">
            <text:p>34.1400863</text:p>
          </table:table-cell>
          <table:table-cell office:value-type="float" office:value="-117.24435080000001" table:style-name="ce1">
            <text:p>-117.24435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6:02 PM</text:p>
          </table:table-cell>
          <table:table-cell office:value-type="string" table:style-name="ce1">
            <text:p>LYNWOOD DR/N DEL ROSA AVE SAN BERNARDINO COUNTY</text:p>
          </table:table-cell>
          <table:table-cell office:value-type="float" office:value="34.146753599999997" table:style-name="ce1">
            <text:p>34.1467536</text:p>
          </table:table-cell>
          <table:table-cell office:value-type="float" office:value="-117.2567767" table:style-name="ce1">
            <text:p>-117.25677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7:40 AM</text:p>
          </table:table-cell>
          <table:table-cell office:value-type="string" table:style-name="ce1">
            <text:p>3100 BLOCK OF OTTO ST SAN BERNARDINO COUNTY</text:p>
          </table:table-cell>
          <table:table-cell office:value-type="float" office:value="34.152476900000003" table:style-name="ce1">
            <text:p>34.1524769</text:p>
          </table:table-cell>
          <table:table-cell office:value-type="float" office:value="-117.3509387" table:style-name="ce1">
            <text:p>-117.3509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9:38 AM</text:p>
          </table:table-cell>
          <table:table-cell office:value-type="string" table:style-name="ce1">
            <text:p>E 33RD ST/N GOLDEN AVE SAN BERNARDINO COUNTY</text:p>
          </table:table-cell>
          <table:table-cell office:value-type="float" office:value="34.151802099999998" table:style-name="ce1">
            <text:p>34.1518021</text:p>
          </table:table-cell>
          <table:table-cell office:value-type="float" office:value="-117.2617717" table:style-name="ce1">
            <text:p>-117.2617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0:17 AM</text:p>
          </table:table-cell>
          <table:table-cell office:value-type="string" table:style-name="ce1">
            <text:p>6800 BLOCK OF GOLONDRINA DR SAN BERNARDINO COUNTY</text:p>
          </table:table-cell>
          <table:table-cell office:value-type="float" office:value="34.130362300000002" table:style-name="ce1">
            <text:p>34.1303623</text:p>
          </table:table-cell>
          <table:table-cell office:value-type="float" office:value="-117.2472264" table:style-name="ce1">
            <text:p>-117.24722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0:28 AM</text:p>
          </table:table-cell>
          <table:table-cell office:value-type="string" table:style-name="ce1">
            <text:p>24200 BLOCK OF 5TH ST SAN BERNARDINO COUNTY</text:p>
          </table:table-cell>
          <table:table-cell office:value-type="float" office:value="34.108584399999998" table:style-name="ce1">
            <text:p>34.1085844</text:p>
          </table:table-cell>
          <table:table-cell office:value-type="float" office:value="-117.2771803" table:style-name="ce1">
            <text:p>-117.27718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2:24 PM</text:p>
          </table:table-cell>
          <table:table-cell office:value-type="string" table:style-name="ce1">
            <text:p>5400 BLOCK OF N ELMWOOD RD SAN BERNARDINO COUNTY</text:p>
          </table:table-cell>
          <table:table-cell office:value-type="float" office:value="34.155809400000003" table:style-name="ce1">
            <text:p>34.1558094</text:p>
          </table:table-cell>
          <table:table-cell office:value-type="float" office:value="-117.2520727" table:style-name="ce1">
            <text:p>-117.2520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12:58 AM</text:p>
          </table:table-cell>
          <table:table-cell office:value-type="string" table:style-name="ce1">
            <text:p>3100 BLOCK OF DUFFY ST SAN BERNARDINO COUNTY</text:p>
          </table:table-cell>
          <table:table-cell office:value-type="float" office:value="34.152279800000002" table:style-name="ce1">
            <text:p>34.1522798</text:p>
          </table:table-cell>
          <table:table-cell office:value-type="float" office:value="-117.34427239999999" table:style-name="ce1">
            <text:p>-117.3442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1:51 AM</text:p>
          </table:table-cell>
          <table:table-cell office:value-type="string" table:style-name="ce1">
            <text:p>3100 BLOCK OF DUFFY ST SAN BERNARDINO COUNTY</text:p>
          </table:table-cell>
          <table:table-cell office:value-type="float" office:value="34.152279800000002" table:style-name="ce1">
            <text:p>34.1522798</text:p>
          </table:table-cell>
          <table:table-cell office:value-type="float" office:value="-117.34427239999999" table:style-name="ce1">
            <text:p>-117.3442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7/19</text:p>
          </table:table-cell>
          <table:table-cell office:value-type="string" table:style-name="ce1">
            <text:p>03:26 AM</text:p>
          </table:table-cell>
          <table:table-cell office:value-type="string" table:style-name="ce1">
            <text:p>25500 BLOCK OF 17TH ST SAN BERNARDINO COUNTY</text:p>
          </table:table-cell>
          <table:table-cell office:value-type="float" office:value="34.129765300000003" table:style-name="ce1">
            <text:p>34.1297653</text:p>
          </table:table-cell>
          <table:table-cell office:value-type="float" office:value="-117.2501974" table:style-name="ce1">
            <text:p>-117.25019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7:15 PM</text:p>
          </table:table-cell>
          <table:table-cell office:value-type="string" table:style-name="ce1">
            <text:p>3600 BLOCK OF NOLAN ST SAN BERNARDINO COUNTY</text:p>
          </table:table-cell>
          <table:table-cell office:value-type="float" office:value="34.162683600000001" table:style-name="ce1">
            <text:p>34.1626836</text:p>
          </table:table-cell>
          <table:table-cell office:value-type="float" office:value="-117.3433498" table:style-name="ce1">
            <text:p>-117.34334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7:53 PM</text:p>
          </table:table-cell>
          <table:table-cell office:value-type="string" table:style-name="ce1">
            <text:p>7100 BLOCK OF FAIRFAX DR SAN BERNARDINO COUNTY</text:p>
          </table:table-cell>
          <table:table-cell office:value-type="float" office:value="34.124803999999997" table:style-name="ce1">
            <text:p>34.124804</text:p>
          </table:table-cell>
          <table:table-cell office:value-type="float" office:value="-117.25743249999999" table:style-name="ce1">
            <text:p>-117.2574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7:57 PM</text:p>
          </table:table-cell>
          <table:table-cell office:value-type="string" table:style-name="ce1">
            <text:p>7100 BLOCK OF FAIRFAX DR SAN BERNARDINO COUNTY</text:p>
          </table:table-cell>
          <table:table-cell office:value-type="float" office:value="34.124803999999997" table:style-name="ce1">
            <text:p>34.124804</text:p>
          </table:table-cell>
          <table:table-cell office:value-type="float" office:value="-117.25743249999999" table:style-name="ce1">
            <text:p>-117.2574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1:44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4:42 PM</text:p>
          </table:table-cell>
          <table:table-cell office:value-type="string" table:style-name="ce1">
            <text:p>8100 BLOCK OF WHITLOCK AVE SAN BERNARDINO COUNTY</text:p>
          </table:table-cell>
          <table:table-cell office:value-type="float" office:value="34.106451100000001" table:style-name="ce1">
            <text:p>34.1064511</text:p>
          </table:table-cell>
          <table:table-cell office:value-type="float" office:value="-117.2639085" table:style-name="ce1">
            <text:p>-117.2639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7:10 AM</text:p>
          </table:table-cell>
          <table:table-cell office:value-type="string" table:style-name="ce1">
            <text:p>25700 BLOCK OF ALTO DR SAN BERNARDINO COUNTY</text:p>
          </table:table-cell>
          <table:table-cell office:value-type="float" office:value="34.156097899999999" table:style-name="ce1">
            <text:p>34.1560979</text:p>
          </table:table-cell>
          <table:table-cell office:value-type="float" office:value="-117.2430768" table:style-name="ce1">
            <text:p>-117.24307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8:36 A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6/19</text:p>
          </table:table-cell>
          <table:table-cell office:value-type="string" table:style-name="ce1">
            <text:p>08:43 AM</text:p>
          </table:table-cell>
          <table:table-cell office:value-type="string" table:style-name="ce1">
            <text:p>5800 BLOCK OF N CHIQUITA LN SAN BERNARDINO COUNTY</text:p>
          </table:table-cell>
          <table:table-cell office:value-type="float" office:value="34.148599900000001" table:style-name="ce1">
            <text:p>34.1485999</text:p>
          </table:table-cell>
          <table:table-cell office:value-type="float" office:value="-117.249188" table:style-name="ce1">
            <text:p>-117.249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07:50 PM</text:p>
          </table:table-cell>
          <table:table-cell office:value-type="string" table:style-name="ce1">
            <text:p>W DARBY ST/N MACY ST SAN BERNARDINO COUNTY</text:p>
          </table:table-cell>
          <table:table-cell office:value-type="float" office:value="34.146958699999999" table:style-name="ce1">
            <text:p>34.1469587</text:p>
          </table:table-cell>
          <table:table-cell office:value-type="float" office:value="-117.3398292" table:style-name="ce1">
            <text:p>-117.3398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07:57 PM</text:p>
          </table:table-cell>
          <table:table-cell office:value-type="string" table:style-name="ce1">
            <text:p>SUNNYSIDE AVE/4TH ST SAN BERNARDINO COUNTY</text:p>
          </table:table-cell>
          <table:table-cell office:value-type="float" office:value="34.106461899999999" table:style-name="ce1">
            <text:p>34.1064619</text:p>
          </table:table-cell>
          <table:table-cell office:value-type="float" office:value="-117.2625553" table:style-name="ce1">
            <text:p>-117.2625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1:01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1:40 PM</text:p>
          </table:table-cell>
          <table:table-cell office:value-type="string" table:style-name="ce1">
            <text:p>5900 BLOCK OF N BLYTHE AVE SAN BERNARDINO COUNTY</text:p>
          </table:table-cell>
          <table:table-cell office:value-type="float" office:value="34.146694400000001" table:style-name="ce1">
            <text:p>34.1466944</text:p>
          </table:table-cell>
          <table:table-cell office:value-type="float" office:value="-117.231093" table:style-name="ce1">
            <text:p>-117.2310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1:50 AM</text:p>
          </table:table-cell>
          <table:table-cell office:value-type="string" table:style-name="ce1">
            <text:p>3600 BLOCK OF FERNDALE AVE SAN BERNARDINO COUNTY</text:p>
          </table:table-cell>
          <table:table-cell office:value-type="float" office:value="34.156506100000009" table:style-name="ce1">
            <text:p>34.1565061</text:p>
          </table:table-cell>
          <table:table-cell office:value-type="float" office:value="-117.25826170000001" table:style-name="ce1">
            <text:p>-117.25826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06:28 PM</text:p>
          </table:table-cell>
          <table:table-cell office:value-type="string" table:style-name="ce1">
            <text:p>4000 BLOCK OF COTTAGE DR SAN BERNARDINO COUNTY</text:p>
          </table:table-cell>
          <table:table-cell office:value-type="float" office:value="34.164655500000002" table:style-name="ce1">
            <text:p>34.1646555</text:p>
          </table:table-cell>
          <table:table-cell office:value-type="float" office:value="-117.297185" table:style-name="ce1">
            <text:p>-117.2971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1:13 AM</text:p>
          </table:table-cell>
          <table:table-cell office:value-type="string" table:style-name="ce1">
            <text:p>1900 BLOCK OF W KERN ST SAN BERNARDINO COUNTY</text:p>
          </table:table-cell>
          <table:table-cell office:value-type="float" office:value="34.157208699999998" table:style-name="ce1">
            <text:p>34.1572087</text:p>
          </table:table-cell>
          <table:table-cell office:value-type="float" office:value="-117.3352924" table:style-name="ce1">
            <text:p>-117.33529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1:53 AM</text:p>
          </table:table-cell>
          <table:table-cell office:value-type="string" table:style-name="ce1">
            <text:p>7100 BLOCK OF TIPPECANOE AVE SAN BERNARDINO COUNTY</text:p>
          </table:table-cell>
          <table:table-cell office:value-type="float" office:value="34.0661597" table:style-name="ce1">
            <text:p>34.0661597</text:p>
          </table:table-cell>
          <table:table-cell office:value-type="float" office:value="-117.2612831" table:style-name="ce1">
            <text:p>-117.2612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5/19</text:p>
          </table:table-cell>
          <table:table-cell office:value-type="string" table:style-name="ce1">
            <text:p>12:39 A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6:03 PM</text:p>
          </table:table-cell>
          <table:table-cell office:value-type="string" table:style-name="ce1">
            <text:p>3700 BLOCK OF N OXFORD LN SAN BERNARDINO COUNTY</text:p>
          </table:table-cell>
          <table:table-cell office:value-type="float" office:value="34.158824500000001" table:style-name="ce1">
            <text:p>34.1588245</text:p>
          </table:table-cell>
          <table:table-cell office:value-type="float" office:value="-117.2582652" table:style-name="ce1">
            <text:p>-117.2582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5:28 PM</text:p>
          </table:table-cell>
          <table:table-cell office:value-type="string" table:style-name="ce1">
            <text:p>N MACY ST/W DARBY ST SAN BERNARDINO COUNTY</text:p>
          </table:table-cell>
          <table:table-cell office:value-type="float" office:value="34.146958699999999" table:style-name="ce1">
            <text:p>34.1469587</text:p>
          </table:table-cell>
          <table:table-cell office:value-type="float" office:value="-117.3398292" table:style-name="ce1">
            <text:p>-117.3398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6:03 PM</text:p>
          </table:table-cell>
          <table:table-cell office:value-type="string" table:style-name="ce1">
            <text:p>3700 BLOCK OF N OXFORD LN SAN BERNARDINO COUNTY</text:p>
          </table:table-cell>
          <table:table-cell office:value-type="float" office:value="34.158824500000001" table:style-name="ce1">
            <text:p>34.1588245</text:p>
          </table:table-cell>
          <table:table-cell office:value-type="float" office:value="-117.2582652" table:style-name="ce1">
            <text:p>-117.2582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6:36 A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9:31 AM</text:p>
          </table:table-cell>
          <table:table-cell office:value-type="string" table:style-name="ce1">
            <text:p>31000 BLOCK OF COLTON AVE SAN BERNARDINO COUNTY</text:p>
          </table:table-cell>
          <table:table-cell office:value-type="float" office:value="34.061536199999999" table:style-name="ce1">
            <text:p>34.0615362</text:p>
          </table:table-cell>
          <table:table-cell office:value-type="float" office:value="-117.1292787" table:style-name="ce1">
            <text:p>-117.12927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4/19</text:p>
          </table:table-cell>
          <table:table-cell office:value-type="string" table:style-name="ce1">
            <text:p>09:39 AM</text:p>
          </table:table-cell>
          <table:table-cell office:value-type="string" table:style-name="ce1">
            <text:p>DWIGHT WAY/N DWIGHT WAY SAN BERNARDINO COUNTY</text:p>
          </table:table-cell>
          <table:table-cell office:value-type="float" office:value="34.163035000000001" table:style-name="ce1">
            <text:p>34.163035</text:p>
          </table:table-cell>
          <table:table-cell office:value-type="float" office:value="-117.25632280000001" table:style-name="ce1">
            <text:p>-117.25632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7:34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8:29 PM</text:p>
          </table:table-cell>
          <table:table-cell office:value-type="string" table:style-name="ce1">
            <text:p>8100 BLOCK OF WHITLOCK AVE SAN BERNARDINO COUNTY</text:p>
          </table:table-cell>
          <table:table-cell office:value-type="float" office:value="34.106451100000001" table:style-name="ce1">
            <text:p>34.1064511</text:p>
          </table:table-cell>
          <table:table-cell office:value-type="float" office:value="-117.2639085" table:style-name="ce1">
            <text:p>-117.2639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9:38 PM</text:p>
          </table:table-cell>
          <table:table-cell office:value-type="string" table:style-name="ce1">
            <text:p>4000 BLOCK OF N F ST SAN BERNARDINO COUNTY</text:p>
          </table:table-cell>
          <table:table-cell office:value-type="float" office:value="34.164785100000003" table:style-name="ce1">
            <text:p>34.1647851</text:p>
          </table:table-cell>
          <table:table-cell office:value-type="float" office:value="-117.3031541" table:style-name="ce1">
            <text:p>-117.303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2:47 PM</text:p>
          </table:table-cell>
          <table:table-cell office:value-type="string" table:style-name="ce1">
            <text:p>3800 BLOCK OF FERNDALE AVE SAN BERNARDINO COUNTY</text:p>
          </table:table-cell>
          <table:table-cell office:value-type="float" office:value="34.159287599999999" table:style-name="ce1">
            <text:p>34.1592876</text:p>
          </table:table-cell>
          <table:table-cell office:value-type="float" office:value="-117.2582725" table:style-name="ce1">
            <text:p>-117.25827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2:19 PM</text:p>
          </table:table-cell>
          <table:table-cell office:value-type="string" table:style-name="ce1">
            <text:p>1900 BLOCK OF W DARBY ST SAN BERNARDINO COUNTY</text:p>
          </table:table-cell>
          <table:table-cell office:value-type="float" office:value="34.146917700000003" table:style-name="ce1">
            <text:p>34.1469177</text:p>
          </table:table-cell>
          <table:table-cell office:value-type="float" office:value="-117.3311205" table:style-name="ce1">
            <text:p>-117.33112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2:26 P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3:16 PM</text:p>
          </table:table-cell>
          <table:table-cell office:value-type="string" table:style-name="ce1">
            <text:p>2200 BLOCK OF W KERN ST SAN BERNARDINO COUNTY</text:p>
          </table:table-cell>
          <table:table-cell office:value-type="float" office:value="34.154625199999998" table:style-name="ce1">
            <text:p>34.1546252</text:p>
          </table:table-cell>
          <table:table-cell office:value-type="float" office:value="-117.3444052" table:style-name="ce1">
            <text:p>-117.3444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5:03 PM</text:p>
          </table:table-cell>
          <table:table-cell office:value-type="string" table:style-name="ce1">
            <text:p>8100 BLOCK OF WHITLOCK AVE SAN BERNARDINO COUNTY</text:p>
          </table:table-cell>
          <table:table-cell office:value-type="float" office:value="34.106451100000001" table:style-name="ce1">
            <text:p>34.1064511</text:p>
          </table:table-cell>
          <table:table-cell office:value-type="float" office:value="-117.2639085" table:style-name="ce1">
            <text:p>-117.2639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5:53 AM</text:p>
          </table:table-cell>
          <table:table-cell office:value-type="string" table:style-name="ce1">
            <text:p>2200 BLOCK OF W BLAKE ST SAN BERNARDINO COUNTY</text:p>
          </table:table-cell>
          <table:table-cell office:value-type="float" office:value="34.150596800000002" table:style-name="ce1">
            <text:p>34.1505968</text:p>
          </table:table-cell>
          <table:table-cell office:value-type="float" office:value="-117.3441897" table:style-name="ce1">
            <text:p>-117.34418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7:14 AM</text:p>
          </table:table-cell>
          <table:table-cell office:value-type="string" table:style-name="ce1">
            <text:p>3600 BLOCK OF N MOUNTAIN AVE SAN BERNARDINO COUNTY</text:p>
          </table:table-cell>
          <table:table-cell office:value-type="float" office:value="34.156974400000003" table:style-name="ce1">
            <text:p>34.1569744</text:p>
          </table:table-cell>
          <table:table-cell office:value-type="float" office:value="-117.2572198" table:style-name="ce1">
            <text:p>-117.2572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8:17 AM</text:p>
          </table:table-cell>
          <table:table-cell office:value-type="string" table:style-name="ce1">
            <text:p>6900 BLOCK OF DWIGHT WAY SAN BERNARDINO COUNTY</text:p>
          </table:table-cell>
          <table:table-cell office:value-type="float" office:value="34.128069099999998" table:style-name="ce1">
            <text:p>34.1280691</text:p>
          </table:table-cell>
          <table:table-cell office:value-type="float" office:value="-117.2559636" table:style-name="ce1">
            <text:p>-117.2559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08:59 A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1:13 AM</text:p>
          </table:table-cell>
          <table:table-cell office:value-type="string" table:style-name="ce1">
            <text:p>6900 BLOCK OF DWIGHT WAY SAN BERNARDINO COUNTY</text:p>
          </table:table-cell>
          <table:table-cell office:value-type="float" office:value="34.128069099999998" table:style-name="ce1">
            <text:p>34.1280691</text:p>
          </table:table-cell>
          <table:table-cell office:value-type="float" office:value="-117.2559636" table:style-name="ce1">
            <text:p>-117.2559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1:24 AM</text:p>
          </table:table-cell>
          <table:table-cell office:value-type="string" table:style-name="ce1">
            <text:p>6900 BLOCK OF DWIGHT WAY SAN BERNARDINO COUNTY</text:p>
          </table:table-cell>
          <table:table-cell office:value-type="float" office:value="34.128069099999998" table:style-name="ce1">
            <text:p>34.1280691</text:p>
          </table:table-cell>
          <table:table-cell office:value-type="float" office:value="-117.2559636" table:style-name="ce1">
            <text:p>-117.2559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1:54 AM</text:p>
          </table:table-cell>
          <table:table-cell office:value-type="string" table:style-name="ce1">
            <text:p>7100 BLOCK OF GLASGOW AVE SAN BERNARDINO COUNTY</text:p>
          </table:table-cell>
          <table:table-cell office:value-type="float" office:value="34.124974199999997" table:style-name="ce1">
            <text:p>34.1249742</text:p>
          </table:table-cell>
          <table:table-cell office:value-type="float" office:value="-117.25489349999999" table:style-name="ce1">
            <text:p>-117.25489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2:30 PM</text:p>
          </table:table-cell>
          <table:table-cell office:value-type="string" table:style-name="ce1">
            <text:p>2200 BLOCK OF W KERN ST SAN BERNARDINO COUNTY</text:p>
          </table:table-cell>
          <table:table-cell office:value-type="float" office:value="34.154625199999998" table:style-name="ce1">
            <text:p>34.1546252</text:p>
          </table:table-cell>
          <table:table-cell office:value-type="float" office:value="-117.3444052" table:style-name="ce1">
            <text:p>-117.3444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3/19</text:p>
          </table:table-cell>
          <table:table-cell office:value-type="string" table:style-name="ce1">
            <text:p>12:14 AM</text:p>
          </table:table-cell>
          <table:table-cell office:value-type="string" table:style-name="ce1">
            <text:p>3100 BLOCK OF N HARRISON ST SAN BERNARDINO COUNTY</text:p>
          </table:table-cell>
          <table:table-cell office:value-type="float" office:value="34.146764500000003" table:style-name="ce1">
            <text:p>34.1467645</text:p>
          </table:table-cell>
          <table:table-cell office:value-type="float" office:value="-117.2644263" table:style-name="ce1">
            <text:p>-117.26442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11:27 PM</text:p>
          </table:table-cell>
          <table:table-cell office:value-type="string" table:style-name="ce1">
            <text:p>6900 BLOCK OF TIPPECANOE AVE SAN BERNARDINO COUNTY</text:p>
          </table:table-cell>
          <table:table-cell office:value-type="float" office:value="34.128541600000013" table:style-name="ce1">
            <text:p>34.1285416</text:p>
          </table:table-cell>
          <table:table-cell office:value-type="float" office:value="-117.2622291" table:style-name="ce1">
            <text:p>-117.26222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12:50 PM</text:p>
          </table:table-cell>
          <table:table-cell office:value-type="string" table:style-name="ce1">
            <text:p>7000 BLOCK OF PERRIS HILL RD SAN BERNARDINO COUNTY</text:p>
          </table:table-cell>
          <table:table-cell office:value-type="float" office:value="34.126814400000001" table:style-name="ce1">
            <text:p>34.1268144</text:p>
          </table:table-cell>
          <table:table-cell office:value-type="float" office:value="-117.2637074" table:style-name="ce1">
            <text:p>-117.26370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12:53 PM</text:p>
          </table:table-cell>
          <table:table-cell office:value-type="string" table:style-name="ce1">
            <text:p>3700 BLOCK OF GRAY ST SAN BERNARDINO COUNTY</text:p>
          </table:table-cell>
          <table:table-cell office:value-type="float" office:value="34.163454000000002" table:style-name="ce1">
            <text:p>34.163454</text:p>
          </table:table-cell>
          <table:table-cell office:value-type="float" office:value="-117.36217550000001" table:style-name="ce1">
            <text:p>-117.36217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02:03 PM</text:p>
          </table:table-cell>
          <table:table-cell office:value-type="string" table:style-name="ce1">
            <text:p>00 BLOCK OF DART ST SAN BERNARDINO COUNTY</text:p>
          </table:table-cell>
          <table:table-cell office:value-type="float" office:value="34.128962299999998" table:style-name="ce1">
            <text:p>34.1289623</text:p>
          </table:table-cell>
          <table:table-cell office:value-type="float" office:value="-117.26848680000001" table:style-name="ce1">
            <text:p>-117.26848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04:27 P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04:47 PM</text:p>
          </table:table-cell>
          <table:table-cell office:value-type="string" table:style-name="ce1">
            <text:p>24700 BLOCK OF 5TH ST SAN BERNARDINO COUNTY</text:p>
          </table:table-cell>
          <table:table-cell office:value-type="float" office:value="34.108330100000003" table:style-name="ce1">
            <text:p>34.1083301</text:p>
          </table:table-cell>
          <table:table-cell office:value-type="float" office:value="-117.2666691" table:style-name="ce1">
            <text:p>-117.2666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2/19</text:p>
          </table:table-cell>
          <table:table-cell office:value-type="string" table:style-name="ce1">
            <text:p>07:24 PM</text:p>
          </table:table-cell>
          <table:table-cell office:value-type="string" table:style-name="ce1">
            <text:p>2800 BLOCK OF N MACY ST SAN BERNARDINO COUNTY</text:p>
          </table:table-cell>
          <table:table-cell office:value-type="float" office:value="34.146994900000003" table:style-name="ce1">
            <text:p>34.1469949</text:p>
          </table:table-cell>
          <table:table-cell office:value-type="float" office:value="-117.33982930000001" table:style-name="ce1">
            <text:p>-117.33982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1/19</text:p>
          </table:table-cell>
          <table:table-cell office:value-type="string" table:style-name="ce1">
            <text:p>11:09 AM</text:p>
          </table:table-cell>
          <table:table-cell office:value-type="string" table:style-name="ce1">
            <text:p>NOLAN ST/N STATE ST SAN BERNARDINO COUNTY</text:p>
          </table:table-cell>
          <table:table-cell office:value-type="float" office:value="34.152538499999999" table:style-name="ce1">
            <text:p>34.1525385</text:p>
          </table:table-cell>
          <table:table-cell office:value-type="float" office:value="-117.3355261" table:style-name="ce1">
            <text:p>-117.3355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21/19</text:p>
          </table:table-cell>
          <table:table-cell office:value-type="string" table:style-name="ce1">
            <text:p>11:33 AM</text:p>
          </table:table-cell>
          <table:table-cell office:value-type="string" table:style-name="ce1">
            <text:p>25700 BLOCK OF 26TH ST SAN BERNARDINO COUNTY</text:p>
          </table:table-cell>
          <table:table-cell office:value-type="float" office:value="34.139478799999999" table:style-name="ce1">
            <text:p>34.1394788</text:p>
          </table:table-cell>
          <table:table-cell office:value-type="float" office:value="-117.2430421" table:style-name="ce1">
            <text:p>-117.2430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21/19</text:p>
          </table:table-cell>
          <table:table-cell office:value-type="string" table:style-name="ce1">
            <text:p>01:33 PM</text:p>
          </table:table-cell>
          <table:table-cell office:value-type="string" table:style-name="ce1">
            <text:p>5300 BLOCK OF ELM AVE SAN BERNARDINO COUNTY</text:p>
          </table:table-cell>
          <table:table-cell office:value-type="float" office:value="34.1575542" table:style-name="ce1">
            <text:p>34.1575542</text:p>
          </table:table-cell>
          <table:table-cell office:value-type="float" office:value="-117.24529699999999" table:style-name="ce1">
            <text:p>-117.245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1/19</text:p>
          </table:table-cell>
          <table:table-cell office:value-type="string" table:style-name="ce1">
            <text:p>07:16 P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21/19</text:p>
          </table:table-cell>
          <table:table-cell office:value-type="string" table:style-name="ce1">
            <text:p>09:25 PM</text:p>
          </table:table-cell>
          <table:table-cell office:value-type="string" table:style-name="ce1">
            <text:p>900 BLOCK OF W 40TH ST SAN BERNARDINO COUNTY</text:p>
          </table:table-cell>
          <table:table-cell office:value-type="float" office:value="34.164607199999999" table:style-name="ce1">
            <text:p>34.1646072</text:p>
          </table:table-cell>
          <table:table-cell office:value-type="float" office:value="-117.3026445" table:style-name="ce1">
            <text:p>-117.30264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19/19</text:p>
          </table:table-cell>
          <table:table-cell office:value-type="string" table:style-name="ce1">
            <text:p>02:40 AM</text:p>
          </table:table-cell>
          <table:table-cell office:value-type="string" table:style-name="ce1">
            <text:p>E 3RD ST/PEDLEY RD SAN BERNARDINO COUNTY</text:p>
          </table:table-cell>
          <table:table-cell office:value-type="float" office:value="34.1043102" table:style-name="ce1">
            <text:p>34.1043102</text:p>
          </table:table-cell>
          <table:table-cell office:value-type="float" office:value="-117.26678699999999" table:style-name="ce1">
            <text:p>-117.2667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9/19</text:p>
          </table:table-cell>
          <table:table-cell office:value-type="string" table:style-name="ce1">
            <text:p>07:01 AM</text:p>
          </table:table-cell>
          <table:table-cell office:value-type="string" table:style-name="ce1">
            <text:p>6700 BLOCK OF DEL ROSA DR SAN BERNARDINO COUNTY</text:p>
          </table:table-cell>
          <table:table-cell office:value-type="float" office:value="34.132252600000001" table:style-name="ce1">
            <text:p>34.1322526</text:p>
          </table:table-cell>
          <table:table-cell office:value-type="float" office:value="-117.25235960000001" table:style-name="ce1">
            <text:p>-117.2523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9/19</text:p>
          </table:table-cell>
          <table:table-cell office:value-type="string" table:style-name="ce1">
            <text:p>07:44 AM</text:p>
          </table:table-cell>
          <table:table-cell office:value-type="string" table:style-name="ce1">
            <text:p>7200 BLOCK OF N YATES ST SAN BERNARDINO COUNTY</text:p>
          </table:table-cell>
          <table:table-cell office:value-type="float" office:value="34.122864499999999" table:style-name="ce1">
            <text:p>34.1228645</text:p>
          </table:table-cell>
          <table:table-cell office:value-type="float" office:value="-117.25352549999999" table:style-name="ce1">
            <text:p>-117.25352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9/19</text:p>
          </table:table-cell>
          <table:table-cell office:value-type="string" table:style-name="ce1">
            <text:p>02:57 AM</text:p>
          </table:table-cell>
          <table:table-cell office:value-type="string" table:style-name="ce1">
            <text:p>4000 BLOCK OF N 1ST AVE SAN BERNARDINO COUNTY</text:p>
          </table:table-cell>
          <table:table-cell office:value-type="float" office:value="34.1646833" table:style-name="ce1">
            <text:p>34.1646833</text:p>
          </table:table-cell>
          <table:table-cell office:value-type="float" office:value="-117.29609960000001" table:style-name="ce1">
            <text:p>-117.2960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9:24 PM</text:p>
          </table:table-cell>
          <table:table-cell office:value-type="string" table:style-name="ce1">
            <text:p>BESSANT ST/DEL ROSA DR SAN BERNARDINO COUNTY</text:p>
          </table:table-cell>
          <table:table-cell office:value-type="float" office:value="34.124357600000003" table:style-name="ce1">
            <text:p>34.1243576</text:p>
          </table:table-cell>
          <table:table-cell office:value-type="float" office:value="-117.25252" table:style-name="ce1">
            <text:p>-117.252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1:46 PM</text:p>
          </table:table-cell>
          <table:table-cell office:value-type="string" table:style-name="ce1">
            <text:p>5300 BLOCK OF N ELMWOOD RD SAN BERNARDINO COUNTY</text:p>
          </table:table-cell>
          <table:table-cell office:value-type="float" office:value="34.157598" table:style-name="ce1">
            <text:p>34.157598</text:p>
          </table:table-cell>
          <table:table-cell office:value-type="float" office:value="-117.25179489999999" table:style-name="ce1">
            <text:p>-117.2517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2:27 PM</text:p>
          </table:table-cell>
          <table:table-cell office:value-type="string" table:style-name="ce1">
            <text:p>7200 BLOCK OF N CONEJO DR SAN BERNARDINO COUNTY</text:p>
          </table:table-cell>
          <table:table-cell office:value-type="float" office:value="34.123147000000003" table:style-name="ce1">
            <text:p>34.123147</text:p>
          </table:table-cell>
          <table:table-cell office:value-type="float" office:value="-117.25932109999999" table:style-name="ce1">
            <text:p>-117.25932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3:06 PM</text:p>
          </table:table-cell>
          <table:table-cell office:value-type="string" table:style-name="ce1">
            <text:p>3500 BLOCK OF JUNE ST SAN BERNARDINO COUNTY</text:p>
          </table:table-cell>
          <table:table-cell office:value-type="float" office:value="34.159823600000003" table:style-name="ce1">
            <text:p>34.1598236</text:p>
          </table:table-cell>
          <table:table-cell office:value-type="float" office:value="-117.3485744" table:style-name="ce1">
            <text:p>-117.34857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4:15 PM</text:p>
          </table:table-cell>
          <table:table-cell office:value-type="string" table:style-name="ce1">
            <text:p>2100 BLOCK OF W BLAKE ST SAN BERNARDINO COUNTY</text:p>
          </table:table-cell>
          <table:table-cell office:value-type="float" office:value="34.150575199999999" table:style-name="ce1">
            <text:p>34.1505752</text:p>
          </table:table-cell>
          <table:table-cell office:value-type="float" office:value="-117.339882" table:style-name="ce1">
            <text:p>-117.3398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5:28 PM</text:p>
          </table:table-cell>
          <table:table-cell office:value-type="string" table:style-name="ce1">
            <text:p>3700 BLOCK OF GRAY ST SAN BERNARDINO COUNTY</text:p>
          </table:table-cell>
          <table:table-cell office:value-type="float" office:value="34.163454000000002" table:style-name="ce1">
            <text:p>34.163454</text:p>
          </table:table-cell>
          <table:table-cell office:value-type="float" office:value="-117.36217550000001" table:style-name="ce1">
            <text:p>-117.36217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8/19</text:p>
          </table:table-cell>
          <table:table-cell office:value-type="string" table:style-name="ce1">
            <text:p>07:33 AM</text:p>
          </table:table-cell>
          <table:table-cell office:value-type="string" table:style-name="ce1">
            <text:p>6100 BLOCK OF NEWCOMB ST SAN BERNARDINO COUNTY</text:p>
          </table:table-cell>
          <table:table-cell office:value-type="float" office:value="34.143052099999998" table:style-name="ce1">
            <text:p>34.1430521</text:p>
          </table:table-cell>
          <table:table-cell office:value-type="float" office:value="-117.2391579" table:style-name="ce1">
            <text:p>-117.2391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08:43 PM</text:p>
          </table:table-cell>
          <table:table-cell office:value-type="string" table:style-name="ce1">
            <text:p>CYPRESS DR/W RESERVOIR DR SAN BERNARDINO COUNTY</text:p>
          </table:table-cell>
          <table:table-cell office:value-type="float" office:value="34.173634999999997" table:style-name="ce1">
            <text:p>34.173635</text:p>
          </table:table-cell>
          <table:table-cell office:value-type="float" office:value="-117.3103503" table:style-name="ce1">
            <text:p>-117.31035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10:32 PM</text:p>
          </table:table-cell>
          <table:table-cell office:value-type="string" table:style-name="ce1">
            <text:p>1200 BLOCK OF E MARSHALL BLVD SAN BERNARDINO COUNTY</text:p>
          </table:table-cell>
          <table:table-cell office:value-type="float" office:value="34.1494778" table:style-name="ce1">
            <text:p>34.1494778</text:p>
          </table:table-cell>
          <table:table-cell office:value-type="float" office:value="-117.2611295" table:style-name="ce1">
            <text:p>-117.26112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12:50 PM</text:p>
          </table:table-cell>
          <table:table-cell office:value-type="string" table:style-name="ce1">
            <text:p>194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02:03 PM</text:p>
          </table:table-cell>
          <table:table-cell office:value-type="string" table:style-name="ce1">
            <text:p>25200 BLOCK OF E 3RD ST SAN BERNARDINO COUNTY</text:p>
          </table:table-cell>
          <table:table-cell office:value-type="float" office:value="34.104541699999999" table:style-name="ce1">
            <text:p>34.1045417</text:p>
          </table:table-cell>
          <table:table-cell office:value-type="float" office:value="-117.2550514" table:style-name="ce1">
            <text:p>-117.25505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04:31 PM</text:p>
          </table:table-cell>
          <table:table-cell office:value-type="string" table:style-name="ce1">
            <text:p>800 BLOCK OF W B ST SAN BERNARDINO COUNTY</text:p>
          </table:table-cell>
          <table:table-cell office:value-type="float" office:value="34.064320899999998" table:style-name="ce1">
            <text:p>34.0643209</text:p>
          </table:table-cell>
          <table:table-cell office:value-type="float" office:value="-117.6630232" table:style-name="ce1">
            <text:p>-117.66302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01:03 AM</text:p>
          </table:table-cell>
          <table:table-cell office:value-type="string" table:style-name="ce1">
            <text:p>25700 BLOCK OF 26TH ST SAN BERNARDINO COUNTY</text:p>
          </table:table-cell>
          <table:table-cell office:value-type="float" office:value="34.139478799999999" table:style-name="ce1">
            <text:p>34.1394788</text:p>
          </table:table-cell>
          <table:table-cell office:value-type="float" office:value="-117.2430421" table:style-name="ce1">
            <text:p>-117.2430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7/19</text:p>
          </table:table-cell>
          <table:table-cell office:value-type="string" table:style-name="ce1">
            <text:p>10:02 AM</text:p>
          </table:table-cell>
          <table:table-cell office:value-type="string" table:style-name="ce1">
            <text:p>4200 BLOCK OF MOUNTAIN DR SAN BERNARDINO COUNTY</text:p>
          </table:table-cell>
          <table:table-cell office:value-type="float" office:value="34.171833800000002" table:style-name="ce1">
            <text:p>34.1718338</text:p>
          </table:table-cell>
          <table:table-cell office:value-type="float" office:value="-117.3070625" table:style-name="ce1">
            <text:p>-117.3070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10:26 P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1:05 PM</text:p>
          </table:table-cell>
          <table:table-cell office:value-type="string" table:style-name="ce1">
            <text:p>900 BLOCK OF W VALLEY BLVD SAN BERNARDINO COUNTY</text:p>
          </table:table-cell>
          <table:table-cell office:value-type="float" office:value="34.068714300000003" table:style-name="ce1">
            <text:p>34.0687143</text:p>
          </table:table-cell>
          <table:table-cell office:value-type="float" office:value="-117.33890049999999" table:style-name="ce1">
            <text:p>-117.3389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1:54 PM</text:p>
          </table:table-cell>
          <table:table-cell office:value-type="string" table:style-name="ce1">
            <text:p>4200 BLOCK OF N F ST SAN BERNARDINO COUNTY</text:p>
          </table:table-cell>
          <table:table-cell office:value-type="float" office:value="34.172044300000003" table:style-name="ce1">
            <text:p>34.1720443</text:p>
          </table:table-cell>
          <table:table-cell office:value-type="float" office:value="-117.30313870000001" table:style-name="ce1">
            <text:p>-117.3031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2:13 PM</text:p>
          </table:table-cell>
          <table:table-cell office:value-type="string" table:style-name="ce1">
            <text:p>196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3:23 PM</text:p>
          </table:table-cell>
          <table:table-cell office:value-type="string" table:style-name="ce1">
            <text:p>N DEL ROSA AVE/LYNWOOD DR SAN BERNARDINO COUNTY</text:p>
          </table:table-cell>
          <table:table-cell office:value-type="float" office:value="34.146746299999997" table:style-name="ce1">
            <text:p>34.1467463</text:p>
          </table:table-cell>
          <table:table-cell office:value-type="float" office:value="-117.2524118" table:style-name="ce1">
            <text:p>-117.25241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5:34 PM</text:p>
          </table:table-cell>
          <table:table-cell office:value-type="string" table:style-name="ce1">
            <text:p>5600 BLOCK OF PALOMAR AVE SAN BERNARDINO COUNTY</text:p>
          </table:table-cell>
          <table:table-cell office:value-type="float" office:value="34.152177000000002" table:style-name="ce1">
            <text:p>34.152177</text:p>
          </table:table-cell>
          <table:table-cell office:value-type="float" office:value="-117.2379966" table:style-name="ce1">
            <text:p>-117.23799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6:47 PM</text:p>
          </table:table-cell>
          <table:table-cell office:value-type="string" table:style-name="ce1">
            <text:p>E 17TH ST/GLASGOW AVE SAN BERNARDINO COUNTY</text:p>
          </table:table-cell>
          <table:table-cell office:value-type="float" office:value="34.1298143" table:style-name="ce1">
            <text:p>34.1298143</text:p>
          </table:table-cell>
          <table:table-cell office:value-type="float" office:value="-117.2545286" table:style-name="ce1">
            <text:p>-117.25452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07:07 PM</text:p>
          </table:table-cell>
          <table:table-cell office:value-type="string" table:style-name="ce1">
            <text:p>4200 BLOCK OF N 4TH AVE SAN BERNARDINO COUNTY</text:p>
          </table:table-cell>
          <table:table-cell office:value-type="float" office:value="34.171818399999999" table:style-name="ce1">
            <text:p>34.1718184</text:p>
          </table:table-cell>
          <table:table-cell office:value-type="float" office:value="-117.3092396" table:style-name="ce1">
            <text:p>-117.30923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11:30 AM</text:p>
          </table:table-cell>
          <table:table-cell office:value-type="string" table:style-name="ce1">
            <text:p>24700 BLOCK OF 4TH ST SAN BERNARDINO COUNTY</text:p>
          </table:table-cell>
          <table:table-cell office:value-type="float" office:value="34.106463900000001" table:style-name="ce1">
            <text:p>34.1064639</text:p>
          </table:table-cell>
          <table:table-cell office:value-type="float" office:value="-117.2667762" table:style-name="ce1">
            <text:p>-117.2667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6/19</text:p>
          </table:table-cell>
          <table:table-cell office:value-type="string" table:style-name="ce1">
            <text:p>11:44 AM</text:p>
          </table:table-cell>
          <table:table-cell office:value-type="string" table:style-name="ce1">
            <text:p>3500 BLOCK OF BRONSON ST SAN BERNARDINO COUNTY</text:p>
          </table:table-cell>
          <table:table-cell office:value-type="float" office:value="34.159891199999997" table:style-name="ce1">
            <text:p>34.1598912</text:p>
          </table:table-cell>
          <table:table-cell office:value-type="float" office:value="-117.35729619999999" table:style-name="ce1">
            <text:p>-117.357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5/19</text:p>
          </table:table-cell>
          <table:table-cell office:value-type="string" table:style-name="ce1">
            <text:p>01:40 PM</text:p>
          </table:table-cell>
          <table:table-cell office:value-type="string" table:style-name="ce1">
            <text:p>1600 BLOCK OF N CAJON BLVD SAN BERNARDINO COUNTY</text:p>
          </table:table-cell>
          <table:table-cell office:value-type="float" office:value="34.2792241" table:style-name="ce1">
            <text:p>34.2792241</text:p>
          </table:table-cell>
          <table:table-cell office:value-type="float" office:value="-117.4532731" table:style-name="ce1">
            <text:p>-117.4532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5/19</text:p>
          </table:table-cell>
          <table:table-cell office:value-type="string" table:style-name="ce1">
            <text:p>02:43 PM</text:p>
          </table:table-cell>
          <table:table-cell office:value-type="string" table:style-name="ce1">
            <text:p>6100 BLOCK OF N BLYTHE AVE SAN BERNARDINO COUNTY</text:p>
          </table:table-cell>
          <table:table-cell office:value-type="float" office:value="34.143000499999999" table:style-name="ce1">
            <text:p>34.1430005</text:p>
          </table:table-cell>
          <table:table-cell office:value-type="float" office:value="-117.2315401" table:style-name="ce1">
            <text:p>-117.2315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5/19</text:p>
          </table:table-cell>
          <table:table-cell office:value-type="string" table:style-name="ce1">
            <text:p>07:21 PM</text:p>
          </table:table-cell>
          <table:table-cell office:value-type="string" table:style-name="ce1">
            <text:p>4100 BLOCK OF N 4TH AVE SAN BERNARDINO COUNTY</text:p>
          </table:table-cell>
          <table:table-cell office:value-type="float" office:value="34.168200499999998" table:style-name="ce1">
            <text:p>34.1682005</text:p>
          </table:table-cell>
          <table:table-cell office:value-type="float" office:value="-117.3092122" table:style-name="ce1">
            <text:p>-117.30921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5/19</text:p>
          </table:table-cell>
          <table:table-cell office:value-type="string" table:style-name="ce1">
            <text:p>11:39 A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5/19</text:p>
          </table:table-cell>
          <table:table-cell office:value-type="string" table:style-name="ce1">
            <text:p>01:02 AM</text:p>
          </table:table-cell>
          <table:table-cell office:value-type="string" table:style-name="ce1">
            <text:p>25100 BLOCK OF INDEPENDENT PL SAN BERNARDINO COUNTY</text:p>
          </table:table-cell>
          <table:table-cell office:value-type="float" office:value="34.122940399999997" table:style-name="ce1">
            <text:p>34.1229404</text:p>
          </table:table-cell>
          <table:table-cell office:value-type="float" office:value="-117.2559416" table:style-name="ce1">
            <text:p>-117.25594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08:56 PM</text:p>
          </table:table-cell>
          <table:table-cell office:value-type="string" table:style-name="ce1">
            <text:p>6900 BLOCK OF TIPPECANOE AVE SAN BERNARDINO COUNTY</text:p>
          </table:table-cell>
          <table:table-cell office:value-type="float" office:value="34.128541600000013" table:style-name="ce1">
            <text:p>34.1285416</text:p>
          </table:table-cell>
          <table:table-cell office:value-type="float" office:value="-117.2622291" table:style-name="ce1">
            <text:p>-117.26222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12:40 PM</text:p>
          </table:table-cell>
          <table:table-cell office:value-type="string" table:style-name="ce1">
            <text:p>24500 BLOCK OF COURT ST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03:03 PM</text:p>
          </table:table-cell>
          <table:table-cell office:value-type="string" table:style-name="ce1">
            <text:p>1900 BLOCK OF W HIGHLAND AVE SAN BERNARDINO COUNTY</text:p>
          </table:table-cell>
          <table:table-cell office:value-type="float" office:value="34.136243100000002" table:style-name="ce1">
            <text:p>34.1362431</text:p>
          </table:table-cell>
          <table:table-cell office:value-type="float" office:value="-117.3309187" table:style-name="ce1">
            <text:p>-117.3309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04:04 PM</text:p>
          </table:table-cell>
          <table:table-cell office:value-type="string" table:style-name="ce1">
            <text:p>24800 BLOCK OF 4TH ST SAN BERNARDINO COUNTY</text:p>
          </table:table-cell>
          <table:table-cell office:value-type="float" office:value="34.106460499999997" table:style-name="ce1">
            <text:p>34.1064605</text:p>
          </table:table-cell>
          <table:table-cell office:value-type="float" office:value="-117.26389500000001" table:style-name="ce1">
            <text:p>-117.2638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05:23 PM</text:p>
          </table:table-cell>
          <table:table-cell office:value-type="string" table:style-name="ce1">
            <text:p>24700 BLOCK OF 5TH ST SAN BERNARDINO COUNTY</text:p>
          </table:table-cell>
          <table:table-cell office:value-type="float" office:value="34.108330100000003" table:style-name="ce1">
            <text:p>34.1083301</text:p>
          </table:table-cell>
          <table:table-cell office:value-type="float" office:value="-117.2666691" table:style-name="ce1">
            <text:p>-117.2666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10:38 AM</text:p>
          </table:table-cell>
          <table:table-cell office:value-type="string" table:style-name="ce1">
            <text:p>2800 BLOCK OF N MACY ST SAN BERNARDINO COUNTY</text:p>
          </table:table-cell>
          <table:table-cell office:value-type="float" office:value="34.146994900000003" table:style-name="ce1">
            <text:p>34.1469949</text:p>
          </table:table-cell>
          <table:table-cell office:value-type="float" office:value="-117.33982930000001" table:style-name="ce1">
            <text:p>-117.33982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11:07 AM</text:p>
          </table:table-cell>
          <table:table-cell office:value-type="string" table:style-name="ce1">
            <text:p>N F ST/W 41ST ST SAN BERNARDINO COUNTY</text:p>
          </table:table-cell>
          <table:table-cell office:value-type="float" office:value="34.1682816" table:style-name="ce1">
            <text:p>34.1682816</text:p>
          </table:table-cell>
          <table:table-cell office:value-type="float" office:value="-117.29613190000001" table:style-name="ce1">
            <text:p>-117.29613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4/19</text:p>
          </table:table-cell>
          <table:table-cell office:value-type="string" table:style-name="ce1">
            <text:p>11:18 AM</text:p>
          </table:table-cell>
          <table:table-cell office:value-type="string" table:style-name="ce1">
            <text:p>N F ST/W 40TH ST SAN BERNARDINO COUNTY</text:p>
          </table:table-cell>
          <table:table-cell office:value-type="float" office:value="34.164607199999999" table:style-name="ce1">
            <text:p>34.1646072</text:p>
          </table:table-cell>
          <table:table-cell office:value-type="float" office:value="-117.3026445" table:style-name="ce1">
            <text:p>-117.30264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8:38 PM</text:p>
          </table:table-cell>
          <table:table-cell office:value-type="string" table:style-name="ce1">
            <text:p>6800 BLOCK OF ELM AVE SAN BERNARDINO COUNTY</text:p>
          </table:table-cell>
          <table:table-cell office:value-type="float" office:value="34.1304193" table:style-name="ce1">
            <text:p>34.1304193</text:p>
          </table:table-cell>
          <table:table-cell office:value-type="float" office:value="-117.2461083" table:style-name="ce1">
            <text:p>-117.24610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9:29 PM</text:p>
          </table:table-cell>
          <table:table-cell office:value-type="string" table:style-name="ce1">
            <text:p>5900 BLOCK OF ELMWOOD RD SAN BERNARDINO COUNTY</text:p>
          </table:table-cell>
          <table:table-cell office:value-type="float" office:value="34.146723799999997" table:style-name="ce1">
            <text:p>34.1467238</text:p>
          </table:table-cell>
          <table:table-cell office:value-type="float" office:value="-117.2514631" table:style-name="ce1">
            <text:p>-117.25146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6:52 AM</text:p>
          </table:table-cell>
          <table:table-cell office:value-type="string" table:style-name="ce1">
            <text:p>E 2ND ST/N SIERRA WAY SAN BERNARDINO COUNTY</text:p>
          </table:table-cell>
          <table:table-cell office:value-type="float" office:value="34.1027232" table:style-name="ce1">
            <text:p>34.1027232</text:p>
          </table:table-cell>
          <table:table-cell office:value-type="float" office:value="-117.2851294" table:style-name="ce1">
            <text:p>-117.28512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7:50 AM</text:p>
          </table:table-cell>
          <table:table-cell office:value-type="string" table:style-name="ce1">
            <text:p>6900 BLOCK OF DWIGHT WAY SAN BERNARDINO COUNTY</text:p>
          </table:table-cell>
          <table:table-cell office:value-type="float" office:value="34.128069099999998" table:style-name="ce1">
            <text:p>34.1280691</text:p>
          </table:table-cell>
          <table:table-cell office:value-type="float" office:value="-117.2559636" table:style-name="ce1">
            <text:p>-117.2559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7:57 AM</text:p>
          </table:table-cell>
          <table:table-cell office:value-type="string" table:style-name="ce1">
            <text:p>24600 BLOCK OF 6TH ST SAN BERNARDINO COUNTY</text:p>
          </table:table-cell>
          <table:table-cell office:value-type="float" office:value="34.110213600000009" table:style-name="ce1">
            <text:p>34.1102136</text:p>
          </table:table-cell>
          <table:table-cell office:value-type="float" office:value="-117.2675919" table:style-name="ce1">
            <text:p>-117.2675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0:17 AM</text:p>
          </table:table-cell>
          <table:table-cell office:value-type="string" table:style-name="ce1">
            <text:p>19600 BLOCK OF KENDALL DR SAN BERNARDINO COUNTY</text:p>
          </table:table-cell>
          <table:table-cell office:value-type="float" office:value="34.174357100000002" table:style-name="ce1">
            <text:p>34.1743571</text:p>
          </table:table-cell>
          <table:table-cell office:value-type="float" office:value="-117.3269537" table:style-name="ce1">
            <text:p>-117.3269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1:08 A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1:22 A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2:13 PM</text:p>
          </table:table-cell>
          <table:table-cell office:value-type="string" table:style-name="ce1">
            <text:p>6500 BLOCK OF MERITO PL SAN BERNARDINO COUNTY</text:p>
          </table:table-cell>
          <table:table-cell office:value-type="float" office:value="34.135846700000002" table:style-name="ce1">
            <text:p>34.1358467</text:p>
          </table:table-cell>
          <table:table-cell office:value-type="float" office:value="-117.24761599999999" table:style-name="ce1">
            <text:p>-117.2476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2:45 PM</text:p>
          </table:table-cell>
          <table:table-cell office:value-type="string" table:style-name="ce1">
            <text:p>5500 BLOCK OF BONNIE ST SAN BERNARDINO COUNTY</text:p>
          </table:table-cell>
          <table:table-cell office:value-type="float" office:value="34.153982200000002" table:style-name="ce1">
            <text:p>34.1539822</text:p>
          </table:table-cell>
          <table:table-cell office:value-type="float" office:value="-117.24742500000001" table:style-name="ce1">
            <text:p>-117.2474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2:48 P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5:05 PM</text:p>
          </table:table-cell>
          <table:table-cell office:value-type="string" table:style-name="ce1">
            <text:p>7000 BLOCK OF TIPPECANOE AVE SAN BERNARDINO COUNTY</text:p>
          </table:table-cell>
          <table:table-cell office:value-type="float" office:value="34.126860499999999" table:style-name="ce1">
            <text:p>34.1268605</text:p>
          </table:table-cell>
          <table:table-cell office:value-type="float" office:value="-117.2624448" table:style-name="ce1">
            <text:p>-117.26244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5:54 PM</text:p>
          </table:table-cell>
          <table:table-cell office:value-type="string" table:style-name="ce1">
            <text:p>900 BLOCK OF W 41ST ST SAN BERNARDINO COUNTY</text:p>
          </table:table-cell>
          <table:table-cell office:value-type="float" office:value="34.168436399999997" table:style-name="ce1">
            <text:p>34.1684364</text:p>
          </table:table-cell>
          <table:table-cell office:value-type="float" office:value="-117.3028375" table:style-name="ce1">
            <text:p>-117.30283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04:41 AM</text:p>
          </table:table-cell>
          <table:table-cell office:value-type="string" table:style-name="ce1">
            <text:p>5400 BLOCK OF IRONWOOD ST SAN BERNARDINO COUNTY</text:p>
          </table:table-cell>
          <table:table-cell office:value-type="float" office:value="34.155866000000003" table:style-name="ce1">
            <text:p>34.155866</text:p>
          </table:table-cell>
          <table:table-cell office:value-type="float" office:value="-117.2502246" table:style-name="ce1">
            <text:p>-117.25022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3/19</text:p>
          </table:table-cell>
          <table:table-cell office:value-type="string" table:style-name="ce1">
            <text:p>12:37 AM</text:p>
          </table:table-cell>
          <table:table-cell office:value-type="string" table:style-name="ce1">
            <text:p>600 BLOCK OF E RIALTO AVE SAN BERNARDINO COUNTY</text:p>
          </table:table-cell>
          <table:table-cell office:value-type="float" office:value="34.102291699999988" table:style-name="ce1">
            <text:p>34.1022917</text:p>
          </table:table-cell>
          <table:table-cell office:value-type="float" office:value="-117.2735812" table:style-name="ce1">
            <text:p>-117.27358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8:03 PM</text:p>
          </table:table-cell>
          <table:table-cell office:value-type="string" table:style-name="ce1">
            <text:p>5300 BLOCK OF BONNIE ST SAN BERNARDINO COUNTY</text:p>
          </table:table-cell>
          <table:table-cell office:value-type="float" office:value="34.157568400000002" table:style-name="ce1">
            <text:p>34.1575684</text:p>
          </table:table-cell>
          <table:table-cell office:value-type="float" office:value="-117.2471527" table:style-name="ce1">
            <text:p>-117.24715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1:53 PM</text:p>
          </table:table-cell>
          <table:table-cell office:value-type="string" table:style-name="ce1">
            <text:p>3300 BLOCK OF N ERWIN AVE SAN BERNARDINO COUNTY</text:p>
          </table:table-cell>
          <table:table-cell office:value-type="float" office:value="34.150772799999999" table:style-name="ce1">
            <text:p>34.1507728</text:p>
          </table:table-cell>
          <table:table-cell office:value-type="float" office:value="-117.2585325" table:style-name="ce1">
            <text:p>-117.2585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1:13 AM</text:p>
          </table:table-cell>
          <table:table-cell office:value-type="string" table:style-name="ce1">
            <text:p>4000 BLOCK OF N JOHNSON ST SAN BERNARDINO COUNTY</text:p>
          </table:table-cell>
          <table:table-cell office:value-type="float" office:value="34.164684200000004" table:style-name="ce1">
            <text:p>34.1646842</text:p>
          </table:table-cell>
          <table:table-cell office:value-type="float" office:value="-117.2939484" table:style-name="ce1">
            <text:p>-117.2939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2:41 PM</text:p>
          </table:table-cell>
          <table:table-cell office:value-type="string" table:style-name="ce1">
            <text:p>24100 BLOCK OF 4TH ST SAN BERNARDINO COUNTY</text:p>
          </table:table-cell>
          <table:table-cell office:value-type="float" office:value="34.0772367" table:style-name="ce1">
            <text:p>34.0772367</text:p>
          </table:table-cell>
          <table:table-cell office:value-type="float" office:value="-117.5240975" table:style-name="ce1">
            <text:p>-117.52409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2:52 PM</text:p>
          </table:table-cell>
          <table:table-cell office:value-type="string" table:style-name="ce1">
            <text:p>25200 BLOCK OF E 19TH ST SAN BERNARDINO COUNTY</text:p>
          </table:table-cell>
          <table:table-cell office:value-type="float" office:value="34.131843600000003" table:style-name="ce1">
            <text:p>34.1318436</text:p>
          </table:table-cell>
          <table:table-cell office:value-type="float" office:value="-117.2546054" table:style-name="ce1">
            <text:p>-117.25460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2:45 PM</text:p>
          </table:table-cell>
          <table:table-cell office:value-type="string" table:style-name="ce1">
            <text:p>24100 BLOCK OF 5TH ST SAN BERNARDINO COUNTY</text:p>
          </table:table-cell>
          <table:table-cell office:value-type="float" office:value="34.108446000000001" table:style-name="ce1">
            <text:p>34.108446</text:p>
          </table:table-cell>
          <table:table-cell office:value-type="float" office:value="-117.23783400000001" table:style-name="ce1">
            <text:p>-117.2378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3:19 PM</text:p>
          </table:table-cell>
          <table:table-cell office:value-type="string" table:style-name="ce1">
            <text:p>5700 BLOCK OF N IRONWOOD ST SAN BERNARDINO COUNTY</text:p>
          </table:table-cell>
          <table:table-cell office:value-type="float" office:value="34.146720600000002" table:style-name="ce1">
            <text:p>34.1467206</text:p>
          </table:table-cell>
          <table:table-cell office:value-type="float" office:value="-117.2494693" table:style-name="ce1">
            <text:p>-117.24946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5:04 PM</text:p>
          </table:table-cell>
          <table:table-cell office:value-type="string" table:style-name="ce1">
            <text:p>2800 BLOCK OF N MACY ST SAN BERNARDINO COUNTY</text:p>
          </table:table-cell>
          <table:table-cell office:value-type="float" office:value="34.146994900000003" table:style-name="ce1">
            <text:p>34.1469949</text:p>
          </table:table-cell>
          <table:table-cell office:value-type="float" office:value="-117.33982930000001" table:style-name="ce1">
            <text:p>-117.33982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6:58 PM</text:p>
          </table:table-cell>
          <table:table-cell office:value-type="string" table:style-name="ce1">
            <text:p>1900 BLOCK OF MALLORY ST SAN BERNARDINO COUNTY</text:p>
          </table:table-cell>
          <table:table-cell office:value-type="float" office:value="34.1432833" table:style-name="ce1">
            <text:p>34.1432833</text:p>
          </table:table-cell>
          <table:table-cell office:value-type="float" office:value="-117.33111630000001" table:style-name="ce1">
            <text:p>-117.3311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7:15 PM</text:p>
          </table:table-cell>
          <table:table-cell office:value-type="string" table:style-name="ce1">
            <text:p>24500 BLOCK OF COURT ST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4:58 AM</text:p>
          </table:table-cell>
          <table:table-cell office:value-type="string" table:style-name="ce1">
            <text:p>2700 BLOCK OF JUNE ST SAN BERNARDINO COUNTY</text:p>
          </table:table-cell>
          <table:table-cell office:value-type="float" office:value="34.145969399999998" table:style-name="ce1">
            <text:p>34.1459694</text:p>
          </table:table-cell>
          <table:table-cell office:value-type="float" office:value="-117.3487646" table:style-name="ce1">
            <text:p>-117.3487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9:06 AM</text:p>
          </table:table-cell>
          <table:table-cell office:value-type="string" table:style-name="ce1">
            <text:p>25800 BLOCK OF STATE HWY 210 ONRP W SAN BERNARDINO COUNTY</text:p>
          </table:table-cell>
          <table:table-cell office:value-type="float" office:value="34.9592083" table:style-name="ce1">
            <text:p>34.9592083</text:p>
          </table:table-cell>
          <table:table-cell office:value-type="float" office:value="-116.419389" table:style-name="ce1">
            <text:p>-116.4193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09:51 AM</text:p>
          </table:table-cell>
          <table:table-cell office:value-type="string" table:style-name="ce1">
            <text:p>18100 BLOCK OF KENWOOD AVE SAN BERNARDINO COUNTY</text:p>
          </table:table-cell>
          <table:table-cell office:value-type="float" office:value="34.2359747" table:style-name="ce1">
            <text:p>34.2359747</text:p>
          </table:table-cell>
          <table:table-cell office:value-type="float" office:value="-117.4097862" table:style-name="ce1">
            <text:p>-117.40978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2:21 AM</text:p>
          </table:table-cell>
          <table:table-cell office:value-type="string" table:style-name="ce1">
            <text:p>W DARBY ST WO N STATE ST SAN BERNARDINO COUNTY</text:p>
          </table:table-cell>
          <table:table-cell office:value-type="float" office:value="34.146949300000003" table:style-name="ce1">
            <text:p>34.1469493</text:p>
          </table:table-cell>
          <table:table-cell office:value-type="float" office:value="-117.33814169999999" table:style-name="ce1">
            <text:p>-117.33814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2/19</text:p>
          </table:table-cell>
          <table:table-cell office:value-type="string" table:style-name="ce1">
            <text:p>12:26 AM</text:p>
          </table:table-cell>
          <table:table-cell office:value-type="string" table:style-name="ce1">
            <text:p>1500 BLOCK OF E DATE ST SAN BERNARDINO COUNTY</text:p>
          </table:table-cell>
          <table:table-cell office:value-type="float" office:value="34.141851000000003" table:style-name="ce1">
            <text:p>34.141851</text:p>
          </table:table-cell>
          <table:table-cell office:value-type="float" office:value="-117.25446049999999" table:style-name="ce1">
            <text:p>-117.2544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8:57 PM</text:p>
          </table:table-cell>
          <table:table-cell office:value-type="string" table:style-name="ce1">
            <text:p>2500 BLOCK OF N CALIFORNIA ST SAN BERNARDINO COUNTY</text:p>
          </table:table-cell>
          <table:table-cell office:value-type="float" office:value="34.137846500000002" table:style-name="ce1">
            <text:p>34.1378465</text:p>
          </table:table-cell>
          <table:table-cell office:value-type="float" office:value="-117.3311052" table:style-name="ce1">
            <text:p>-117.3311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10:53 PM</text:p>
          </table:table-cell>
          <table:table-cell office:value-type="string" table:style-name="ce1">
            <text:p>4000 BLOCK OF N E ST SAN BERNARDINO COUNTY</text:p>
          </table:table-cell>
          <table:table-cell office:value-type="float" office:value="34.164800900000003" table:style-name="ce1">
            <text:p>34.1648009</text:p>
          </table:table-cell>
          <table:table-cell office:value-type="float" office:value="-117.3004725" table:style-name="ce1">
            <text:p>-117.30047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1:13 PM</text:p>
          </table:table-cell>
          <table:table-cell office:value-type="string" table:style-name="ce1">
            <text:p>6700 BLOCK OF ELM AVE SAN BERNARDINO COUNTY</text:p>
          </table:table-cell>
          <table:table-cell office:value-type="float" office:value="34.132270900000002" table:style-name="ce1">
            <text:p>34.1322709</text:p>
          </table:table-cell>
          <table:table-cell office:value-type="float" office:value="-117.244556" table:style-name="ce1">
            <text:p>-117.244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5:02 P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5:03 PM</text:p>
          </table:table-cell>
          <table:table-cell office:value-type="string" table:style-name="ce1">
            <text:p>W ADAMS ST/N STATE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9:55 AM</text:p>
          </table:table-cell>
          <table:table-cell office:value-type="string" table:style-name="ce1">
            <text:p>2500 BLOCK OF N CALIFORNIA ST SAN BERNARDINO COUNTY</text:p>
          </table:table-cell>
          <table:table-cell office:value-type="float" office:value="34.137846500000002" table:style-name="ce1">
            <text:p>34.1378465</text:p>
          </table:table-cell>
          <table:table-cell office:value-type="float" office:value="-117.3311052" table:style-name="ce1">
            <text:p>-117.3311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10:17 A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10:29 A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12:16 PM</text:p>
          </table:table-cell>
          <table:table-cell office:value-type="string" table:style-name="ce1">
            <text:p>5600 BLOCK OF PALOMAR AVE SAN BERNARDINO COUNTY</text:p>
          </table:table-cell>
          <table:table-cell office:value-type="float" office:value="34.152177000000002" table:style-name="ce1">
            <text:p>34.152177</text:p>
          </table:table-cell>
          <table:table-cell office:value-type="float" office:value="-117.2379966" table:style-name="ce1">
            <text:p>-117.23799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12:20 PM</text:p>
          </table:table-cell>
          <table:table-cell office:value-type="string" table:style-name="ce1">
            <text:p>2000 BLOCK OF W MESA ST SAN BERNARDINO COUNTY</text:p>
          </table:table-cell>
          <table:table-cell office:value-type="float" office:value="34.140104600000001" table:style-name="ce1">
            <text:p>34.1401046</text:p>
          </table:table-cell>
          <table:table-cell office:value-type="float" office:value="-117.33568289999999" table:style-name="ce1">
            <text:p>-117.3356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11/19</text:p>
          </table:table-cell>
          <table:table-cell office:value-type="string" table:style-name="ce1">
            <text:p>02:09 AM</text:p>
          </table:table-cell>
          <table:table-cell office:value-type="string" table:style-name="ce1">
            <text:p>5900 BLOCK OF EUCALYPTUS DR SAN BERNARDINO COUNTY</text:p>
          </table:table-cell>
          <table:table-cell office:value-type="float" office:value="34.146365899999999" table:style-name="ce1">
            <text:p>34.1463659</text:p>
          </table:table-cell>
          <table:table-cell office:value-type="float" office:value="-117.23204509999999" table:style-name="ce1">
            <text:p>-117.2320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09:52 PM</text:p>
          </table:table-cell>
          <table:table-cell office:value-type="string" table:style-name="ce1">
            <text:p>4000 BLOCK OF N F ST SAN BERNARDINO COUNTY</text:p>
          </table:table-cell>
          <table:table-cell office:value-type="float" office:value="34.164785100000003" table:style-name="ce1">
            <text:p>34.1647851</text:p>
          </table:table-cell>
          <table:table-cell office:value-type="float" office:value="-117.3031541" table:style-name="ce1">
            <text:p>-117.303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10:54 P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04:05 P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04:17 PM</text:p>
          </table:table-cell>
          <table:table-cell office:value-type="string" table:style-name="ce1">
            <text:p>1900 BLOCK OF W MESA ST SAN BERNARDINO COUNTY</text:p>
          </table:table-cell>
          <table:table-cell office:value-type="float" office:value="34.140047299999999" table:style-name="ce1">
            <text:p>34.1400473</text:p>
          </table:table-cell>
          <table:table-cell office:value-type="float" office:value="-117.3314001" table:style-name="ce1">
            <text:p>-117.3314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11:54 A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10/19</text:p>
          </table:table-cell>
          <table:table-cell office:value-type="string" table:style-name="ce1">
            <text:p>12:18 PM</text:p>
          </table:table-cell>
          <table:table-cell office:value-type="string" table:style-name="ce1">
            <text:p>200 BLOCK OF W 3RD ST SAN BERNARDINO COUNTY</text:p>
          </table:table-cell>
          <table:table-cell office:value-type="float" office:value="34.104585899999996" table:style-name="ce1">
            <text:p>34.1045859</text:p>
          </table:table-cell>
          <table:table-cell office:value-type="float" office:value="-117.2874058" table:style-name="ce1">
            <text:p>-117.28740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8:42 PM</text:p>
          </table:table-cell>
          <table:table-cell office:value-type="string" table:style-name="ce1">
            <text:p>2200 BLOCK OF W PORTOLA ST SAN BERNARDINO COUNTY</text:p>
          </table:table-cell>
          <table:table-cell office:value-type="float" office:value="34.166501799999999" table:style-name="ce1">
            <text:p>34.1665018</text:p>
          </table:table-cell>
          <table:table-cell office:value-type="float" office:value="-117.345682" table:style-name="ce1">
            <text:p>-117.345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9:13 P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9:14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1:06 PM</text:p>
          </table:table-cell>
          <table:table-cell office:value-type="string" table:style-name="ce1">
            <text:p>1200 BLOCK OF E LYNWOOD DR SAN BERNARDINO COUNTY</text:p>
          </table:table-cell>
          <table:table-cell office:value-type="float" office:value="34.146774999999998" table:style-name="ce1">
            <text:p>34.146775</text:p>
          </table:table-cell>
          <table:table-cell office:value-type="float" office:value="-117.2610991" table:style-name="ce1">
            <text:p>-117.26109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3:54 PM</text:p>
          </table:table-cell>
          <table:table-cell office:value-type="string" table:style-name="ce1">
            <text:p>E HIGHLAND AVE/N STERLING AVE SAN BERNARDINO COUNTY</text:p>
          </table:table-cell>
          <table:table-cell office:value-type="float" office:value="34.135858399999996" table:style-name="ce1">
            <text:p>34.1358584</text:p>
          </table:table-cell>
          <table:table-cell office:value-type="float" office:value="-117.2436702" table:style-name="ce1">
            <text:p>-117.2436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3:55 PM</text:p>
          </table:table-cell>
          <table:table-cell office:value-type="string" table:style-name="ce1">
            <text:p>6600 BLOCK OF ELM AVE SAN BERNARDINO COUNTY</text:p>
          </table:table-cell>
          <table:table-cell office:value-type="float" office:value="34.134040400000004" table:style-name="ce1">
            <text:p>34.1340404</text:p>
          </table:table-cell>
          <table:table-cell office:value-type="float" office:value="-117.2445178" table:style-name="ce1">
            <text:p>-117.24451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5:46 PM</text:p>
          </table:table-cell>
          <table:table-cell office:value-type="string" table:style-name="ce1">
            <text:p>OLD WATERMAN CANYON RD/STATE HWY 18 ONRP SAN BERNARDINO COUNTY</text:p>
          </table:table-cell>
          <table:table-cell office:value-type="float" office:value="34.182552299999998" table:style-name="ce1">
            <text:p>34.1825523</text:p>
          </table:table-cell>
          <table:table-cell office:value-type="float" office:value="-117.2738986" table:style-name="ce1">
            <text:p>-117.27389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6:00 PM</text:p>
          </table:table-cell>
          <table:table-cell office:value-type="string" table:style-name="ce1">
            <text:p>700 BLOCK OF N JACKSON ST SAN BERNARDINO COUNTY</text:p>
          </table:table-cell>
          <table:table-cell office:value-type="float" office:value="34.111567600000001" table:style-name="ce1">
            <text:p>34.1115676</text:p>
          </table:table-cell>
          <table:table-cell office:value-type="float" office:value="-117.29729879999999" table:style-name="ce1">
            <text:p>-117.2972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7:24 AM</text:p>
          </table:table-cell>
          <table:table-cell office:value-type="string" table:style-name="ce1">
            <text:p>7200 BLOCK OF N CONEJO DR SAN BERNARDINO COUNTY</text:p>
          </table:table-cell>
          <table:table-cell office:value-type="float" office:value="34.123147000000003" table:style-name="ce1">
            <text:p>34.123147</text:p>
          </table:table-cell>
          <table:table-cell office:value-type="float" office:value="-117.25932109999999" table:style-name="ce1">
            <text:p>-117.25932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09:46 AM</text:p>
          </table:table-cell>
          <table:table-cell office:value-type="string" table:style-name="ce1">
            <text:p>1900 BLOCK OF SHORT ST SAN BERNARDINO COUNTY</text:p>
          </table:table-cell>
          <table:table-cell office:value-type="float" office:value="34.154865899999997" table:style-name="ce1">
            <text:p>34.1548659</text:p>
          </table:table-cell>
          <table:table-cell office:value-type="float" office:value="-117.3330515" table:style-name="ce1">
            <text:p>-117.33305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9/19</text:p>
          </table:table-cell>
          <table:table-cell office:value-type="string" table:style-name="ce1">
            <text:p>11:17 AM</text:p>
          </table:table-cell>
          <table:table-cell office:value-type="string" table:style-name="ce1">
            <text:p>1000 BLOCK OF W G ST SAN BERNARDINO COUNTY</text:p>
          </table:table-cell>
          <table:table-cell office:value-type="float" office:value="34.070738400000003" table:style-name="ce1">
            <text:p>34.0707384</text:p>
          </table:table-cell>
          <table:table-cell office:value-type="float" office:value="-117.33924469999999" table:style-name="ce1">
            <text:p>-117.33924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7:49 PM</text:p>
          </table:table-cell>
          <table:table-cell office:value-type="string" table:style-name="ce1">
            <text:p>2800 BLOCK OF N STATE ST SAN BERNARDINO COUNTY</text:p>
          </table:table-cell>
          <table:table-cell office:value-type="float" office:value="34.147059599999999" table:style-name="ce1">
            <text:p>34.1470596</text:p>
          </table:table-cell>
          <table:table-cell office:value-type="float" office:value="-117.3356405" table:style-name="ce1">
            <text:p>-117.3356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8:38 PM</text:p>
          </table:table-cell>
          <table:table-cell office:value-type="string" table:style-name="ce1">
            <text:p>2500 BLOCK OF N CALIFORNIA ST SAN BERNARDINO COUNTY</text:p>
          </table:table-cell>
          <table:table-cell office:value-type="float" office:value="34.137846500000002" table:style-name="ce1">
            <text:p>34.1378465</text:p>
          </table:table-cell>
          <table:table-cell office:value-type="float" office:value="-117.3311052" table:style-name="ce1">
            <text:p>-117.3311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9:27 P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10:18 PM</text:p>
          </table:table-cell>
          <table:table-cell office:value-type="string" table:style-name="ce1">
            <text:p>3600 BLOCK OF N MOUNTAIN AVE SAN BERNARDINO COUNTY</text:p>
          </table:table-cell>
          <table:table-cell office:value-type="float" office:value="34.156974400000003" table:style-name="ce1">
            <text:p>34.1569744</text:p>
          </table:table-cell>
          <table:table-cell office:value-type="float" office:value="-117.2572198" table:style-name="ce1">
            <text:p>-117.2572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10:46 P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2:06 PM</text:p>
          </table:table-cell>
          <table:table-cell office:value-type="string" table:style-name="ce1">
            <text:p>24100 BLOCK OF 5TH ST SAN BERNARDINO COUNTY</text:p>
          </table:table-cell>
          <table:table-cell office:value-type="float" office:value="34.108446000000001" table:style-name="ce1">
            <text:p>34.108446</text:p>
          </table:table-cell>
          <table:table-cell office:value-type="float" office:value="-117.23783400000001" table:style-name="ce1">
            <text:p>-117.2378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2:41 PM</text:p>
          </table:table-cell>
          <table:table-cell office:value-type="string" table:style-name="ce1">
            <text:p>W HIGHLAND AVE/N STATE ST SAN BERNARDINO COUNTY</text:p>
          </table:table-cell>
          <table:table-cell office:value-type="float" office:value="34.136105200000003" table:style-name="ce1">
            <text:p>34.1361052</text:p>
          </table:table-cell>
          <table:table-cell office:value-type="float" office:value="-117.3354602" table:style-name="ce1">
            <text:p>-117.33546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3:49 PM</text:p>
          </table:table-cell>
          <table:table-cell office:value-type="string" table:style-name="ce1">
            <text:p>5TH ST/PEDLEY RD SAN BERNARDINO COUNTY</text:p>
          </table:table-cell>
          <table:table-cell office:value-type="float" office:value="34.110215200000013" table:style-name="ce1">
            <text:p>34.1102152</text:p>
          </table:table-cell>
          <table:table-cell office:value-type="float" office:value="-117.2664327" table:style-name="ce1">
            <text:p>-117.26643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4:04 PM</text:p>
          </table:table-cell>
          <table:table-cell office:value-type="string" table:style-name="ce1">
            <text:p>24100 BLOCK OF 5TH ST SAN BERNARDINO COUNTY</text:p>
          </table:table-cell>
          <table:table-cell office:value-type="float" office:value="34.108446000000001" table:style-name="ce1">
            <text:p>34.108446</text:p>
          </table:table-cell>
          <table:table-cell office:value-type="float" office:value="-117.23783400000001" table:style-name="ce1">
            <text:p>-117.2378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5:36 PM</text:p>
          </table:table-cell>
          <table:table-cell office:value-type="string" table:style-name="ce1">
            <text:p>6700 BLOCK OF DWIGHT WAY SAN BERNARDINO COUNTY</text:p>
          </table:table-cell>
          <table:table-cell office:value-type="float" office:value="34.131807999999999" table:style-name="ce1">
            <text:p>34.131808</text:p>
          </table:table-cell>
          <table:table-cell office:value-type="float" office:value="-117.2561317" table:style-name="ce1">
            <text:p>-117.25613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5:48 PM</text:p>
          </table:table-cell>
          <table:table-cell office:value-type="string" table:style-name="ce1">
            <text:p>3400 BLOCK OF JUNE ST SAN BERNARDINO COUNTY</text:p>
          </table:table-cell>
          <table:table-cell office:value-type="float" office:value="34.157888399999997" table:style-name="ce1">
            <text:p>34.1578884</text:p>
          </table:table-cell>
          <table:table-cell office:value-type="float" office:value="-117.3485747" table:style-name="ce1">
            <text:p>-117.34857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7:24 PM</text:p>
          </table:table-cell>
          <table:table-cell office:value-type="string" table:style-name="ce1">
            <text:p>26700 BLOCK OF BARTON RD SAN BERNARDINO COUNTY</text:p>
          </table:table-cell>
          <table:table-cell office:value-type="float" office:value="34.048292199999999" table:style-name="ce1">
            <text:p>34.0482922</text:p>
          </table:table-cell>
          <table:table-cell office:value-type="float" office:value="-117.22171659999999" table:style-name="ce1">
            <text:p>-117.2217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7:24 AM</text:p>
          </table:table-cell>
          <table:table-cell office:value-type="string" table:style-name="ce1">
            <text:p>6900 BLOCK OF N CONEJO DR SAN BERNARDINO COUNTY</text:p>
          </table:table-cell>
          <table:table-cell office:value-type="float" office:value="34.128617800000001" table:style-name="ce1">
            <text:p>34.1286178</text:p>
          </table:table-cell>
          <table:table-cell office:value-type="float" office:value="-117.2589582" table:style-name="ce1">
            <text:p>-117.25895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8:18 AM</text:p>
          </table:table-cell>
          <table:table-cell office:value-type="string" table:style-name="ce1">
            <text:p>25500 BLOCK OF PASITO ST SAN BERNARDINO COUNTY</text:p>
          </table:table-cell>
          <table:table-cell office:value-type="float" office:value="34.129358400000001" table:style-name="ce1">
            <text:p>34.1293584</text:p>
          </table:table-cell>
          <table:table-cell office:value-type="float" office:value="-117.24696179999999" table:style-name="ce1">
            <text:p>-117.2469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08:25 AM</text:p>
          </table:table-cell>
          <table:table-cell office:value-type="string" table:style-name="ce1">
            <text:p>1900 BLOCK OF W MESA ST SAN BERNARDINO COUNTY</text:p>
          </table:table-cell>
          <table:table-cell office:value-type="float" office:value="34.140047299999999" table:style-name="ce1">
            <text:p>34.1400473</text:p>
          </table:table-cell>
          <table:table-cell office:value-type="float" office:value="-117.3314001" table:style-name="ce1">
            <text:p>-117.3314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8/19</text:p>
          </table:table-cell>
          <table:table-cell office:value-type="string" table:style-name="ce1">
            <text:p>10:18 AM</text:p>
          </table:table-cell>
          <table:table-cell office:value-type="string" table:style-name="ce1">
            <text:p>2200 BLOCK OF W 3RD AVE SAN BERNARDINO COUNTY</text:p>
          </table:table-cell>
          <table:table-cell office:value-type="float" office:value="34.1651107" table:style-name="ce1">
            <text:p>34.1651107</text:p>
          </table:table-cell>
          <table:table-cell office:value-type="float" office:value="-117.3442386" table:style-name="ce1">
            <text:p>-117.34423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1:08 PM</text:p>
          </table:table-cell>
          <table:table-cell office:value-type="string" table:style-name="ce1">
            <text:p>E BASELINE ST/N WATERMAN AVE SAN BERNARDINO COUNTY</text:p>
          </table:table-cell>
          <table:table-cell office:value-type="float" office:value="34.121334399999988" table:style-name="ce1">
            <text:p>34.1213344</text:p>
          </table:table-cell>
          <table:table-cell office:value-type="float" office:value="-117.2787885" table:style-name="ce1">
            <text:p>-117.27878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4:38 PM</text:p>
          </table:table-cell>
          <table:table-cell office:value-type="string" table:style-name="ce1">
            <text:p>3600 BLOCK OF N MOUNTAIN AVE SAN BERNARDINO COUNTY</text:p>
          </table:table-cell>
          <table:table-cell office:value-type="float" office:value="34.156974400000003" table:style-name="ce1">
            <text:p>34.1569744</text:p>
          </table:table-cell>
          <table:table-cell office:value-type="float" office:value="-117.2572198" table:style-name="ce1">
            <text:p>-117.2572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6:12 PM</text:p>
          </table:table-cell>
          <table:table-cell office:value-type="string" table:style-name="ce1">
            <text:p>5500 BLOCK OF N ELMWOOD RD SAN BERNARDINO COUNTY</text:p>
          </table:table-cell>
          <table:table-cell office:value-type="float" office:value="34.1539973" table:style-name="ce1">
            <text:p>34.1539973</text:p>
          </table:table-cell>
          <table:table-cell office:value-type="float" office:value="-117.25206849999999" table:style-name="ce1">
            <text:p>-117.25206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6:31 PM</text:p>
          </table:table-cell>
          <table:table-cell office:value-type="string" table:style-name="ce1">
            <text:p>3500 BLOCK OF BRONSON ST SAN BERNARDINO COUNTY</text:p>
          </table:table-cell>
          <table:table-cell office:value-type="float" office:value="34.159891199999997" table:style-name="ce1">
            <text:p>34.1598912</text:p>
          </table:table-cell>
          <table:table-cell office:value-type="float" office:value="-117.35729619999999" table:style-name="ce1">
            <text:p>-117.357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6:43 P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7:01 PM</text:p>
          </table:table-cell>
          <table:table-cell office:value-type="string" table:style-name="ce1">
            <text:p>6900 BLOCK OF DWIGHT WAY SAN BERNARDINO COUNTY</text:p>
          </table:table-cell>
          <table:table-cell office:value-type="float" office:value="34.128069099999998" table:style-name="ce1">
            <text:p>34.1280691</text:p>
          </table:table-cell>
          <table:table-cell office:value-type="float" office:value="-117.2559636" table:style-name="ce1">
            <text:p>-117.2559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5:51 AM</text:p>
          </table:table-cell>
          <table:table-cell office:value-type="string" table:style-name="ce1">
            <text:p>25900 BLOCK OF PALOMAR CT SAN BERNARDINO COUNTY</text:p>
          </table:table-cell>
          <table:table-cell office:value-type="float" office:value="34.151680499999998" table:style-name="ce1">
            <text:p>34.1516805</text:p>
          </table:table-cell>
          <table:table-cell office:value-type="float" office:value="-117.2388184" table:style-name="ce1">
            <text:p>-117.23881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6:12 AM</text:p>
          </table:table-cell>
          <table:table-cell office:value-type="string" table:style-name="ce1">
            <text:p>7100 BLOCK OF N BARTON ST SAN BERNARDINO COUNTY</text:p>
          </table:table-cell>
          <table:table-cell office:value-type="float" office:value="34.121164899999997" table:style-name="ce1">
            <text:p>34.1211649</text:p>
          </table:table-cell>
          <table:table-cell office:value-type="float" office:value="-117.2648903" table:style-name="ce1">
            <text:p>-117.26489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7:04 AM</text:p>
          </table:table-cell>
          <table:table-cell office:value-type="string" table:style-name="ce1">
            <text:p>25400 BLOCK OF E PUMALO ST SAN BERNARDINO COUNTY</text:p>
          </table:table-cell>
          <table:table-cell office:value-type="float" office:value="34.138798899999998" table:style-name="ce1">
            <text:p>34.1387989</text:p>
          </table:table-cell>
          <table:table-cell office:value-type="float" office:value="-117.2502965" table:style-name="ce1">
            <text:p>-117.25029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7:29 AM</text:p>
          </table:table-cell>
          <table:table-cell office:value-type="string" table:style-name="ce1">
            <text:p>2200 BLOCK OF W DARBY ST SAN BERNARDINO COUNTY</text:p>
          </table:table-cell>
          <table:table-cell office:value-type="float" office:value="34.147213000000008" table:style-name="ce1">
            <text:p>34.147213</text:p>
          </table:table-cell>
          <table:table-cell office:value-type="float" office:value="-117.3442354" table:style-name="ce1">
            <text:p>-117.3442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09:53 AM</text:p>
          </table:table-cell>
          <table:table-cell office:value-type="string" table:style-name="ce1">
            <text:p>1000 BLOCK OF W VALLEY BLVD SAN BERNARDINO COUNTY</text:p>
          </table:table-cell>
          <table:table-cell office:value-type="float" office:value="34.068891100000002" table:style-name="ce1">
            <text:p>34.0688911</text:p>
          </table:table-cell>
          <table:table-cell office:value-type="float" office:value="-117.342028" table:style-name="ce1">
            <text:p>-117.34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12:19 PM</text:p>
          </table:table-cell>
          <table:table-cell office:value-type="string" table:style-name="ce1">
            <text:p>6700 BLOCK OF DEL ROSA AVE SAN BERNARDINO COUNTY</text:p>
          </table:table-cell>
          <table:table-cell office:value-type="float" office:value="34.132252100000002" table:style-name="ce1">
            <text:p>34.1322521</text:p>
          </table:table-cell>
          <table:table-cell office:value-type="float" office:value="-117.2519504" table:style-name="ce1">
            <text:p>-117.25195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7/19</text:p>
          </table:table-cell>
          <table:table-cell office:value-type="string" table:style-name="ce1">
            <text:p>12:22 AM</text:p>
          </table:table-cell>
          <table:table-cell office:value-type="string" table:style-name="ce1">
            <text:p>4000 BLOCK OF N NEWMARK AVE SAN BERNARDINO COUNTY</text:p>
          </table:table-cell>
          <table:table-cell office:value-type="float" office:value="34.164680699999998" table:style-name="ce1">
            <text:p>34.1646807</text:p>
          </table:table-cell>
          <table:table-cell office:value-type="float" office:value="-117.2917326" table:style-name="ce1">
            <text:p>-117.29173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7:53 PM</text:p>
          </table:table-cell>
          <table:table-cell office:value-type="string" table:style-name="ce1">
            <text:p>24700 BLOCK OF 5TH ST SAN BERNARDINO COUNTY</text:p>
          </table:table-cell>
          <table:table-cell office:value-type="float" office:value="34.108330100000003" table:style-name="ce1">
            <text:p>34.1083301</text:p>
          </table:table-cell>
          <table:table-cell office:value-type="float" office:value="-117.2666691" table:style-name="ce1">
            <text:p>-117.2666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1:48 PM</text:p>
          </table:table-cell>
          <table:table-cell office:value-type="string" table:style-name="ce1">
            <text:p>4200 BLOCK OF N 3RD AVE SAN BERNARDINO COUNTY</text:p>
          </table:table-cell>
          <table:table-cell office:value-type="float" office:value="34.171844" table:style-name="ce1">
            <text:p>34.171844</text:p>
          </table:table-cell>
          <table:table-cell office:value-type="float" office:value="-117.3048824" table:style-name="ce1">
            <text:p>-117.30488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bbery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2:11 PM</text:p>
          </table:table-cell>
          <table:table-cell office:value-type="string" table:style-name="ce1">
            <text:p>7000 BLOCK OF N CONEJO DR SAN BERNARDINO COUNTY</text:p>
          </table:table-cell>
          <table:table-cell office:value-type="float" office:value="34.126855599999999" table:style-name="ce1">
            <text:p>34.1268556</text:p>
          </table:table-cell>
          <table:table-cell office:value-type="float" office:value="-117.2592545" table:style-name="ce1">
            <text:p>-117.2592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4:01 PM</text:p>
          </table:table-cell>
          <table:table-cell office:value-type="string" table:style-name="ce1">
            <text:p>VERMONT ST/W OGDEN ST SAN BERNARDINO COUNTY</text:p>
          </table:table-cell>
          <table:table-cell office:value-type="float" office:value="34.157884699999997" table:style-name="ce1">
            <text:p>34.1578847</text:p>
          </table:table-cell>
          <table:table-cell office:value-type="float" office:value="-117.3519953" table:style-name="ce1">
            <text:p>-117.35199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4:08 PM</text:p>
          </table:table-cell>
          <table:table-cell office:value-type="string" table:style-name="ce1">
            <text:p>1000 BLOCK OF W H ST SAN BERNARDINO COUNTY</text:p>
          </table:table-cell>
          <table:table-cell office:value-type="float" office:value="34.069550800000002" table:style-name="ce1">
            <text:p>34.0695508</text:p>
          </table:table-cell>
          <table:table-cell office:value-type="float" office:value="-117.3393556" table:style-name="ce1">
            <text:p>-117.3393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5:20 PM</text:p>
          </table:table-cell>
          <table:table-cell office:value-type="string" table:style-name="ce1">
            <text:p>6300 BLOCK OF ELM AVE SAN BERNARDINO COUNTY</text:p>
          </table:table-cell>
          <table:table-cell office:value-type="float" office:value="34.139218900000003" table:style-name="ce1">
            <text:p>34.1392189</text:p>
          </table:table-cell>
          <table:table-cell office:value-type="float" office:value="-117.2466764" table:style-name="ce1">
            <text:p>-117.2466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6:47 P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9:08 AM</text:p>
          </table:table-cell>
          <table:table-cell office:value-type="string" table:style-name="ce1">
            <text:p>W 5TH ST/N E ST SAN BERNARDINO COUNTY</text:p>
          </table:table-cell>
          <table:table-cell office:value-type="float" office:value="34.108323599999999" table:style-name="ce1">
            <text:p>34.1083236</text:p>
          </table:table-cell>
          <table:table-cell office:value-type="float" office:value="-117.29408789999999" table:style-name="ce1">
            <text:p>-117.29408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9:19 AM</text:p>
          </table:table-cell>
          <table:table-cell office:value-type="string" table:style-name="ce1">
            <text:p>26200 BLOCK OF JONQUIL ST SAN BERNARDINO COUNTY</text:p>
          </table:table-cell>
          <table:table-cell office:value-type="float" office:value="34.139493100000003" table:style-name="ce1">
            <text:p>34.1394931</text:p>
          </table:table-cell>
          <table:table-cell office:value-type="float" office:value="-117.2323743" table:style-name="ce1">
            <text:p>-117.23237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10:47 AM</text:p>
          </table:table-cell>
          <table:table-cell office:value-type="string" table:style-name="ce1">
            <text:p>1300 BLOCK OF E MARSHALL BLVD SAN BERNARDINO COUNTY</text:p>
          </table:table-cell>
          <table:table-cell office:value-type="float" office:value="34.149707499999998" table:style-name="ce1">
            <text:p>34.1497075</text:p>
          </table:table-cell>
          <table:table-cell office:value-type="float" office:value="-117.2582079" table:style-name="ce1">
            <text:p>-117.25820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11:38 AM</text:p>
          </table:table-cell>
          <table:table-cell office:value-type="string" table:style-name="ce1">
            <text:p>7000 BLOCK OF N CONEJO DR SAN BERNARDINO COUNTY</text:p>
          </table:table-cell>
          <table:table-cell office:value-type="float" office:value="34.126855599999999" table:style-name="ce1">
            <text:p>34.1268556</text:p>
          </table:table-cell>
          <table:table-cell office:value-type="float" office:value="-117.2592545" table:style-name="ce1">
            <text:p>-117.2592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06/19</text:p>
          </table:table-cell>
          <table:table-cell office:value-type="string" table:style-name="ce1">
            <text:p>02:39 AM</text:p>
          </table:table-cell>
          <table:table-cell office:value-type="string" table:style-name="ce1">
            <text:p>W 40TH ST/N 1ST AVE SAN BERNARDINO COUNTY</text:p>
          </table:table-cell>
          <table:table-cell office:value-type="float" office:value="34.164647100000003" table:style-name="ce1">
            <text:p>34.1646471</text:p>
          </table:table-cell>
          <table:table-cell office:value-type="float" office:value="-117.29609929999999" table:style-name="ce1">
            <text:p>-117.2960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6:11 P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11:09 PM</text:p>
          </table:table-cell>
          <table:table-cell office:value-type="string" table:style-name="ce1">
            <text:p>400 BLOCK OF N WATERMAN AVE SAN BERNARDINO COUNTY</text:p>
          </table:table-cell>
          <table:table-cell office:value-type="float" office:value="34.1065209" table:style-name="ce1">
            <text:p>34.1065209</text:p>
          </table:table-cell>
          <table:table-cell office:value-type="float" office:value="-117.2789798" table:style-name="ce1">
            <text:p>-117.2789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2:00 PM</text:p>
          </table:table-cell>
          <table:table-cell office:value-type="string" table:style-name="ce1">
            <text:p>3100 BLOCK OF N MACY ST SAN BERNARDINO COUNTY</text:p>
          </table:table-cell>
          <table:table-cell office:value-type="float" office:value="34.152308099999999" table:style-name="ce1">
            <text:p>34.1523081</text:p>
          </table:table-cell>
          <table:table-cell office:value-type="float" office:value="-117.34022450000001" table:style-name="ce1">
            <text:p>-117.34022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2:06 PM</text:p>
          </table:table-cell>
          <table:table-cell office:value-type="string" table:style-name="ce1">
            <text:p>2900 BLOCK OF JUNE ST SAN BERNARDINO COUNTY</text:p>
          </table:table-cell>
          <table:table-cell office:value-type="float" office:value="34.148631100000003" table:style-name="ce1">
            <text:p>34.1486311</text:p>
          </table:table-cell>
          <table:table-cell office:value-type="float" office:value="-117.3491447" table:style-name="ce1">
            <text:p>-117.34914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2:15 PM</text:p>
          </table:table-cell>
          <table:table-cell office:value-type="string" table:style-name="ce1">
            <text:p>3100 BLOCK OF N GOLDEN AVE SAN BERNARDINO COUNTY</text:p>
          </table:table-cell>
          <table:table-cell office:value-type="float" office:value="34.147675599999999" table:style-name="ce1">
            <text:p>34.1476756</text:p>
          </table:table-cell>
          <table:table-cell office:value-type="float" office:value="-117.2611347" table:style-name="ce1">
            <text:p>-117.26113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4:12 PM</text:p>
          </table:table-cell>
          <table:table-cell office:value-type="string" table:style-name="ce1">
            <text:p>2900 BLOCK OF N STATE ST SAN BERNARDINO COUNTY</text:p>
          </table:table-cell>
          <table:table-cell office:value-type="float" office:value="34.148944" table:style-name="ce1">
            <text:p>34.148944</text:p>
          </table:table-cell>
          <table:table-cell office:value-type="float" office:value="-117.3358721" table:style-name="ce1">
            <text:p>-117.33587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5:01 PM</text:p>
          </table:table-cell>
          <table:table-cell office:value-type="string" table:style-name="ce1">
            <text:p>1000 BLOCK OF W OLIVE ST SAN BERNARDINO COUNTY</text:p>
          </table:table-cell>
          <table:table-cell office:value-type="float" office:value="34.118656100000003" table:style-name="ce1">
            <text:p>34.1186561</text:p>
          </table:table-cell>
          <table:table-cell office:value-type="float" office:value="-117.305694" table:style-name="ce1">
            <text:p>-117.3056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5:35 PM</text:p>
          </table:table-cell>
          <table:table-cell office:value-type="string" table:style-name="ce1">
            <text:p>N CALIFORNIA ST/W HIGHLAND AVE SAN BERNARDINO COUNTY</text:p>
          </table:table-cell>
          <table:table-cell office:value-type="float" office:value="34.136152199999998" table:style-name="ce1">
            <text:p>34.1361522</text:p>
          </table:table-cell>
          <table:table-cell office:value-type="float" office:value="-117.3311015" table:style-name="ce1">
            <text:p>-117.33110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4:25 AM</text:p>
          </table:table-cell>
          <table:table-cell office:value-type="string" table:style-name="ce1">
            <text:p>7000 BLOCK OF DWIGHT WAY SAN BERNARDINO COUNTY</text:p>
          </table:table-cell>
          <table:table-cell office:value-type="float" office:value="34.126800699999997" table:style-name="ce1">
            <text:p>34.1268007</text:p>
          </table:table-cell>
          <table:table-cell office:value-type="float" office:value="-117.2563057" table:style-name="ce1">
            <text:p>-117.2563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5:44 AM</text:p>
          </table:table-cell>
          <table:table-cell office:value-type="string" table:style-name="ce1">
            <text:p>24500 BLOCK OF 4TH ST SAN BERNARDINO COUNTY</text:p>
          </table:table-cell>
          <table:table-cell office:value-type="float" office:value="34.106462499999999" table:style-name="ce1">
            <text:p>34.1064625</text:p>
          </table:table-cell>
          <table:table-cell office:value-type="float" office:value="-117.2715949" table:style-name="ce1">
            <text:p>-117.2715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10:52 AM</text:p>
          </table:table-cell>
          <table:table-cell office:value-type="string" table:style-name="ce1">
            <text:p>4000 BLOCK OF N ELECTRIC AVE SAN BERNARDINO COUNTY</text:p>
          </table:table-cell>
          <table:table-cell office:value-type="float" office:value="34.1646869" table:style-name="ce1">
            <text:p>34.1646869</text:p>
          </table:table-cell>
          <table:table-cell office:value-type="float" office:value="-117.2888507" table:style-name="ce1">
            <text:p>-117.28885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5/19</text:p>
          </table:table-cell>
          <table:table-cell office:value-type="string" table:style-name="ce1">
            <text:p>01:04 AM</text:p>
          </table:table-cell>
          <table:table-cell office:value-type="string" table:style-name="ce1">
            <text:p>3300 BLOCK OF N DEL REY DR SAN BERNARDINO COUNTY</text:p>
          </table:table-cell>
          <table:table-cell office:value-type="float" office:value="34.151324099999997" table:style-name="ce1">
            <text:p>34.1513241</text:p>
          </table:table-cell>
          <table:table-cell office:value-type="float" office:value="-117.26409820000001" table:style-name="ce1">
            <text:p>-117.26409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07:53 PM</text:p>
          </table:table-cell>
          <table:table-cell office:value-type="string" table:style-name="ce1">
            <text:p>1100 BLOCK OF E 33RD ST SAN BERNARDINO COUNTY</text:p>
          </table:table-cell>
          <table:table-cell office:value-type="float" office:value="34.150956200000003" table:style-name="ce1">
            <text:p>34.1509562</text:p>
          </table:table-cell>
          <table:table-cell office:value-type="float" office:value="-117.2644209" table:style-name="ce1">
            <text:p>-117.26442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08:30 PM</text:p>
          </table:table-cell>
          <table:table-cell office:value-type="string" table:style-name="ce1">
            <text:p>4000 BLOCK OF N F ST SAN BERNARDINO COUNTY</text:p>
          </table:table-cell>
          <table:table-cell office:value-type="float" office:value="34.164785100000003" table:style-name="ce1">
            <text:p>34.1647851</text:p>
          </table:table-cell>
          <table:table-cell office:value-type="float" office:value="-117.3031541" table:style-name="ce1">
            <text:p>-117.303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11:42 PM</text:p>
          </table:table-cell>
          <table:table-cell office:value-type="string" table:style-name="ce1">
            <text:p>E HIGHLAND AVE/N DEL ROSA AVE SAN BERNARDINO COUNTY</text:p>
          </table:table-cell>
          <table:table-cell office:value-type="float" office:value="34.135872800000001" table:style-name="ce1">
            <text:p>34.1358728</text:p>
          </table:table-cell>
          <table:table-cell office:value-type="float" office:value="-117.25642190000001" table:style-name="ce1">
            <text:p>-117.25642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05:52 PM</text:p>
          </table:table-cell>
          <table:table-cell office:value-type="string" table:style-name="ce1">
            <text:p>N STATE ST/W BLAKE ST SAN BERNARDINO COUNTY</text:p>
          </table:table-cell>
          <table:table-cell office:value-type="float" office:value="34.151086599999999" table:style-name="ce1">
            <text:p>34.1510866</text:p>
          </table:table-cell>
          <table:table-cell office:value-type="float" office:value="-117.335463" table:style-name="ce1">
            <text:p>-117.3354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06:16 PM</text:p>
          </table:table-cell>
          <table:table-cell office:value-type="string" table:style-name="ce1">
            <text:p>4200 BLOCK OF MOUNTAIN DR SAN BERNARDINO COUNTY</text:p>
          </table:table-cell>
          <table:table-cell office:value-type="float" office:value="34.171833800000002" table:style-name="ce1">
            <text:p>34.1718338</text:p>
          </table:table-cell>
          <table:table-cell office:value-type="float" office:value="-117.3070625" table:style-name="ce1">
            <text:p>-117.3070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06:34 AM</text:p>
          </table:table-cell>
          <table:table-cell office:value-type="string" table:style-name="ce1">
            <text:p>3200 BLOCK OF WAGON TRAIN RD SAN BERNARDINO COUNTY</text:p>
          </table:table-cell>
          <table:table-cell office:value-type="float" office:value="34.308471900000001" table:style-name="ce1">
            <text:p>34.3084719</text:p>
          </table:table-cell>
          <table:table-cell office:value-type="float" office:value="-117.4677993" table:style-name="ce1">
            <text:p>-117.4677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10:22 AM</text:p>
          </table:table-cell>
          <table:table-cell office:value-type="string" table:style-name="ce1">
            <text:p>1600 BLOCK OF N CAJON BLVD SAN BERNARDINO COUNTY</text:p>
          </table:table-cell>
          <table:table-cell office:value-type="float" office:value="34.2792241" table:style-name="ce1">
            <text:p>34.2792241</text:p>
          </table:table-cell>
          <table:table-cell office:value-type="float" office:value="-117.4532731" table:style-name="ce1">
            <text:p>-117.4532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4/19</text:p>
          </table:table-cell>
          <table:table-cell office:value-type="string" table:style-name="ce1">
            <text:p>12:23 PM</text:p>
          </table:table-cell>
          <table:table-cell office:value-type="string" table:style-name="ce1">
            <text:p>7000 BLOCK OF GARDEN DR SAN BERNARDINO COUNTY</text:p>
          </table:table-cell>
          <table:table-cell office:value-type="float" office:value="34.126723300000002" table:style-name="ce1">
            <text:p>34.1267233</text:p>
          </table:table-cell>
          <table:table-cell office:value-type="float" office:value="-117.26084590000001" table:style-name="ce1">
            <text:p>-117.2608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7:41 PM</text:p>
          </table:table-cell>
          <table:table-cell office:value-type="string" table:style-name="ce1">
            <text:p>7100 BLOCK OF FAIRFAX DR SAN BERNARDINO COUNTY</text:p>
          </table:table-cell>
          <table:table-cell office:value-type="float" office:value="34.124803999999997" table:style-name="ce1">
            <text:p>34.124804</text:p>
          </table:table-cell>
          <table:table-cell office:value-type="float" office:value="-117.25743249999999" table:style-name="ce1">
            <text:p>-117.2574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10:34 PM</text:p>
          </table:table-cell>
          <table:table-cell office:value-type="string" table:style-name="ce1">
            <text:p>24700 BLOCK OF 6TH ST SAN BERNARDINO COUNTY</text:p>
          </table:table-cell>
          <table:table-cell office:value-type="float" office:value="34.110701200000001" table:style-name="ce1">
            <text:p>34.1107012</text:p>
          </table:table-cell>
          <table:table-cell office:value-type="float" office:value="-117.2657521" table:style-name="ce1">
            <text:p>-117.2657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11:29 PM</text:p>
          </table:table-cell>
          <table:table-cell office:value-type="string" table:style-name="ce1">
            <text:p>7000 BLOCK OF GARDEN DR SAN BERNARDINO COUNTY</text:p>
          </table:table-cell>
          <table:table-cell office:value-type="float" office:value="34.126723300000002" table:style-name="ce1">
            <text:p>34.1267233</text:p>
          </table:table-cell>
          <table:table-cell office:value-type="float" office:value="-117.26084590000001" table:style-name="ce1">
            <text:p>-117.2608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2:04 PM</text:p>
          </table:table-cell>
          <table:table-cell office:value-type="string" table:style-name="ce1">
            <text:p>6000 BLOCK OF ROGERS LN SAN BERNARDINO COUNTY</text:p>
          </table:table-cell>
          <table:table-cell office:value-type="float" office:value="34.144519799999998" table:style-name="ce1">
            <text:p>34.1445198</text:p>
          </table:table-cell>
          <table:table-cell office:value-type="float" office:value="-117.2406879" table:style-name="ce1">
            <text:p>-117.24068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2:12 PM</text:p>
          </table:table-cell>
          <table:table-cell office:value-type="string" table:style-name="ce1">
            <text:p>25000 BLOCK OF E BASELINE ST SAN BERNARDINO COUNTY</text:p>
          </table:table-cell>
          <table:table-cell office:value-type="float" office:value="34.121325599999999" table:style-name="ce1">
            <text:p>34.1213256</text:p>
          </table:table-cell>
          <table:table-cell office:value-type="float" office:value="-117.2535142" table:style-name="ce1">
            <text:p>-117.2535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2:57 PM</text:p>
          </table:table-cell>
          <table:table-cell office:value-type="string" table:style-name="ce1">
            <text:p>600 BLOCK OF W 41ST ST SAN BERNARDINO COUNTY</text:p>
          </table:table-cell>
          <table:table-cell office:value-type="float" office:value="34.168445499999997" table:style-name="ce1">
            <text:p>34.1684455</text:p>
          </table:table-cell>
          <table:table-cell office:value-type="float" office:value="-117.29641169999999" table:style-name="ce1">
            <text:p>-117.2964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5:37 PM</text:p>
          </table:table-cell>
          <table:table-cell office:value-type="string" table:style-name="ce1">
            <text:p>2400 BLOCK OF N MACY ST SAN BERNARDINO COUNTY</text:p>
          </table:table-cell>
          <table:table-cell office:value-type="float" office:value="34.139688300000003" table:style-name="ce1">
            <text:p>34.1396883</text:p>
          </table:table-cell>
          <table:table-cell office:value-type="float" office:value="-117.3398329" table:style-name="ce1">
            <text:p>-117.33983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4:14 AM</text:p>
          </table:table-cell>
          <table:table-cell office:value-type="string" table:style-name="ce1">
            <text:p>25500 BLOCK OF E PUMALO ST SAN BERNARDINO COUNTY</text:p>
          </table:table-cell>
          <table:table-cell office:value-type="float" office:value="34.1385893" table:style-name="ce1">
            <text:p>34.1385893</text:p>
          </table:table-cell>
          <table:table-cell office:value-type="float" office:value="-117.24796689999999" table:style-name="ce1">
            <text:p>-117.24796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08:21 AM</text:p>
          </table:table-cell>
          <table:table-cell office:value-type="string" table:style-name="ce1">
            <text:p>7100 BLOCK OF N CONEJO DR SAN BERNARDINO COUNTY</text:p>
          </table:table-cell>
          <table:table-cell office:value-type="float" office:value="34.125002700000003" table:style-name="ce1">
            <text:p>34.1250027</text:p>
          </table:table-cell>
          <table:table-cell office:value-type="float" office:value="-117.25932570000001" table:style-name="ce1">
            <text:p>-117.2593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lary</text:p>
          </table:table-cell>
          <table:table-cell office:value-type="string" table:style-name="ce1">
            <text:p>01/03/19</text:p>
          </table:table-cell>
          <table:table-cell office:value-type="string" table:style-name="ce1">
            <text:p>11:25 AM</text:p>
          </table:table-cell>
          <table:table-cell office:value-type="string" table:style-name="ce1">
            <text:p>500 BLOCK OF S INLAND CENTER DR SAN BERNARDINO COUNTY</text:p>
          </table:table-cell>
          <table:table-cell office:value-type="float" office:value="34.091599799999997" table:style-name="ce1">
            <text:p>34.0915998</text:p>
          </table:table-cell>
          <table:table-cell office:value-type="float" office:value="-117.29465449999999" table:style-name="ce1">
            <text:p>-117.2946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10:42 PM</text:p>
          </table:table-cell>
          <table:table-cell office:value-type="string" table:style-name="ce1">
            <text:p>7000 BLOCK OF GLASGOW AVE SAN BERNARDINO COUNTY</text:p>
          </table:table-cell>
          <table:table-cell office:value-type="float" office:value="34.1267098" table:style-name="ce1">
            <text:p>34.1267098</text:p>
          </table:table-cell>
          <table:table-cell office:value-type="float" office:value="-117.25489570000001" table:style-name="ce1">
            <text:p>-117.2548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11:25 PM</text:p>
          </table:table-cell>
          <table:table-cell office:value-type="string" table:style-name="ce1">
            <text:p>1900 BLOCK OF MALLORY ST SAN BERNARDINO COUNTY</text:p>
          </table:table-cell>
          <table:table-cell office:value-type="float" office:value="34.1432833" table:style-name="ce1">
            <text:p>34.1432833</text:p>
          </table:table-cell>
          <table:table-cell office:value-type="float" office:value="-117.33111630000001" table:style-name="ce1">
            <text:p>-117.3311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1:35 PM</text:p>
          </table:table-cell>
          <table:table-cell office:value-type="string" table:style-name="ce1">
            <text:p>6000 BLOCK OF N BLYTHE AVE SAN BERNARDINO COUNTY</text:p>
          </table:table-cell>
          <table:table-cell office:value-type="float" office:value="34.144717999999997" table:style-name="ce1">
            <text:p>34.144718</text:p>
          </table:table-cell>
          <table:table-cell office:value-type="float" office:value="-117.2313491" table:style-name="ce1">
            <text:p>-117.23134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2:53 PM</text:p>
          </table:table-cell>
          <table:table-cell office:value-type="string" table:style-name="ce1">
            <text:p>2000 BLOCK OF MALLORY ST SAN BERNARDINO COUNTY</text:p>
          </table:table-cell>
          <table:table-cell office:value-type="float" office:value="34.143302800000001" table:style-name="ce1">
            <text:p>34.1433028</text:p>
          </table:table-cell>
          <table:table-cell office:value-type="float" office:value="-117.335521" table:style-name="ce1">
            <text:p>-117.335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7:52 AM</text:p>
          </table:table-cell>
          <table:table-cell office:value-type="string" table:style-name="ce1">
            <text:p>25700 BLOCK OF EDGEMONT CT SAN BERNARDINO COUNTY</text:p>
          </table:table-cell>
          <table:table-cell office:value-type="float" office:value="34.152054199999988" table:style-name="ce1">
            <text:p>34.1520542</text:p>
          </table:table-cell>
          <table:table-cell office:value-type="float" office:value="-117.2420709" table:style-name="ce1">
            <text:p>-117.24207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8:21 AM</text:p>
          </table:table-cell>
          <table:table-cell office:value-type="string" table:style-name="ce1">
            <text:p>25100 BLOCK OF E 19TH ST SAN BERNARDINO COUNTY</text:p>
          </table:table-cell>
          <table:table-cell office:value-type="float" office:value="34.131808999999997" table:style-name="ce1">
            <text:p>34.131809</text:p>
          </table:table-cell>
          <table:table-cell office:value-type="float" office:value="-117.256102" table:style-name="ce1">
            <text:p>-117.2561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9:24 AM</text:p>
          </table:table-cell>
          <table:table-cell office:value-type="string" table:style-name="ce1">
            <text:p>1400 BLOCK OF MARION AVE SAN BERNARDINO COUNTY</text:p>
          </table:table-cell>
          <table:table-cell office:value-type="float" office:value="34.2283708" table:style-name="ce1">
            <text:p>34.2283708</text:p>
          </table:table-cell>
          <table:table-cell office:value-type="float" office:value="-117.40787690000001" table:style-name="ce1">
            <text:p>-117.40787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09:32 AM</text:p>
          </table:table-cell>
          <table:table-cell office:value-type="string" table:style-name="ce1">
            <text:p>26200 BLOCK OF 23RD ST SAN BERNARDINO COUNTY</text:p>
          </table:table-cell>
          <table:table-cell office:value-type="float" office:value="34.137048200000002" table:style-name="ce1">
            <text:p>34.1370482</text:p>
          </table:table-cell>
          <table:table-cell office:value-type="float" office:value="-117.310185" table:style-name="ce1">
            <text:p>-117.3101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11:27 AM</text:p>
          </table:table-cell>
          <table:table-cell office:value-type="string" table:style-name="ce1">
            <text:p>7100 BLOCK OF TIPPECANOE AVE SAN BERNARDINO COUNTY</text:p>
          </table:table-cell>
          <table:table-cell office:value-type="float" office:value="34.0661597" table:style-name="ce1">
            <text:p>34.0661597</text:p>
          </table:table-cell>
          <table:table-cell office:value-type="float" office:value="-117.2612831" table:style-name="ce1">
            <text:p>-117.2612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2/19</text:p>
          </table:table-cell>
          <table:table-cell office:value-type="string" table:style-name="ce1">
            <text:p>11:33 AM</text:p>
          </table:table-cell>
          <table:table-cell office:value-type="string" table:style-name="ce1">
            <text:p>600 BLOCK OF E 3RD ST SAN BERNARDINO COUNTY</text:p>
          </table:table-cell>
          <table:table-cell office:value-type="float" office:value="34.104308799999998" table:style-name="ce1">
            <text:p>34.1043088</text:p>
          </table:table-cell>
          <table:table-cell office:value-type="float" office:value="-117.2731687" table:style-name="ce1">
            <text:p>-117.2731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12:48 PM</text:p>
          </table:table-cell>
          <table:table-cell office:value-type="string" table:style-name="ce1">
            <text:p>2300 BLOCK OF N OSBUN RD SAN BERNARDINO COUNTY</text:p>
          </table:table-cell>
          <table:table-cell office:value-type="float" office:value="34.137506600000002" table:style-name="ce1">
            <text:p>34.1375066</text:p>
          </table:table-cell>
          <table:table-cell office:value-type="float" office:value="-117.24827070000001" table:style-name="ce1">
            <text:p>-117.24827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3:05 PM</text:p>
          </table:table-cell>
          <table:table-cell office:value-type="string" table:style-name="ce1">
            <text:p>2100 BLOCK OF W BLAKE ST SAN BERNARDINO COUNTY</text:p>
          </table:table-cell>
          <table:table-cell office:value-type="float" office:value="34.150575199999999" table:style-name="ce1">
            <text:p>34.1505752</text:p>
          </table:table-cell>
          <table:table-cell office:value-type="float" office:value="-117.339882" table:style-name="ce1">
            <text:p>-117.3398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4:28 PM</text:p>
          </table:table-cell>
          <table:table-cell office:value-type="string" table:style-name="ce1">
            <text:p>25200 BLOCK OF FISHER ST SAN BERNARDINO COUNTY</text:p>
          </table:table-cell>
          <table:table-cell office:value-type="float" office:value="34.1261644" table:style-name="ce1">
            <text:p>34.1261644</text:p>
          </table:table-cell>
          <table:table-cell office:value-type="float" office:value="-117.2545269" table:style-name="ce1">
            <text:p>-117.25452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ft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4:31 PM</text:p>
          </table:table-cell>
          <table:table-cell office:value-type="string" table:style-name="ce1">
            <text:p>2400 BLOCK OF W 2ND AVE SAN BERNARDINO COUNTY</text:p>
          </table:table-cell>
          <table:table-cell office:value-type="float" office:value="34.163187399999998" table:style-name="ce1">
            <text:p>34.1631874</text:p>
          </table:table-cell>
          <table:table-cell office:value-type="float" office:value="-117.3529789" table:style-name="ce1">
            <text:p>-117.35297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dalism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4:55 PM</text:p>
          </table:table-cell>
          <table:table-cell office:value-type="string" table:style-name="ce1">
            <text:p>14900 BLOCK OF STATE HWY 138 SAN BERNARDINO COUNTY</text:p>
          </table:table-cell>
          <table:table-cell office:value-type="float" office:value="34.2925045" table:style-name="ce1">
            <text:p>34.2925045</text:p>
          </table:table-cell>
          <table:table-cell office:value-type="float" office:value="-117.3422142" table:style-name="ce1">
            <text:p>-117.3422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1:25 AM</text:p>
          </table:table-cell>
          <table:table-cell office:value-type="string" table:style-name="ce1">
            <text:p>5400 BLOCK OF OSBUN RD SAN BERNARDINO COUNTY</text:p>
          </table:table-cell>
          <table:table-cell office:value-type="float" office:value="34.155839899999997" table:style-name="ce1">
            <text:p>34.1558399</text:p>
          </table:table-cell>
          <table:table-cell office:value-type="float" office:value="-117.2483651" table:style-name="ce1">
            <text:p>-117.24836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bbery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2:32 AM</text:p>
          </table:table-cell>
          <table:table-cell office:value-type="string" table:style-name="ce1">
            <text:p>2000 BLOCK OF W ADAMS ST SAN BERNARDINO COUNTY</text:p>
          </table:table-cell>
          <table:table-cell office:value-type="float" office:value="34.1378737" table:style-name="ce1">
            <text:p>34.1378737</text:p>
          </table:table-cell>
          <table:table-cell office:value-type="float" office:value="-117.3354604" table:style-name="ce1">
            <text:p>-117.3354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est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5:17 AM</text:p>
          </table:table-cell>
          <table:table-cell office:value-type="string" table:style-name="ce1">
            <text:p>4200 BLOCK OF N 3RD AVE SAN BERNARDINO COUNTY</text:p>
          </table:table-cell>
          <table:table-cell office:value-type="float" office:value="34.171844" table:style-name="ce1">
            <text:p>34.171844</text:p>
          </table:table-cell>
          <table:table-cell office:value-type="float" office:value="-117.3048824" table:style-name="ce1">
            <text:p>-117.30488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sault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9:00 AM</text:p>
          </table:table-cell>
          <table:table-cell office:value-type="string" table:style-name="ce1">
            <text:p>4200 BLOCK OF MOUNTAIN DR SAN BERNARDINO COUNTY</text:p>
          </table:table-cell>
          <table:table-cell office:value-type="float" office:value="34.171833800000002" table:style-name="ce1">
            <text:p>34.1718338</text:p>
          </table:table-cell>
          <table:table-cell office:value-type="float" office:value="-117.3070625" table:style-name="ce1">
            <text:p>-117.3070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9:10 AM</text:p>
          </table:table-cell>
          <table:table-cell office:value-type="string" table:style-name="ce1">
            <text:p>7100 BLOCK OF TIPPECANOE AVE SAN BERNARDINO COUNTY</text:p>
          </table:table-cell>
          <table:table-cell office:value-type="float" office:value="34.0661597" table:style-name="ce1">
            <text:p>34.0661597</text:p>
          </table:table-cell>
          <table:table-cell office:value-type="float" office:value="-117.2612831" table:style-name="ce1">
            <text:p>-117.2612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09:27 AM</text:p>
          </table:table-cell>
          <table:table-cell office:value-type="string" table:style-name="ce1">
            <text:p>6700 BLOCK OF GOLONDRINA DR SAN BERNARDINO COUNTY</text:p>
          </table:table-cell>
          <table:table-cell office:value-type="float" office:value="34.132072399999998" table:style-name="ce1">
            <text:p>34.1320724</text:p>
          </table:table-cell>
          <table:table-cell office:value-type="float" office:value="-117.246635" table:style-name="ce1">
            <text:p>-117.2466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office:value-type="string" table:style-name="ce1">
            <text:p>01/01/19</text:p>
          </table:table-cell>
          <table:table-cell office:value-type="string" table:style-name="ce1">
            <text:p>12:02 AM</text:p>
          </table:table-cell>
          <table:table-cell office:value-type="string" table:style-name="ce1">
            <text:p>2000 BLOCK OF W PORTER ST SAN BERNARDINO COUNTY</text:p>
          </table:table-cell>
          <table:table-cell office:value-type="float" office:value="34.141860000000001" table:style-name="ce1">
            <text:p>34.14186</text:p>
          </table:table-cell>
          <table:table-cell office:value-type="float" office:value="-117.33567840000001" table:style-name="ce1">
            <text:p>-117.335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ooting</text:p>
          </table:table-cell>
          <table:table-cell table:style-name="ce1"/>
          <table:table-cell office:value-type="string" table:style-name="ce1">
            <text:p>01/01/19. 12:07 AM.</text:p>
          </table:table-cell>
          <table:table-cell office:value-type="string" table:style-name="ce1">
            <text:p>1300 BLOCK OF E MARSHALL BLVD SAN BERNARDINO COUNTY</text:p>
          </table:table-cell>
          <table:table-cell table:number-columns-repeated="16380" table:style-name="ce1"/>
        </table:table-row>
        <table:table-row table:number-rows-repeated="10479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Brett Evrist</dc:creator>
    <dc:date>2019-03-03T08:31:52Z</dc:date>
  </office:meta>
</office:document-meta>
</file>